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84cm"/>
    </style:style>
    <style:style style:name="co2" style:family="table-column">
      <style:table-column-properties fo:break-before="auto" style:column-width="11.603cm"/>
    </style:style>
    <style:style style:name="co4" style:family="table-column">
      <style:table-column-properties fo:break-before="auto" style:column-width="6.025cm"/>
    </style:style>
    <style:style style:name="co5" style:family="table-column">
      <style:table-column-properties fo:break-before="auto" style:column-width="9.818cm"/>
    </style:style>
    <style:style style:name="co6" style:family="table-column">
      <style:table-column-properties fo:break-before="auto" style:column-width="8.005cm"/>
    </style:style>
    <style:style style:name="co3" style:family="table-column">
      <style:table-column-properties fo:break-before="auto" style:column-width="2.267cm"/>
    </style:style>
    <style:style style:name="co10" style:family="table-column">
      <style:table-column-properties fo:break-before="auto" style:column-width="2.612cm"/>
    </style:style>
    <style:style style:name="co11" style:family="table-column">
      <style:table-column-properties fo:break-before="auto" style:column-width="2.418cm"/>
    </style:style>
    <style:style style:name="co12" style:family="table-column">
      <style:table-column-properties fo:break-before="auto" style:column-width="2.806cm"/>
    </style:style>
    <style:style style:name="co13" style:family="table-column">
      <style:table-column-properties fo:break-before="auto" style:column-width="4.491cm"/>
    </style:style>
    <style:style style:name="co14" style:family="table-column">
      <style:table-column-properties fo:break-before="auto" style:column-width="5.08cm"/>
    </style:style>
    <style:style style:name="co15" style:family="table-column">
      <style:table-column-properties fo:break-before="auto" style:column-width="8.458cm"/>
    </style:style>
    <style:style style:name="co16" style:family="table-column">
      <style:table-column-properties fo:break-before="auto" style:column-width="6.941cm"/>
    </style:style>
    <style:style style:name="co17" style:family="table-column">
      <style:table-column-properties fo:break-before="auto" style:column-width="19.341cm"/>
    </style:style>
    <style:style style:name="co18" style:family="table-column">
      <style:table-column-properties fo:break-before="auto" style:column-width="4.817cm"/>
    </style:style>
    <style:style style:name="co19" style:family="table-column">
      <style:table-column-properties fo:break-before="auto" style:column-width="10.149cm"/>
    </style:style>
    <style:style style:name="co20" style:family="table-column">
      <style:table-column-properties fo:break-before="auto" style:column-width="6.137cm"/>
    </style:style>
    <style:style style:name="co21" style:family="table-column">
      <style:table-column-properties fo:break-before="auto" style:column-width="0.803cm"/>
    </style:style>
    <style:style style:name="co22" style:family="table-column">
      <style:table-column-properties fo:break-before="auto" style:column-width="0.852cm"/>
    </style:style>
    <style:style style:name="co23" style:family="table-column">
      <style:table-column-properties fo:break-before="auto" style:column-width="0.949cm"/>
    </style:style>
    <style:style style:name="co24" style:family="table-column">
      <style:table-column-properties fo:break-before="auto" style:column-width="2.223cm"/>
    </style:style>
    <style:style style:name="co25" style:family="table-column">
      <style:table-column-properties fo:break-before="auto" style:column-width="1.275cm"/>
    </style:style>
    <style:style style:name="co26" style:family="table-column">
      <style:table-column-properties fo:break-before="auto" style:column-width="1.374cm"/>
    </style:style>
    <style:style style:name="co27" style:family="table-column">
      <style:table-column-properties fo:break-before="auto" style:column-width="1.21cm"/>
    </style:style>
    <style:style style:name="co28" style:family="table-column">
      <style:table-column-properties fo:break-before="auto" style:column-width="1.605cm"/>
    </style:style>
    <style:style style:name="co29" style:family="table-column">
      <style:table-column-properties fo:break-before="auto" style:column-width="1.293cm"/>
    </style:style>
    <style:style style:name="co30" style:family="table-column">
      <style:table-column-properties fo:break-before="auto" style:column-width="2.101cm"/>
    </style:style>
    <style:style style:name="co31" style:family="table-column">
      <style:table-column-properties fo:break-before="auto" style:column-width="1.012cm"/>
    </style:style>
    <style:style style:name="co32" style:family="table-column">
      <style:table-column-properties fo:break-before="auto" style:column-width="1.289cm"/>
    </style:style>
    <style:style style:name="co33" style:family="table-column">
      <style:table-column-properties fo:break-before="auto" style:column-width="3.612cm"/>
    </style:style>
    <style:style style:name="co34" style:family="table-column">
      <style:table-column-properties fo:break-before="auto" style:column-width="8.996cm"/>
    </style:style>
    <style:style style:name="co35" style:family="table-column">
      <style:table-column-properties fo:break-before="auto" style:column-width="6.525cm"/>
    </style:style>
    <style:style style:name="co36" style:family="table-column">
      <style:table-column-properties fo:break-before="auto" style:column-width="6.331cm"/>
    </style:style>
    <style:style style:name="co37" style:family="table-column">
      <style:table-column-properties fo:break-before="auto" style:column-width="5.221cm"/>
    </style:style>
    <style:style style:name="co38" style:family="table-column">
      <style:table-column-properties fo:break-before="auto" style:column-width="5.943cm"/>
    </style:style>
    <style:style style:name="co39" style:family="table-column">
      <style:table-column-properties fo:break-before="auto" style:column-width="4.805cm"/>
    </style:style>
    <style:style style:name="co40" style:family="table-column">
      <style:table-column-properties fo:break-before="auto" style:column-width="3.861cm"/>
    </style:style>
    <style:style style:name="co41" style:family="table-column">
      <style:table-column-properties fo:break-before="auto" style:column-width="6.72cm"/>
    </style:style>
    <style:style style:name="co42" style:family="table-column">
      <style:table-column-properties fo:break-before="auto" style:column-width="5.249cm"/>
    </style:style>
    <style:style style:name="co43" style:family="table-column">
      <style:table-column-properties fo:break-before="auto" style:column-width="4.944cm"/>
    </style:style>
    <style:style style:name="co44" style:family="table-column">
      <style:table-column-properties fo:break-before="auto" style:column-width="6.082cm"/>
    </style:style>
    <style:style style:name="co45" style:family="table-column">
      <style:table-column-properties fo:break-before="auto" style:column-width="3.473cm"/>
    </style:style>
    <style:style style:name="co46" style:family="table-column">
      <style:table-column-properties fo:break-before="auto" style:column-width="3.75cm"/>
    </style:style>
    <style:style style:name="co47" style:family="table-column">
      <style:table-column-properties fo:break-before="auto" style:column-width="5.027cm"/>
    </style:style>
    <style:style style:name="co48" style:family="table-column">
      <style:table-column-properties fo:break-before="auto" style:column-width="8.079cm"/>
    </style:style>
    <style:style style:name="co49" style:family="table-column">
      <style:table-column-properties fo:break-before="auto" style:column-width="4.029cm"/>
    </style:style>
    <style:style style:name="co50" style:family="table-column">
      <style:table-column-properties fo:break-before="auto" style:column-width="3.223cm"/>
    </style:style>
    <style:style style:name="co51" style:family="table-column">
      <style:table-column-properties fo:break-before="auto" style:column-width="2.78cm"/>
    </style:style>
    <style:style style:name="co52" style:family="table-column">
      <style:table-column-properties fo:break-before="auto" style:column-width="4.389cm"/>
    </style:style>
    <style:style style:name="co53" style:family="table-column">
      <style:table-column-properties fo:break-before="auto" style:column-width="3.057cm"/>
    </style:style>
    <style:style style:name="co54" style:family="table-column">
      <style:table-column-properties fo:break-before="auto" style:column-width="3.334cm"/>
    </style:style>
    <style:style style:name="co55" style:family="table-column">
      <style:table-column-properties fo:break-before="auto" style:column-width="2.669cm"/>
    </style:style>
    <style:style style:name="co56" style:family="table-column">
      <style:table-column-properties fo:break-before="auto" style:column-width="4.138cm"/>
    </style:style>
    <style:style style:name="co57" style:family="table-column">
      <style:table-column-properties fo:break-before="auto" style:column-width="2.863cm"/>
    </style:style>
    <style:style style:name="co58" style:family="table-column">
      <style:table-column-properties fo:break-before="auto" style:column-width="2.695cm"/>
    </style:style>
    <style:style style:name="co59" style:family="table-column">
      <style:table-column-properties fo:break-before="auto" style:column-width="5.999cm"/>
    </style:style>
    <style:style style:name="co60" style:family="table-column">
      <style:table-column-properties fo:break-before="auto" style:column-width="3.373cm"/>
    </style:style>
    <style:style style:name="co61" style:family="table-column">
      <style:table-column-properties fo:break-before="auto" style:column-width="10.366cm"/>
    </style:style>
    <style:style style:name="co62" style:family="table-column">
      <style:table-column-properties fo:break-before="auto" style:column-width="9.197cm"/>
    </style:style>
    <style:style style:name="co63" style:family="table-column">
      <style:table-column-properties fo:break-before="auto" style:column-width="9.313cm"/>
    </style:style>
    <style:style style:name="co64" style:family="table-column">
      <style:table-column-properties fo:break-before="auto" style:column-width="6.225cm"/>
    </style:style>
    <style:style style:name="co65" style:family="table-column">
      <style:table-column-properties fo:break-before="auto" style:column-width="3.337cm"/>
    </style:style>
    <style:style style:name="co66" style:family="table-column">
      <style:table-column-properties fo:break-before="auto" style:column-width="4.639cm"/>
    </style:style>
    <style:style style:name="co67" style:family="table-column">
      <style:table-column-properties fo:break-before="auto" style:column-width="3.979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0.707cm" fo:break-before="auto" style:use-optimal-row-height="true"/>
    </style:style>
    <style:style style:name="ro8" style:family="table-row">
      <style:table-row-properties style:row-height="4.263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3.422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5.106cm" fo:break-before="auto" style:use-optimal-row-height="true"/>
    </style:style>
    <style:style style:name="ro9" style:family="table-row">
      <style:table-row-properties style:row-height="0.46cm" fo:break-before="auto" style:use-optimal-row-height="true"/>
    </style:style>
    <style:style style:name="ro15" style:family="table-row">
      <style:table-row-properties style:row-height="0.66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able-cell-properties fo:wrap-option="wrap"/>
      <style:text-properties fo:font-size="16pt" fo:font-weight="bold" style:font-size-asian="16pt" style:font-weight-asian="bold" style:font-size-complex="16pt" style:font-weight-complex="bold"/>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style:paragraph-properties fo:text-align="center" fo:margin-left="0cm"/>
      <style:text-properties fo:font-size="16pt" fo:font-weight="bold" style:font-size-asian="16pt" style:font-weight-asian="bold" style:font-size-complex="16pt" style:font-weight-complex="bold"/>
    </style:style>
    <style:style style:name="ce5"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fo:background-color="#ffcc00" style:text-align-source="fix" style:repeat-content="false"/>
      <style:paragraph-properties fo:text-align="center" fo:margin-left="0cm"/>
    </style: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6" style:family="table-cell" style:parent-style-name="Default">
      <style:table-cell-properties fo:background-color="#ff3333"/>
    </style:style>
    <style:style style:name="ce7" style:family="table-cell" style:parent-style-name="Default">
      <style:table-cell-properties fo:background-color="#ffcc00"/>
    </style:style>
    <style:style style:name="ce8" style:family="table-cell" style:parent-style-name="Default" style:data-style-name="N37"/>
    <style:style style:name="ce9" style:family="table-cell" style:parent-style-name="Default">
      <style:table-cell-properties fo:background-color="#ff3333" style:text-align-source="fix" style:repeat-content="false"/>
      <style:paragraph-properties fo:text-align="center" fo:margin-left="0cm"/>
    </style:style>
    <style:style style:name="ce13" style:family="table-cell" style:parent-style-name="Default">
      <style:table-cell-properties fo:background-color="#66ff66"/>
    </style:style>
    <style:style style:name="ce14" style:family="table-cell" style:parent-style-name="Default">
      <style:table-cell-properties fo:background-color="#ffffff"/>
    </style:style>
    <style:style style:name="ce15" style:family="table-cell" style:parent-style-name="Default">
      <style:table-cell-properties style:text-align-source="fix" style:repeat-content="false"/>
      <style:paragraph-properties fo:text-align="center" fo:margin-left="0cm"/>
      <style:text-properties fo:font-size="14pt" fo:font-weight="bold" style:font-size-asian="14pt" style:font-weight-asian="bold" style:font-size-complex="14pt" style:font-weight-complex="bold"/>
    </style:style>
    <style:style style:name="ce16" style:family="table-cell" style:parent-style-name="Default">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office:automatic-styles>
  <office:body>
    <office:spreadsheet>
      <table:table table:name="Resume" table:style-name="ta1" table:print="false">
        <office:forms form:automatic-focus="false" form:apply-design-mode="false"/>
        <table:table-column table:style-name="co1" table:default-cell-style-name="Default"/>
        <table:table-column table:style-name="co2" table:default-cell-style-name="Default"/>
        <table:table-row table:style-name="ro1">
          <table:table-cell office:value-type="string">
            <text:p>Title</text:p>
          </table:table-cell>
          <table:table-cell office:value-type="string">
            <text:p>World's guild</text:p>
          </table:table-cell>
        </table:table-row>
        <table:table-row table:style-name="ro2">
          <table:table-cell office:value-type="string">
            <text:p>Pitch</text:p>
          </table:table-cell>
          <table:table-cell office:value-type="string">
            <text:p>Recrute des bouseux et forme les à devenir des héros. </text:p>
            <text:p>Envoit les au 4 coins du monde pour grandir et amasser des richesses</text:p>
          </table:table-cell>
        </table:table-row>
        <table:table-row table:style-name="ro1">
          <table:table-cell office:value-type="string">
            <text:p>Genre</text:p>
          </table:table-cell>
          <table:table-cell office:value-type="string">
            <text:p>RPG / Idle game</text:p>
          </table:table-cell>
        </table:table-row>
        <table:table-row table:style-name="ro1">
          <table:table-cell office:value-type="string">
            <text:p>Camera</text:p>
          </table:table-cell>
          <table:table-cell office:value-type="string">
            <text:p>Top down</text:p>
          </table:table-cell>
        </table:table-row>
        <table:table-row table:style-name="ro3">
          <table:table-cell office:value-type="string">
            <text:p>Audience</text:p>
          </table:table-cell>
          <table:table-cell office:value-type="string">
            <text:p>Mid core </text:p>
            <text:p>Fan de building</text:p>
            <text:p>Fan de zero à héro</text:p>
            <text:p>Du défi mais pas impossible</text:p>
          </table:table-cell>
        </table:table-row>
        <table:table-row table:style-name="ro3">
          <table:table-cell office:value-type="string">
            <text:p>Experience</text:p>
          </table:table-cell>
          <table:table-cell office:value-type="string">
            <text:p>Auto battler en mode wow</text:p>
            <text:p>Zéro à hero</text:p>
            <text:p>Building en mode créativité</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 sur une map / donjon</text:p>
            <text:p>Build de tes héros</text:p>
            <text:p>Raid / donjon</text:p>
            <text:p/>
          </table:table-cell>
        </table:table-row>
        <table:table-row table:style-name="ro5">
          <table:table-cell office:value-type="string">
            <text:p>Idée</text:p>
          </table:table-cell>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pacification /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
      <table:table table:name="Plan" table:style-name="ta1" table:print="false">
        <office:forms form:automatic-focus="false" form:apply-design-mode="false"/>
        <table:table-column table:style-name="co4" table:default-cell-style-name="Default"/>
        <table:table-column table:style-name="co5" table:default-cell-style-name="ce3"/>
        <table:table-column table:style-name="co6" table:default-cell-style-name="ce5"/>
        <table:table-row table:style-name="ro7">
          <table:table-cell table:style-name="ce1" office:value-type="string">
            <text:p>Task</text:p>
          </table:table-cell>
          <table:table-cell table:style-name="ce2" office:value-type="string">
            <text:p>Detail</text:p>
          </table:table-cell>
          <table:table-cell table:style-name="ce4" office:value-type="string">
            <text:p>Done</text:p>
          </table:table-cell>
        </table:table-row>
        <table:table-row table:style-name="ro5">
          <table:table-cell office:value-type="string">
            <text:p>GD global hub</text:p>
          </table:table-cell>
          <table:table-cell/>
          <table:table-cell office:value-type="string">
            <text:p>x</text:p>
          </table:table-cell>
        </table:table-row>
        <table:table-row table:style-name="ro5">
          <table:table-cell office:value-type="string">
            <text:p>GD global mission</text:p>
          </table:table-cell>
          <table:table-cell table:number-columns-repeated="2"/>
        </table:table-row>
        <table:table-row table:style-name="ro8">
          <table:table-cell office:value-type="string">
            <text:p>Definir proto ultra minimaliste</text:p>
          </table:table-cell>
          <table:table-cell office:value-type="string">
            <text:p>Test Boucle gameplay</text:p>
            <text:p>Test Cam angle + Graph</text:p>
            <text:p>Test Auto battler</text:p>
            <text:p>Test Character custo</text:p>
            <text:p>Test HUB civil / Idle</text:p>
            <text:p>Test Donjon / Raid</text:p>
            <text:p>Test blessure</text:p>
            <text:p>Test permadeath</text:p>
            <text:p>Test Mission survival (mana / cd / endurance …)</text:p>
            <text:p>Test custo ia ?</text:p>
          </table:table-cell>
          <table:table-cell/>
        </table:table-row>
        <table:table-row table:style-name="ro5">
          <table:table-cell office:value-type="string">
            <text:p>Proto v1</text:p>
          </table:table-cell>
          <table:table-cell table:number-columns-repeated="2"/>
        </table:table-row>
        <table:table-row table:style-name="ro5">
          <table:table-cell office:value-type="string">
            <text:p>Test</text:p>
          </table:table-cell>
          <table:table-cell table:number-columns-repeated="2"/>
        </table:table-row>
        <table:table-row table:style-name="ro1">
          <table:table-cell office:value-type="string">
            <text:p>Buisness plan</text:p>
          </table:table-cell>
          <table:table-cell table:number-columns-repeated="2"/>
        </table:table-row>
        <table:table-row table:style-name="ro1">
          <table:table-cell office:value-type="string">
            <text:p>All GD</text:p>
          </table:table-cell>
          <table:table-cell table:number-columns-repeated="2"/>
        </table:table-row>
        <table:table-row table:style-name="ro1">
          <table:table-cell office:value-type="string">
            <text:p>Rectifier Buisness plan</text:p>
          </table:table-cell>
          <table:table-cell table:number-columns-repeated="2"/>
        </table:table-row>
        <table:table-row table:style-name="ro1">
          <table:table-cell office:value-type="string">
            <text:p>Definir toutes les taches</text:p>
          </table:table-cell>
          <table:table-cell table:number-columns-repeated="2"/>
        </table:table-row>
        <table:table-row table:style-name="ro5">
          <table:table-cell office:value-type="string">
            <text:p>Prioriser</text:p>
          </table:table-cell>
          <table:table-cell table:number-columns-repeated="2"/>
        </table:table-row>
        <table:table-row table:style-name="ro5">
          <table:table-cell office:value-type="string">
            <text:p>Planning</text:p>
          </table:table-cell>
          <table:table-cell table:number-columns-repeated="2"/>
        </table:table-row>
        <table:table-row table:style-name="ro5" table:number-rows-repeated="1048563">
          <table:table-cell table:number-columns-repeated="3"/>
        </table:table-row>
        <table:table-row table:style-name="ro5">
          <table:table-cell table:number-columns-repeated="3"/>
        </table:table-row>
      </table:table>
      <table:table table:name="Proto V1" table:style-name="ta1" table:print="false">
        <office:forms form:automatic-focus="false" form:apply-design-mode="false"/>
        <table:table-column table:style-name="co65" table:default-cell-style-name="Default"/>
        <table:table-column table:style-name="co3" table:number-columns-repeated="5" table:default-cell-style-name="Default"/>
        <table:table-column table:style-name="co66" table:default-cell-style-name="Default"/>
        <table:table-column table:style-name="co3" table:number-columns-repeated="2" table:default-cell-style-name="Default"/>
        <table:table-column table:style-name="co67" table:default-cell-style-name="Default"/>
        <table:table-column table:style-name="co3" table:default-cell-style-name="Default"/>
        <table:table-row table:style-name="ro5">
          <table:table-cell office:value-type="string">
            <text:p>Task</text:p>
          </table:table-cell>
          <table:table-cell office:value-type="string">
            <text:p>Category</text:p>
          </table:table-cell>
          <table:table-cell table:number-columns-repeated="4"/>
          <table:table-cell office:value-type="string">
            <text:p>To Test</text:p>
          </table:table-cell>
          <table:table-cell office:value-type="string">
            <text:p>Category</text:p>
          </table:table-cell>
          <table:table-cell/>
          <table:table-cell office:value-type="string">
            <text:p>GD Tasks</text:p>
          </table:table-cell>
          <table:table-cell/>
        </table:table-row>
        <table:table-row table:style-name="ro5">
          <table:table-cell office:value-type="string">
            <text:p>Camera</text:p>
          </table:table-cell>
          <table:table-cell office:value-type="string">
            <text:p>Exploration</text:p>
          </table:table-cell>
          <table:table-cell table:number-columns-repeated="4"/>
          <table:table-cell office:value-type="string">
            <text:p>Camera</text:p>
          </table:table-cell>
          <table:table-cell office:value-type="string">
            <text:p>Exploration</text:p>
          </table:table-cell>
          <table:table-cell/>
          <table:table-cell office:value-type="string">
            <text:p>Camera libre</text:p>
          </table:table-cell>
          <table:table-cell/>
        </table:table-row>
        <table:table-row table:style-name="ro5">
          <table:table-cell office:value-type="string">
            <text:p>Entity Stats</text:p>
          </table:table-cell>
          <table:table-cell office:value-type="string">
            <text:p>Exploration</text:p>
          </table:table-cell>
          <table:table-cell table:number-columns-repeated="4"/>
          <table:table-cell office:value-type="string">
            <text:p>Auto battle</text:p>
          </table:table-cell>
          <table:table-cell office:value-type="string">
            <text:p>Exploration</text:p>
          </table:table-cell>
          <table:table-cell/>
          <table:table-cell office:value-type="string">
            <text:p>Camera pondéré</text:p>
          </table:table-cell>
          <table:table-cell/>
        </table:table-row>
        <table:table-row table:style-name="ro5">
          <table:table-cell office:value-type="string">
            <text:p>Hero</text:p>
          </table:table-cell>
          <table:table-cell office:value-type="string">
            <text:p>Exploration</text:p>
          </table:table-cell>
          <table:table-cell table:number-columns-repeated="4"/>
          <table:table-cell office:value-type="string">
            <text:p>Spawn des monstres</text:p>
          </table:table-cell>
          <table:table-cell office:value-type="string">
            <text:p>Exploration</text:p>
          </table:table-cell>
          <table:table-cell/>
          <table:table-cell office:value-type="string">
            <text:p>List des branches</text:p>
          </table:table-cell>
          <table:table-cell/>
        </table:table-row>
        <table:table-row table:style-name="ro5">
          <table:table-cell office:value-type="string">
            <text:p>Enemy</text:p>
          </table:table-cell>
          <table:table-cell office:value-type="string">
            <text:p>Exploration</text:p>
          </table:table-cell>
          <table:table-cell table:number-columns-repeated="4"/>
          <table:table-cell office:value-type="string">
            <text:p>IA Enemy / Hero</text:p>
          </table:table-cell>
          <table:table-cell office:value-type="string">
            <text:p>Exploration</text:p>
          </table:table-cell>
          <table:table-cell/>
          <table:table-cell office:value-type="string">
            <text:p>List des passives</text:p>
          </table:table-cell>
          <table:table-cell/>
        </table:table-row>
        <table:table-row table:style-name="ro5">
          <table:table-cell office:value-type="string">
            <text:p>IA Hero</text:p>
          </table:table-cell>
          <table:table-cell table:number-columns-repeated="5"/>
          <table:table-cell office:value-type="string">
            <text:p>Coffre à loot</text:p>
          </table:table-cell>
          <table:table-cell office:value-type="string">
            <text:p>Exploration</text:p>
          </table:table-cell>
          <table:table-cell/>
          <table:table-cell office:value-type="string">
            <text:p>List des skills</text:p>
          </table:table-cell>
          <table:table-cell/>
        </table:table-row>
        <table:table-row table:style-name="ro5">
          <table:table-cell office:value-type="string">
            <text:p>IA Enemy</text:p>
          </table:table-cell>
          <table:table-cell table:number-columns-repeated="5"/>
          <table:table-cell office:value-type="string">
            <text:p>Trap</text:p>
          </table:table-cell>
          <table:table-cell office:value-type="string">
            <text:p>Exploration</text:p>
          </table:table-cell>
          <table:table-cell/>
          <table:table-cell office:value-type="string">
            <text:p>List des conds unlocks</text:p>
          </table:table-cell>
          <table:table-cell/>
        </table:table-row>
        <table:table-row table:style-name="ro9">
          <table:table-cell office:value-type="string">
            <text:p>Auto battle</text:p>
          </table:table-cell>
          <table:table-cell table:number-columns-repeated="5"/>
          <table:table-cell office:value-type="string">
            <text:p>Ressources à exploité</text:p>
          </table:table-cell>
          <table:table-cell office:value-type="string">
            <text:p>Exploration</text:p>
          </table:table-cell>
          <table:table-cell/>
          <table:table-cell office:value-type="string">
            <text:p>Branche x civil work</text:p>
          </table:table-cell>
          <table:table-cell office:value-type="string">
            <text:p>x</text:p>
          </table:table-cell>
        </table:table-row>
        <table:table-row table:style-name="ro5">
          <table:table-cell office:value-type="string">
            <text:p>Donjon Generation</text:p>
          </table:table-cell>
          <table:table-cell table:number-columns-repeated="5"/>
          <table:table-cell office:value-type="string">
            <text:p>Fin du donjon</text:p>
          </table:table-cell>
          <table:table-cell office:value-type="string">
            <text:p>Exploration</text:p>
          </table:table-cell>
          <table:table-cell/>
          <table:table-cell office:value-type="string">
            <text:p>List des affliction</text:p>
          </table:table-cell>
          <table:table-cell/>
        </table:table-row>
        <table:table-row table:style-name="ro5">
          <table:table-cell table:number-columns-repeated="6"/>
          <table:table-cell office:value-type="string">
            <text:p>Boss</text:p>
          </table:table-cell>
          <table:table-cell office:value-type="string">
            <text:p>Exploration</text:p>
          </table:table-cell>
          <table:table-cell/>
          <table:table-cell office:value-type="string">
            <text:p>List des buff / debuff</text:p>
          </table:table-cell>
          <table:table-cell/>
        </table:table-row>
        <table:table-row table:style-name="ro9">
          <table:table-cell table:number-columns-repeated="6"/>
          <table:table-cell office:value-type="string">
            <text:p>Portal out</text:p>
          </table:table-cell>
          <table:table-cell office:value-type="string">
            <text:p>Exploration</text:p>
          </table:table-cell>
          <table:table-cell/>
          <table:table-cell office:value-type="string">
            <text:p>Stats combat</text:p>
          </table:table-cell>
          <table:table-cell office:value-type="string">
            <text:p>x</text:p>
          </table:table-cell>
        </table:table-row>
        <table:table-row table:style-name="ro9">
          <table:table-cell table:number-columns-repeated="6"/>
          <table:table-cell office:value-type="string">
            <text:p>Blessure</text:p>
          </table:table-cell>
          <table:table-cell office:value-type="string">
            <text:p>Exploration</text:p>
          </table:table-cell>
          <table:table-cell/>
          <table:table-cell office:value-type="string">
            <text:p>Stats civil</text:p>
          </table:table-cell>
          <table:table-cell office:value-type="string">
            <text:p>x</text:p>
          </table:table-cell>
        </table:table-row>
        <table:table-row table:style-name="ro5">
          <table:table-cell table:number-columns-repeated="6"/>
          <table:table-cell office:value-type="string">
            <text:p>Permadeath</text:p>
          </table:table-cell>
          <table:table-cell office:value-type="string">
            <text:p>Exploration</text:p>
          </table:table-cell>
          <table:table-cell/>
          <table:table-cell office:value-type="string">
            <text:p>Grow stats</text:p>
          </table:table-cell>
          <table:table-cell/>
        </table:table-row>
        <table:table-row table:style-name="ro9">
          <table:table-cell table:number-columns-repeated="6"/>
          <table:table-cell office:value-type="string">
            <text:p>System d'aggro</text:p>
          </table:table-cell>
          <table:table-cell office:value-type="string">
            <text:p>Exploration</text:p>
          </table:table-cell>
          <table:table-cell/>
          <table:table-cell office:value-type="string">
            <text:p>Lvl up / lvl max</text:p>
          </table:table-cell>
          <table:table-cell office:value-type="string">
            <text:p>x</text:p>
          </table:table-cell>
        </table:table-row>
        <table:table-row table:style-name="ro5">
          <table:table-cell table:number-columns-repeated="9"/>
          <table:table-cell office:value-type="string">
            <text:p>List des traits</text:p>
          </table:table-cell>
          <table:table-cell/>
        </table:table-row>
        <table:table-row table:style-name="ro9">
          <table:table-cell table:number-columns-repeated="6"/>
          <table:table-cell office:value-type="string">
            <text:p>Construire ta ville</text:p>
          </table:table-cell>
          <table:table-cell office:value-type="string">
            <text:p>HUB</text:p>
          </table:table-cell>
          <table:table-cell/>
          <table:table-cell office:value-type="string">
            <text:p>Races diff</text:p>
          </table:table-cell>
          <table:table-cell office:value-type="string">
            <text:p>x</text:p>
          </table:table-cell>
        </table:table-row>
        <table:table-row table:style-name="ro5">
          <table:table-cell table:number-columns-repeated="6"/>
          <table:table-cell office:value-type="string">
            <text:p>La vie en ville</text:p>
          </table:table-cell>
          <table:table-cell office:value-type="string">
            <text:p>HUB</text:p>
          </table:table-cell>
          <table:table-cell/>
          <table:table-cell office:value-type="string">
            <text:p>IA Heros</text:p>
          </table:table-cell>
          <table:table-cell office:value-type="string">
            <text:p>x</text:p>
          </table:table-cell>
        </table:table-row>
        <table:table-row table:style-name="ro5">
          <table:table-cell table:number-columns-repeated="6"/>
          <table:table-cell office:value-type="string">
            <text:p>Recycler héro en civile</text:p>
          </table:table-cell>
          <table:table-cell office:value-type="string">
            <text:p>HUB</text:p>
          </table:table-cell>
          <table:table-cell/>
          <table:table-cell office:value-type="string">
            <text:p>IA Enemy</text:p>
          </table:table-cell>
          <table:table-cell office:value-type="string">
            <text:p>x</text:p>
          </table:table-cell>
        </table:table-row>
        <table:table-row table:style-name="ro5">
          <table:table-cell table:number-columns-repeated="6"/>
          <table:table-cell office:value-type="string">
            <text:p>Recrute héro</text:p>
          </table:table-cell>
          <table:table-cell office:value-type="string">
            <text:p>HUB</text:p>
          </table:table-cell>
          <table:table-cell/>
          <table:table-cell office:value-type="string">
            <text:p>Traps</text:p>
          </table:table-cell>
          <table:table-cell/>
        </table:table-row>
        <table:table-row table:style-name="ro5">
          <table:table-cell table:number-columns-repeated="6"/>
          <table:table-cell office:value-type="string">
            <text:p>Farmer</text:p>
          </table:table-cell>
          <table:table-cell office:value-type="string">
            <text:p>HUB</text:p>
          </table:table-cell>
          <table:table-cell/>
          <table:table-cell office:value-type="string">
            <text:p>Detections traps</text:p>
          </table:table-cell>
          <table:table-cell/>
        </table:table-row>
        <table:table-row table:style-name="ro5">
          <table:table-cell table:number-columns-repeated="6"/>
          <table:table-cell office:value-type="string">
            <text:p>Forgeron</text:p>
          </table:table-cell>
          <table:table-cell office:value-type="string">
            <text:p>HUB</text:p>
          </table:table-cell>
          <table:table-cell/>
          <table:table-cell office:value-type="string">
            <text:p>Disarm traps</text:p>
          </table:table-cell>
          <table:table-cell/>
        </table:table-row>
        <table:table-row table:style-name="ro5">
          <table:table-cell table:number-columns-repeated="6"/>
          <table:table-cell office:value-type="string">
            <text:p>Academie</text:p>
          </table:table-cell>
          <table:table-cell office:value-type="string">
            <text:p>HUB</text:p>
          </table:table-cell>
          <table:table-cell/>
          <table:table-cell office:value-type="string">
            <text:p>Coffre</text:p>
          </table:table-cell>
          <table:table-cell/>
        </table:table-row>
        <table:table-row table:style-name="ro5">
          <table:table-cell table:number-columns-repeated="6"/>
          <table:table-cell office:value-type="string">
            <text:p>Page d'un héro</text:p>
          </table:table-cell>
          <table:table-cell office:value-type="string">
            <text:p>HUB</text:p>
          </table:table-cell>
          <table:table-cell/>
          <table:table-cell office:value-type="string">
            <text:p>Loots generations</text:p>
          </table:table-cell>
          <table:table-cell/>
        </table:table-row>
        <table:table-row table:style-name="ro5">
          <table:table-cell table:number-columns-repeated="6"/>
          <table:table-cell office:value-type="string">
            <text:p>List héro</text:p>
          </table:table-cell>
          <table:table-cell office:value-type="string">
            <text:p>HUB</text:p>
          </table:table-cell>
          <table:table-cell/>
          <table:table-cell office:value-type="string">
            <text:p>Equipment generations</text:p>
          </table:table-cell>
          <table:table-cell/>
        </table:table-row>
        <table:table-row table:style-name="ro5">
          <table:table-cell table:number-columns-repeated="6"/>
          <table:table-cell office:value-type="string">
            <text:p>Send Héros en missions</text:p>
          </table:table-cell>
          <table:table-cell office:value-type="string">
            <text:p>HUB</text:p>
          </table:table-cell>
          <table:table-cell/>
          <table:table-cell office:value-type="string">
            <text:p>Equipment requirement</text:p>
          </table:table-cell>
          <table:table-cell/>
        </table:table-row>
        <table:table-row table:style-name="ro5">
          <table:table-cell table:number-columns-repeated="6"/>
          <table:table-cell office:value-type="string">
            <text:p>Le farm passif</text:p>
          </table:table-cell>
          <table:table-cell office:value-type="string">
            <text:p>HUB</text:p>
          </table:table-cell>
          <table:table-cell/>
          <table:table-cell office:value-type="string">
            <text:p>Ressources à exploiter</text:p>
          </table:table-cell>
          <table:table-cell/>
        </table:table-row>
        <table:table-row table:style-name="ro5">
          <table:table-cell table:number-columns-repeated="6"/>
          <table:table-cell office:value-type="string">
            <text:p>Craft</text:p>
          </table:table-cell>
          <table:table-cell office:value-type="string">
            <text:p>HUB</text:p>
          </table:table-cell>
          <table:table-cell/>
          <table:table-cell office:value-type="string">
            <text:p>Portal</text:p>
          </table:table-cell>
          <table:table-cell/>
        </table:table-row>
        <table:table-row table:style-name="ro5">
          <table:table-cell table:number-columns-repeated="6"/>
          <table:table-cell office:value-type="string">
            <text:p>Auto craft</text:p>
          </table:table-cell>
          <table:table-cell office:value-type="string">
            <text:p>HUB</text:p>
          </table:table-cell>
          <table:table-cell/>
          <table:table-cell office:value-type="string">
            <text:p>Fin de donjon</text:p>
          </table:table-cell>
          <table:table-cell/>
        </table:table-row>
        <table:table-row table:style-name="ro5">
          <table:table-cell table:number-columns-repeated="6"/>
          <table:table-cell office:value-type="string">
            <text:p>Sell</text:p>
          </table:table-cell>
          <table:table-cell office:value-type="string">
            <text:p>HUB</text:p>
          </table:table-cell>
          <table:table-cell/>
          <table:table-cell office:value-type="string">
            <text:p>List des blessures</text:p>
          </table:table-cell>
          <table:table-cell/>
        </table:table-row>
        <table:table-row table:style-name="ro5">
          <table:table-cell table:number-columns-repeated="6"/>
          <table:table-cell office:value-type="string">
            <text:p>Auto sell</text:p>
          </table:table-cell>
          <table:table-cell office:value-type="string">
            <text:p>HUB</text:p>
          </table:table-cell>
          <table:table-cell/>
          <table:table-cell office:value-type="string">
            <text:p>Blessure tmp / a vie</text:p>
          </table:table-cell>
          <table:table-cell/>
        </table:table-row>
        <table:table-row table:style-name="ro5">
          <table:table-cell table:number-columns-repeated="9"/>
          <table:table-cell office:value-type="string">
            <text:p>Permadeath</text:p>
          </table:table-cell>
          <table:table-cell/>
        </table:table-row>
        <table:table-row table:style-name="ro5">
          <table:table-cell table:number-columns-repeated="6"/>
          <table:table-cell office:value-type="string">
            <text:p>Donjon</text:p>
          </table:table-cell>
          <table:table-cell office:value-type="string">
            <text:p>Mission</text:p>
          </table:table-cell>
          <table:table-cell/>
          <table:table-cell office:value-type="string">
            <text:p>System d'aggro</text:p>
          </table:table-cell>
          <table:table-cell/>
        </table:table-row>
        <table:table-row table:style-name="ro5">
          <table:table-cell table:number-columns-repeated="6"/>
          <table:table-cell office:value-type="string">
            <text:p>Waves</text:p>
          </table:table-cell>
          <table:table-cell office:value-type="string">
            <text:p>Mission</text:p>
          </table:table-cell>
          <table:table-cell/>
          <table:table-cell office:value-type="string">
            <text:p>UI / UX Explo</text:p>
          </table:table-cell>
          <table:table-cell/>
        </table:table-row>
        <table:table-row table:style-name="ro5">
          <table:table-cell table:number-columns-repeated="6"/>
          <table:table-cell office:value-type="string">
            <text:p>Raid</text:p>
          </table:table-cell>
          <table:table-cell office:value-type="string">
            <text:p>Mission</text:p>
          </table:table-cell>
          <table:table-cell table:number-columns-repeated="3"/>
        </table:table-row>
        <table:table-row table:style-name="ro5">
          <table:table-cell table:number-columns-repeated="6"/>
          <table:table-cell office:value-type="string">
            <text:p>Auto repeat mission</text:p>
          </table:table-cell>
          <table:table-cell office:value-type="string">
            <text:p>Mission</text:p>
          </table:table-cell>
          <table:table-cell/>
          <table:table-cell office:value-type="string">
            <text:p>HUB start</text:p>
          </table:table-cell>
          <table:table-cell/>
        </table:table-row>
        <table:table-row table:style-name="ro5">
          <table:table-cell table:number-columns-repeated="6"/>
          <table:table-cell office:value-type="string">
            <text:p>World map</text:p>
          </table:table-cell>
          <table:table-cell office:value-type="string">
            <text:p>Mission</text:p>
          </table:table-cell>
          <table:table-cell/>
          <table:table-cell office:value-type="string">
            <text:p>HUB mid</text:p>
          </table:table-cell>
          <table:table-cell/>
        </table:table-row>
        <table:table-row table:style-name="ro5">
          <table:table-cell table:number-columns-repeated="9"/>
          <table:table-cell office:value-type="string">
            <text:p>HUB end</text:p>
          </table:table-cell>
          <table:table-cell/>
        </table:table-row>
        <table:table-row table:style-name="ro9">
          <table:table-cell table:number-columns-repeated="6"/>
          <table:table-cell office:value-type="string">
            <text:p>Traits</text:p>
          </table:table-cell>
          <table:table-cell office:value-type="string">
            <text:p>Custo héro</text:p>
          </table:table-cell>
          <table:table-cell/>
          <table:table-cell office:value-type="string">
            <text:p>La vie en ville</text:p>
          </table:table-cell>
          <table:table-cell office:value-type="string">
            <text:p>x</text:p>
          </table:table-cell>
        </table:table-row>
        <table:table-row table:style-name="ro9">
          <table:table-cell table:number-columns-repeated="6"/>
          <table:table-cell office:value-type="string">
            <text:p>Branches</text:p>
          </table:table-cell>
          <table:table-cell office:value-type="string">
            <text:p>Custo héro</text:p>
          </table:table-cell>
          <table:table-cell/>
          <table:table-cell office:value-type="string">
            <text:p>Recruter un héros</text:p>
          </table:table-cell>
          <table:table-cell office:value-type="string">
            <text:p>x</text:p>
          </table:table-cell>
        </table:table-row>
        <table:table-row table:style-name="ro5">
          <table:table-cell table:number-columns-repeated="6"/>
          <table:table-cell office:value-type="string">
            <text:p>Unlock branche selon cond</text:p>
          </table:table-cell>
          <table:table-cell office:value-type="string">
            <text:p>Custo héro</text:p>
          </table:table-cell>
          <table:table-cell/>
          <table:table-cell office:value-type="string">
            <text:p>Hero en civile </text:p>
          </table:table-cell>
          <table:table-cell/>
        </table:table-row>
        <table:table-row table:style-name="ro5">
          <table:table-cell table:number-columns-repeated="6"/>
          <table:table-cell office:value-type="string">
            <text:p>Proificient branche</text:p>
          </table:table-cell>
          <table:table-cell office:value-type="string">
            <text:p>Custo héro</text:p>
          </table:table-cell>
          <table:table-cell/>
          <table:table-cell office:value-type="string">
            <text:p>Inter mission</text:p>
          </table:table-cell>
          <table:table-cell/>
        </table:table-row>
        <table:table-row table:style-name="ro9">
          <table:table-cell table:number-columns-repeated="6"/>
          <table:table-cell office:value-type="string">
            <text:p>Lvl up =&gt; grow stats</text:p>
          </table:table-cell>
          <table:table-cell office:value-type="string">
            <text:p>Custo héro</text:p>
          </table:table-cell>
          <table:table-cell/>
          <table:table-cell office:value-type="string">
            <text:p>Facility : Farmer</text:p>
          </table:table-cell>
          <table:table-cell office:value-type="string">
            <text:p>x</text:p>
          </table:table-cell>
        </table:table-row>
        <table:table-row table:style-name="ro9">
          <table:table-cell table:number-columns-repeated="6"/>
          <table:table-cell office:value-type="string">
            <text:p>Equipment</text:p>
          </table:table-cell>
          <table:table-cell office:value-type="string">
            <text:p>Custo héro</text:p>
          </table:table-cell>
          <table:table-cell/>
          <table:table-cell office:value-type="string">
            <text:p>Facility : Forgeron</text:p>
          </table:table-cell>
          <table:table-cell office:value-type="string">
            <text:p>x</text:p>
          </table:table-cell>
        </table:table-row>
        <table:table-row table:style-name="ro9">
          <table:table-cell table:number-columns-repeated="6"/>
          <table:table-cell office:value-type="string">
            <text:p>New recrute</text:p>
          </table:table-cell>
          <table:table-cell office:value-type="string">
            <text:p>Custo héro</text:p>
          </table:table-cell>
          <table:table-cell/>
          <table:table-cell office:value-type="string">
            <text:p>Facility : Academie</text:p>
          </table:table-cell>
          <table:table-cell office:value-type="string">
            <text:p>x</text:p>
          </table:table-cell>
        </table:table-row>
        <table:table-row table:style-name="ro9">
          <table:table-cell table:number-columns-repeated="6"/>
          <table:table-cell office:value-type="string">
            <text:p>Skill dans branches</text:p>
          </table:table-cell>
          <table:table-cell office:value-type="string">
            <text:p>Custo héro</text:p>
          </table:table-cell>
          <table:table-cell/>
          <table:table-cell office:value-type="string">
            <text:p>Detail de héro</text:p>
          </table:table-cell>
          <table:table-cell office:value-type="string">
            <text:p>x</text:p>
          </table:table-cell>
        </table:table-row>
        <table:table-row table:style-name="ro9">
          <table:table-cell table:number-columns-repeated="9"/>
          <table:table-cell office:value-type="string">
            <text:p>UI list héros</text:p>
          </table:table-cell>
          <table:table-cell office:value-type="string">
            <text:p>x</text:p>
          </table:table-cell>
        </table:table-row>
        <table:table-row table:style-name="ro5">
          <table:table-cell table:number-columns-repeated="6"/>
          <table:table-cell office:value-type="string">
            <text:p>Currencies</text:p>
          </table:table-cell>
          <table:table-cell office:value-type="string">
            <text:p>Misc</text:p>
          </table:table-cell>
          <table:table-cell/>
          <table:table-cell office:value-type="string">
            <text:p>UI / UX HUB</text:p>
          </table:table-cell>
          <table:table-cell/>
        </table:table-row>
        <table:table-row table:style-name="ro5">
          <table:table-cell table:number-columns-repeated="6"/>
          <table:table-cell office:value-type="string">
            <text:p>Time management</text:p>
          </table:table-cell>
          <table:table-cell office:value-type="string">
            <text:p>Misc</text:p>
          </table:table-cell>
          <table:table-cell/>
          <table:table-cell office:value-type="string">
            <text:p>Missions</text:p>
          </table:table-cell>
          <table:table-cell/>
        </table:table-row>
        <table:table-row table:style-name="ro9">
          <table:table-cell table:number-columns-repeated="9"/>
          <table:table-cell office:value-type="string">
            <text:p>Farm passif</text:p>
          </table:table-cell>
          <table:table-cell office:value-type="string">
            <text:p>x</text:p>
          </table:table-cell>
        </table:table-row>
        <table:table-row table:style-name="ro9">
          <table:table-cell table:number-columns-repeated="9"/>
          <table:table-cell office:value-type="string">
            <text:p>Craft</text:p>
          </table:table-cell>
          <table:table-cell office:value-type="string">
            <text:p>x</text:p>
          </table:table-cell>
        </table:table-row>
        <table:table-row table:style-name="ro9">
          <table:table-cell table:number-columns-repeated="9"/>
          <table:table-cell office:value-type="string">
            <text:p>Sell / dez</text:p>
          </table:table-cell>
          <table:table-cell office:value-type="string">
            <text:p>x</text:p>
          </table:table-cell>
        </table:table-row>
        <table:table-row table:style-name="ro5">
          <table:table-cell table:number-columns-repeated="11"/>
        </table:table-row>
        <table:table-row table:style-name="ro5">
          <table:table-cell table:number-columns-repeated="9"/>
          <table:table-cell office:value-type="string">
            <text:p>Donjon (gen / règles)</text:p>
          </table:table-cell>
          <table:table-cell/>
        </table:table-row>
        <table:table-row table:style-name="ro5">
          <table:table-cell table:number-columns-repeated="9"/>
          <table:table-cell office:value-type="string">
            <text:p>World map </text:p>
          </table:table-cell>
          <table:table-cell/>
        </table:table-row>
        <table:table-row table:style-name="ro5">
          <table:table-cell table:number-columns-repeated="9"/>
          <table:table-cell office:value-type="string">
            <text:p>Waves</text:p>
          </table:table-cell>
          <table:table-cell/>
        </table:table-row>
        <table:table-row table:style-name="ro5">
          <table:table-cell table:number-columns-repeated="9"/>
          <table:table-cell office:value-type="string">
            <text:p>Raid</text:p>
          </table:table-cell>
          <table:table-cell/>
        </table:table-row>
        <table:table-row table:style-name="ro5">
          <table:table-cell table:number-columns-repeated="9"/>
          <table:table-cell office:value-type="string">
            <text:p>Tool</text:p>
          </table:table-cell>
          <table:table-cell/>
        </table:table-row>
        <table:table-row table:style-name="ro5">
          <table:table-cell table:number-columns-repeated="11"/>
        </table:table-row>
        <table:table-row table:style-name="ro5">
          <table:table-cell table:number-columns-repeated="9"/>
          <table:table-cell office:value-type="string">
            <text:p>Traits</text:p>
          </table:table-cell>
          <table:table-cell office:value-type="string">
            <text:p>x</text:p>
          </table:table-cell>
        </table:table-row>
        <table:table-row table:style-name="ro5">
          <table:table-cell table:number-columns-repeated="9"/>
          <table:table-cell office:value-type="string">
            <text:p>Races</text:p>
          </table:table-cell>
          <table:table-cell office:value-type="string">
            <text:p>x</text:p>
          </table:table-cell>
        </table:table-row>
        <table:table-row table:style-name="ro5">
          <table:table-cell table:number-columns-repeated="9"/>
          <table:table-cell office:value-type="string">
            <text:p>Branches</text:p>
          </table:table-cell>
          <table:table-cell office:value-type="string">
            <text:p>x</text:p>
          </table:table-cell>
        </table:table-row>
        <table:table-row table:style-name="ro5">
          <table:table-cell table:number-columns-repeated="9"/>
          <table:table-cell office:value-type="string">
            <text:p>Proificient</text:p>
          </table:table-cell>
          <table:table-cell office:value-type="string">
            <text:p>x</text:p>
          </table:table-cell>
        </table:table-row>
        <table:table-row table:style-name="ro5">
          <table:table-cell table:number-columns-repeated="9"/>
          <table:table-cell office:value-type="string">
            <text:p>Level</text:p>
          </table:table-cell>
          <table:table-cell office:value-type="string">
            <text:p>x</text:p>
          </table:table-cell>
        </table:table-row>
        <table:table-row table:style-name="ro5">
          <table:table-cell table:number-columns-repeated="9"/>
          <table:table-cell office:value-type="string">
            <text:p>Stats civil</text:p>
          </table:table-cell>
          <table:table-cell office:value-type="string">
            <text:p>x</text:p>
          </table:table-cell>
        </table:table-row>
        <table:table-row table:style-name="ro5">
          <table:table-cell table:number-columns-repeated="9"/>
          <table:table-cell office:value-type="string">
            <text:p>Stats explo</text:p>
          </table:table-cell>
          <table:table-cell office:value-type="string">
            <text:p>x</text:p>
          </table:table-cell>
        </table:table-row>
        <table:table-row table:style-name="ro5">
          <table:table-cell table:number-columns-repeated="9"/>
          <table:table-cell office:value-type="string">
            <text:p>Skills</text:p>
          </table:table-cell>
          <table:table-cell office:value-type="string">
            <text:p>x</text:p>
          </table:table-cell>
        </table:table-row>
      </table:table>
      <table:table table:name="Feuille3" table:style-name="ta1" table:print="false">
        <office:forms form:automatic-focus="false" form:apply-design-mode="false"/>
        <table:table-column table:style-name="co3" table:number-columns-repeated="11"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text:p>Stats</text:p>
          </table:table-cell>
          <table:table-cell/>
          <table:table-cell office:value-type="string">
            <text:p>Element</text:p>
          </table:table-cell>
          <table:table-cell office:value-type="string">
            <text:p>Chaos</text:p>
          </table:table-cell>
          <table:table-cell office:value-type="string">
            <text:p>Physics</text:p>
          </table:table-cell>
          <table:table-cell office:value-type="string">
            <text:p>Global</text:p>
          </table:table-cell>
          <table:table-cell office:value-type="string">
            <text:p>Common</text:p>
          </table:table-cell>
          <table:table-cell table:number-columns-repeated="3"/>
          <table:table-cell office:value-type="string">
            <text:p>Skill Stats</text:p>
          </table:table-cell>
          <table:table-cell/>
          <table:table-cell office:value-type="string">
            <text:p>ProjLauncher</text:p>
          </table:table-cell>
          <table:table-cell office:value-type="string">
            <text:p>ActionLauncher</text:p>
          </table:table-cell>
        </table:table-row>
        <table:table-row table:style-name="ro1">
          <table:table-cell table:number-columns-repeated="2"/>
          <table:table-cell office:value-type="string">
            <text:p>Res</text:p>
          </table:table-cell>
          <table:table-cell office:value-type="string">
            <text:p>Res</text:p>
          </table:table-cell>
          <table:table-cell office:value-type="string">
            <text:p>Armor</text:p>
          </table:table-cell>
          <table:table-cell office:value-type="string">
            <text:p>Crit</text:p>
          </table:table-cell>
          <table:table-cell office:value-type="string">
            <text:p>SkillSpeed</text:p>
          </table:table-cell>
          <table:table-cell table:number-columns-repeated="3"/>
          <table:table-cell office:value-type="string">
            <text:p>Mana Cost</text:p>
          </table:table-cell>
          <table:table-cell/>
          <table:table-cell office:value-type="string">
            <text:p>Event</text:p>
          </table:table-cell>
          <table:table-cell office:value-type="string">
            <text:p>Event</text:p>
          </table:table-cell>
        </table:table-row>
        <table:table-row table:style-name="ro1">
          <table:table-cell table:number-columns-repeated="4"/>
          <table:table-cell office:value-type="string">
            <text:p>Dodge</text:p>
          </table:table-cell>
          <table:table-cell office:value-type="string">
            <text:p>Pen</text:p>
          </table:table-cell>
          <table:table-cell office:value-type="string">
            <text:p>AS</text:p>
          </table:table-cell>
          <table:table-cell table:number-columns-repeated="3"/>
          <table:table-cell office:value-type="string">
            <text:p>CD</text:p>
          </table:table-cell>
          <table:table-cell table:number-columns-repeated="2"/>
          <table:table-cell office:value-type="string">
            <text:p>DMG_Type</text:p>
          </table:table-cell>
        </table:table-row>
        <table:table-row table:style-name="ro1">
          <table:table-cell table:number-columns-repeated="4"/>
          <table:table-cell office:value-type="string">
            <text:p>Block</text:p>
          </table:table-cell>
          <table:table-cell office:value-type="string">
            <text:p>Acc</text:p>
          </table:table-cell>
          <table:table-cell office:value-type="string">
            <text:p>MS</text:p>
          </table:table-cell>
          <table:table-cell table:number-columns-repeated="3"/>
          <table:table-cell office:value-type="string">
            <text:p>Range</text:p>
          </table:table-cell>
          <table:table-cell/>
          <table:table-cell office:value-type="string">
            <text:p>From</text:p>
          </table:table-cell>
          <table:table-cell office:value-type="string">
            <text:p>DMG_Coef</text:p>
          </table:table-cell>
        </table:table-row>
        <table:table-row table:style-name="ro1">
          <table:table-cell table:number-columns-repeated="6"/>
          <table:table-cell office:value-type="string">
            <text:p>HP</text:p>
          </table:table-cell>
          <table:table-cell table:number-columns-repeated="3"/>
          <table:table-cell office:value-type="string">
            <text:p>TargetType</text:p>
          </table:table-cell>
          <table:table-cell/>
          <table:table-cell office:value-type="string">
            <text:p>To</text:p>
          </table:table-cell>
          <table:table-cell office:value-type="string">
            <text:p>AOE_R</text:p>
          </table:table-cell>
        </table:table-row>
        <table:table-row table:style-name="ro5">
          <table:table-cell table:number-columns-repeated="6"/>
          <table:table-cell office:value-type="string">
            <text:p>MP</text:p>
          </table:table-cell>
          <table:table-cell table:number-columns-repeated="5"/>
          <table:table-cell office:value-type="string">
            <text:p>Speed</text:p>
          </table:table-cell>
          <table:table-cell/>
        </table:table-row>
        <table:table-row table:style-name="ro5">
          <table:table-cell table:number-columns-repeated="6"/>
          <table:table-cell office:value-type="string">
            <text:p>HP_R</text:p>
          </table:table-cell>
          <table:table-cell table:number-columns-repeated="7"/>
        </table:table-row>
        <table:table-row table:style-name="ro1">
          <table:table-cell table:number-columns-repeated="6"/>
          <table:table-cell office:value-type="string">
            <text:p>MP_R</text:p>
          </table:table-cell>
          <table:table-cell table:number-columns-repeated="3"/>
          <table:table-cell office:value-type="string">
            <text:p>PL Ids</text:p>
          </table:table-cell>
          <table:table-cell/>
          <table:table-cell table:number-columns-repeated="2" office:value-type="string">
            <text:p>FX</text:p>
          </table:table-cell>
        </table:table-row>
        <table:table-row table:style-name="ro1">
          <table:table-cell table:number-columns-repeated="6"/>
          <table:table-cell office:value-type="string">
            <text:p>ES</text:p>
          </table:table-cell>
          <table:table-cell table:number-columns-repeated="3"/>
          <table:table-cell office:value-type="string">
            <text:p>AL Ids</text:p>
          </table:table-cell>
          <table:table-cell table:number-columns-repeated="3"/>
        </table:table-row>
        <table:table-row table:style-name="ro5">
          <table:table-cell table:number-columns-repeated="14"/>
        </table:table-row>
        <table:table-row table:style-name="ro5">
          <table:table-cell table:number-columns-repeated="6"/>
          <table:table-cell office:value-type="string">
            <text:p>STR</text:p>
          </table:table-cell>
          <table:table-cell table:number-columns-repeated="7"/>
        </table:table-row>
        <table:table-row table:style-name="ro5">
          <table:table-cell table:number-columns-repeated="6"/>
          <table:table-cell office:value-type="string">
            <text:p>DEX</text:p>
          </table:table-cell>
          <table:table-cell table:number-columns-repeated="7"/>
        </table:table-row>
        <table:table-row table:style-name="ro5">
          <table:table-cell table:number-columns-repeated="6"/>
          <table:table-cell office:value-type="string">
            <text:p>INT</text:p>
          </table:table-cell>
          <table:table-cell table:number-columns-repeated="7"/>
        </table:table-row>
        <table:table-row table:style-name="ro5">
          <table:table-cell table:number-columns-repeated="14"/>
        </table:table-row>
        <table:table-row table:style-name="ro5">
          <table:table-cell table:number-columns-repeated="5"/>
          <table:table-cell table:number-columns-repeated="2" office:value-type="string">
            <text:p>DMG</text:p>
          </table:table-cell>
          <table:table-cell table:number-columns-repeated="7"/>
        </table:table-row>
      </table:table>
      <table:table table:name="Auto battler" table:style-name="ta1" table:print="false">
        <office:forms form:automatic-focus="false" form:apply-design-mode="false"/>
        <table:table-column table:style-name="co13" table:default-cell-style-name="Default"/>
        <table:table-column table:style-name="co3" table:number-columns-repeated="2" table:default-cell-style-name="Default"/>
        <table:table-row table:style-name="ro5">
          <table:table-cell office:value-type="string">
            <text:p>Idée</text:p>
          </table:table-cell>
          <table:table-cell office:value-type="string">
            <text:p>PRO</text:p>
          </table:table-cell>
          <table:table-cell office:value-type="string">
            <text:p>CON</text:p>
          </table:table-cell>
        </table:table-row>
        <table:table-row table:style-name="ro1">
          <table:table-cell office:value-type="string">
            <text:p>Tactical T/T</text:p>
          </table:table-cell>
          <table:table-cell table:number-columns-repeated="2"/>
        </table:table-row>
        <table:table-row table:style-name="ro1">
          <table:table-cell office:value-type="string">
            <text:p>Top down temps réel</text:p>
          </table:table-cell>
          <table:table-cell table:number-columns-repeated="2"/>
        </table:table-row>
        <table:table-row table:style-name="ro1">
          <table:table-cell office:value-type="string">
            <text:p>Static portraits temps réel</text:p>
          </table:table-cell>
          <table:table-cell table:number-columns-repeated="2"/>
        </table:table-row>
      </table:table>
      <table:table table:name="Simplification WIP" table:style-name="ta1" table:print="false">
        <table:table-column table:style-name="co14" table:default-cell-style-name="Default"/>
        <table:table-column table:style-name="co15" table:default-cell-style-name="Default"/>
        <table:table-column table:style-name="co3" table:default-cell-style-name="Default"/>
        <table:table-row table:style-name="ro1">
          <table:table-cell office:value-type="string">
            <text:p>Validé</text:p>
          </table:table-cell>
          <table:table-cell office:value-type="string">
            <text:p>Question</text:p>
          </table:table-cell>
          <table:table-cell office:value-type="string">
            <text:p>Delete</text:p>
          </table:table-cell>
        </table:table-row>
        <table:table-row table:style-name="ro1">
          <table:table-cell office:value-type="string">
            <text:p>Arbre de talent freelance</text:p>
          </table:table-cell>
          <table:table-cell office:value-type="string">
            <text:p>Equipment</text:p>
          </table:table-cell>
          <table:table-cell office:value-type="string">
            <text:p>Friendly fire</text:p>
          </table:table-cell>
        </table:table-row>
        <table:table-row table:style-name="ro1">
          <table:table-cell office:value-type="string">
            <text:p>AutoBattler temps réel</text:p>
          </table:table-cell>
          <table:table-cell office:value-type="string">
            <text:p>Croissance de stats</text:p>
          </table:table-cell>
          <table:table-cell office:value-type="string">
            <text:p>Proificience </text:p>
          </table:table-cell>
        </table:table-row>
        <table:table-row table:style-name="ro1">
          <table:table-cell office:value-type="string">
            <text:p>Donjon</text:p>
          </table:table-cell>
          <table:table-cell office:value-type="string">
            <text:p>Map à la wow</text:p>
          </table:table-cell>
          <table:table-cell/>
        </table:table-row>
        <table:table-row table:style-name="ro5">
          <table:table-cell/>
          <table:table-cell office:value-type="string">
            <text:p>Gain de traits</text:p>
          </table:table-cell>
          <table:table-cell/>
        </table:table-row>
        <table:table-row table:style-name="ro1">
          <table:table-cell office:value-type="string">
            <text:p>Gameplay 2D</text:p>
          </table:table-cell>
          <table:table-cell office:value-type="string">
            <text:p>Recolte</text:p>
          </table:table-cell>
          <table:table-cell/>
        </table:table-row>
        <table:table-row table:style-name="ro1">
          <table:table-cell office:value-type="string">
            <text:p>Team d'aventurier</text:p>
          </table:table-cell>
          <table:table-cell office:value-type="string">
            <text:p>Donjon / zone partagé </text:p>
          </table:table-cell>
          <table:table-cell/>
        </table:table-row>
        <table:table-row table:style-name="ro1">
          <table:table-cell office:value-type="string">
            <text:p>Permadeath</text:p>
          </table:table-cell>
          <table:table-cell office:value-type="string">
            <text:p>Deplacement free / case par case</text:p>
          </table:table-cell>
          <table:table-cell/>
        </table:table-row>
        <table:table-row table:style-name="ro1">
          <table:table-cell office:value-type="string">
            <text:p>IA Role (Soutien, DPS, Tank)</text:p>
          </table:table-cell>
          <table:table-cell office:value-type="string">
            <text:p>Accélération du temps</text:p>
          </table:table-cell>
          <table:table-cell/>
        </table:table-row>
        <table:table-row table:style-name="ro5">
          <table:table-cell office:value-type="string">
            <text:p>Ville / guilde a faire grandir</text:p>
          </table:table-cell>
          <table:table-cell office:value-type="string">
            <text:p>Aventurier en poste de guilde</text:p>
          </table:table-cell>
          <table:table-cell/>
        </table:table-row>
        <table:table-row table:style-name="ro5">
          <table:table-cell table:number-columns-repeated="3"/>
        </table:table-row>
        <table:table-row table:style-name="ro1">
          <table:table-cell office:value-type="string">
            <text:p>Boss encounter</text:p>
          </table:table-cell>
          <table:table-cell office:value-type="string">
            <text:p>Fuite</text:p>
          </table:table-cell>
          <table:table-cell/>
        </table:table-row>
        <table:table-row table:style-name="ro5">
          <table:table-cell office:value-type="string">
            <text:p>Mobs</text:p>
          </table:table-cell>
          <table:table-cell table:number-columns-repeated="2"/>
        </table:table-row>
        <table:table-row table:style-name="ro5">
          <table:table-cell office:value-type="string">
            <text:p>Traits au recrutement</text:p>
          </table:table-cell>
          <table:table-cell office:value-type="string">
            <text:p>Camping / endurance pendant exploration</text:p>
          </table:table-cell>
          <table:table-cell/>
        </table:table-row>
        <table:table-row table:style-name="ro1">
          <table:table-cell office:value-type="string">
            <text:p>Donjon procédural</text:p>
          </table:table-cell>
          <table:table-cell office:value-type="string">
            <text:p>Team leader order in fight</text:p>
          </table:table-cell>
          <table:table-cell/>
        </table:table-row>
        <table:table-row table:style-name="ro5">
          <table:table-cell office:value-type="string">
            <text:p>Exploration du donjon</text:p>
          </table:table-cell>
          <table:table-cell table:number-columns-repeated="2"/>
        </table:table-row>
        <table:table-row table:style-name="ro1">
          <table:table-cell office:value-type="string">
            <text:p>Aggro system</text:p>
          </table:table-cell>
          <table:table-cell table:number-columns-repeated="2"/>
        </table:table-row>
        <table:table-row table:style-name="ro1">
          <table:table-cell office:value-type="string">
            <text:p>Side ex : Zelda</text:p>
          </table:table-cell>
          <table:table-cell table:number-columns-repeated="2"/>
        </table:table-row>
        <table:table-row table:style-name="ro1">
          <table:table-cell office:value-type="string">
            <text:p>Grind</text:p>
          </table:table-cell>
          <table:table-cell table:number-columns-repeated="2"/>
        </table:table-row>
      </table:table>
      <table:table table:name="Présentation" table:style-name="ta1" table:print="false">
        <table:table-column table:style-name="co16" table:default-cell-style-name="Default"/>
        <table:table-column table:style-name="co17" table:default-cell-style-name="ce3"/>
        <table:table-row table:style-name="ro1">
          <table:table-cell office:value-type="string">
            <text:p>Title</text:p>
          </table:table-cell>
          <table:table-cell office:value-type="string">
            <text:p>World's guild</text:p>
          </table:table-cell>
        </table:table-row>
        <table:table-row table:style-name="ro6">
          <table:table-cell office:value-type="string">
            <text:p>Pitch</text:p>
          </table:table-cell>
          <table:table-cell office:value-type="string">
            <text:p>Incarne un chef de guild qui veut créer la meilleur guilde du monde. Recrute des aventuriers, entraine les et envoit les au 4 coins du monde. Développe ta guilde et recrute des anciens aventurier pour aider la prochaine génération. Forme des équipes de tes meilleurs aventurier pour affronter les plus grand danger que le monde offre.</text:p>
          </table:table-cell>
        </table:table-row>
        <table:table-row table:style-name="ro1">
          <table:table-cell office:value-type="string">
            <text:p>Genre / sous genre</text:p>
          </table:table-cell>
          <table:table-cell office:value-type="string">
            <text:p>Auto battler / idle game / RPG</text:p>
          </table:table-cell>
        </table:table-row>
        <table:table-row table:style-name="ro5">
          <table:table-cell office:value-type="string">
            <text:p>Etude de marché</text:p>
          </table:table-cell>
          <table:table-cell table:style-name="Default" office:value-type="string">
            <text:p>https://games-stats.com/steam/?tag=idler&amp;tag=rpg&amp;revenue_from=60000&amp;vr=exclude&amp;price_to=35&amp;stats=on&amp;page=1</text:p>
          </table:table-cell>
        </table:table-row>
        <table:table-row table:style-name="ro1">
          <table:table-cell office:value-type="string">
            <text:p>Camera</text:p>
          </table:table-cell>
          <table:table-cell office:value-type="string">
            <text:p>Top down</text:p>
          </table:table-cell>
        </table:table-row>
        <table:table-row table:style-name="ro6">
          <table:table-cell office:value-type="string">
            <text:p>Audience</text:p>
          </table:table-cell>
          <table:table-cell office:value-type="string">
            <text:p>Mid core </text:p>
            <text:p>Fan de building</text:p>
            <text:p>Fan de zero à héro</text:p>
          </table:table-cell>
        </table:table-row>
        <table:table-row table:style-name="ro10">
          <table:table-cell office:value-type="string">
            <text:p>Experience</text:p>
          </table:table-cell>
          <table:table-cell office:value-type="string">
            <text:p>Auto battler</text:p>
            <text:p>Zéro à hero</text:p>
            <text:p>Building en mode créativité</text:p>
            <text:p>Croissance de sa ville / guilde / hub</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text:p>
            <text:p>Build de tes héros</text:p>
            <text:p>Raid / donjon</text:p>
            <text:p>Croissance en idle</text:p>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row table:style-name="ro6" table:number-rows-repeated="1048563">
          <table:table-cell table:number-columns-repeated="2"/>
        </table:table-row>
        <table:table-row table:style-name="ro6">
          <table:table-cell table:number-columns-repeated="2"/>
        </table:table-row>
      </table:table>
      <table:table table:name="CombatAnalyze" table:style-name="ta1" table:print="false">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ce5"/>
        <table:table-column table:style-name="co22" table:default-cell-style-name="ce5"/>
        <table:table-column table:style-name="co23" table:default-cell-style-name="ce5"/>
        <table:table-column table:style-name="co24" table:default-cell-style-name="ce5"/>
        <table:table-column table:style-name="co25" table:default-cell-style-name="ce5"/>
        <table:table-column table:style-name="co26" table:default-cell-style-name="ce5"/>
        <table:table-column table:style-name="co27" table:default-cell-style-name="ce5"/>
        <table:table-column table:style-name="co28" table:default-cell-style-name="ce5"/>
        <table:table-column table:style-name="co29" table:default-cell-style-name="ce5"/>
        <table:table-column table:style-name="co30" table:default-cell-style-name="ce5"/>
        <table:table-column table:style-name="co31" table:default-cell-style-name="ce5"/>
        <table:table-column table:style-name="co32" table:default-cell-style-name="ce5"/>
        <table:table-column table:style-name="co3" table:default-cell-style-name="ce5"/>
        <table:table-column table:style-name="co3" table:number-columns-repeated="1008" table:default-cell-style-name="Default"/>
        <table:table-row table:style-name="ro1">
          <table:table-cell office:value-type="string">
            <text:p>Type</text:p>
          </table:table-cell>
          <table:table-cell office:value-type="string">
            <text:p>Pros</text:p>
          </table:table-cell>
          <table:table-cell office:value-type="string">
            <text:p>Cons</text:p>
          </table:table-cell>
          <table:table-cell office:value-type="string">
            <text:p>TR</text:p>
          </table:table-cell>
          <table:table-cell office:value-type="string">
            <text:p>T/T</text:p>
          </table:table-cell>
          <table:table-cell office:value-type="string">
            <text:p>C/C</text:p>
          </table:table-cell>
          <table:table-cell office:value-type="string">
            <text:p>Préparation</text:p>
          </table:table-cell>
          <table:table-cell office:value-type="string">
            <text:p>Aggro</text:p>
          </table:table-cell>
          <table:table-cell office:value-type="string">
            <text:p>Invocs</text:p>
          </table:table-cell>
          <table:table-cell office:value-type="string">
            <text:p>Move</text:p>
          </table:table-cell>
          <table:table-cell office:value-type="string">
            <text:p>Side SC</text:p>
          </table:table-cell>
          <table:table-cell office:value-type="string">
            <text:p>Arena</text:p>
          </table:table-cell>
          <table:table-cell office:value-type="string">
            <text:p>PermDead</text:p>
          </table:table-cell>
          <table:table-cell office:value-type="string">
            <text:p>LOS</text:p>
          </table:table-cell>
          <table:table-cell office:value-type="string">
            <text:p>Height</text:p>
          </table:table-cell>
          <table:table-cell table:style-name="ce11" office:value-type="string">
            <text:p>Type</text:p>
          </table:table-cell>
          <table:table-cell table:number-columns-repeated="1008"/>
        </table:table-row>
        <table:table-row table:style-name="ro2">
          <table:table-cell table:style-name="ce6" office:value-type="string">
            <text:p>Lootun</text:p>
          </table:table-cell>
          <table:table-cell table:style-name="ce6" office:value-type="string">
            <text:p>Aggro via taunt skill</text:p>
            <text:p>Stats checks simpliste</text:p>
          </table:table-cell>
          <table:table-cell table:style-name="ce6" office:value-type="string">
            <text:p>Strats très anecdotique</text:p>
            <text:p>Pur strats best dps</text:p>
          </table:table-cell>
          <table:table-cell table:style-name="ce9" office:value-type="string">
            <text:p>x</text:p>
          </table:table-cell>
          <table:table-cell table:style-name="ce9" table:number-columns-repeated="3"/>
          <table:table-cell table:style-name="ce9" office:value-type="string">
            <text:p>x</text:p>
          </table:table-cell>
          <table:table-cell table:style-name="ce9" table:number-columns-repeated="7"/>
          <table:table-cell table:style-name="ce9" office:value-type="string">
            <text:p>A</text:p>
          </table:table-cell>
          <table:table-cell table:style-name="ce6" table:number-columns-repeated="1008"/>
        </table:table-row>
        <table:table-row table:style-name="ro6">
          <table:table-cell office:value-type="string">
            <text:p>Despot's game</text:p>
          </table:table-cell>
          <table:table-cell office:value-type="string">
            <text:p>Position pré fight</text:p>
            <text:p>Aggro par proximité</text:p>
            <text:p>Combinaison Heal / DPS / Tank</text:p>
          </table:table-cell>
          <table:table-cell office:value-type="string">
            <text:p>Position pré fight à changer</text:p>
          </table:table-cell>
          <table:table-cell office:value-type="string">
            <text:p>x</text:p>
          </table:table-cell>
          <table:table-cell table:number-columns-repeated="2"/>
          <table:table-cell office:value-type="string">
            <text:p>x</text:p>
          </table:table-cell>
          <table:table-cell/>
          <table:table-cell table:number-columns-repeated="2" office:value-type="string">
            <text:p>x</text:p>
          </table:table-cell>
          <table:table-cell/>
          <table:table-cell table:number-columns-repeated="2" office:value-type="string">
            <text:p>x</text:p>
          </table:table-cell>
          <table:table-cell table:number-columns-repeated="2"/>
          <table:table-cell office:value-type="string">
            <text:p>B</text:p>
          </table:table-cell>
          <table:table-cell table:number-columns-repeated="1008"/>
        </table:table-row>
        <table:table-row table:style-name="ro1">
          <table:table-cell office:value-type="string">
            <text:p>Castle crusher</text:p>
          </table:table-cell>
          <table:table-cell/>
          <table:table-cell office:value-type="string">
            <text:p>Pur dps</text:p>
          </table:table-cell>
          <table:table-cell office:value-type="string">
            <text:p>x</text:p>
          </table:table-cell>
          <table:table-cell table:number-columns-repeated="5"/>
          <table:table-cell table:number-columns-repeated="2" office:value-type="string">
            <text:p>x</text:p>
          </table:table-cell>
          <table:table-cell table:number-columns-repeated="4"/>
          <table:table-cell table:style-name="ce12" office:value-type="string">
            <text:p>B</text:p>
          </table:table-cell>
          <table:table-cell table:number-columns-repeated="1008"/>
        </table:table-row>
        <table:table-row table:style-name="ro6">
          <table:table-cell table:style-name="ce7" office:value-type="string">
            <text:p>Rift Wizard</text:p>
          </table:table-cell>
          <table:table-cell table:style-name="ce7" office:value-type="string">
            <text:p>Bcp d'enemy</text:p>
            <text:p>Grande arène</text:p>
            <text:p>Plus de strats</text:p>
          </table:table-cell>
          <table:table-cell table:style-name="ce7" office:value-type="string">
            <text:p>Couloirs pas pratique</text:p>
          </table:table-cell>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2">
          <table:table-cell table:style-name="ce7" office:value-type="string">
            <text:p>Disgaea</text:p>
          </table:table-cell>
          <table:table-cell table:style-name="ce7" office:value-type="string">
            <text:p>Geopanel</text:p>
            <text:p>Variation d'arène</text:p>
          </table:table-cell>
          <table:table-cell table:style-name="ce7" office:value-type="string">
            <text:p>Equilibré vers pur dps</text:p>
          </table:table-cell>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number-columns-repeated="2"/>
          <table:table-cell table:style-name="ce10" office:value-type="string">
            <text:p>x</text:p>
          </table:table-cell>
          <table:table-cell table:style-name="ce10" office:value-type="string">
            <text:p>C</text:p>
          </table:table-cell>
          <table:table-cell table:style-name="ce7" table:number-columns-repeated="1008"/>
        </table:table-row>
        <table:table-row table:style-name="ro1">
          <table:table-cell table:style-name="ce7" office:value-type="string">
            <text:p>Dofus</text:p>
          </table:table-cell>
          <table:table-cell table:style-name="ce7" office:value-type="string">
            <text:p>Buff centrique</text:p>
          </table:table-cell>
          <table:table-cell table:style-name="ce7"/>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6">
          <table:table-cell table:style-name="ce6" office:value-type="string">
            <text:p>Loot of baal</text:p>
          </table:table-cell>
          <table:table-cell table:style-name="ce6" office:value-type="string">
            <text:p>Self sustain</text:p>
          </table:table-cell>
          <table:table-cell table:style-name="ce6" office:value-type="string">
            <text:p>AOE centrique</text:p>
            <text:p>Magie &gt; all</text:p>
            <text:p>Bcp de stats pour pas grand chose</text:p>
          </table:table-cell>
          <table:table-cell table:style-name="ce9" office:value-type="string">
            <text:p>x</text:p>
          </table:table-cell>
          <table:table-cell table:style-name="ce9" table:number-columns-repeated="3"/>
          <table:table-cell table:number-columns-repeated="2" table:style-name="ce9" office:value-type="string">
            <text:p>x</text:p>
          </table:table-cell>
          <table:table-cell table:style-name="ce9" table:number-columns-repeated="6"/>
          <table:table-cell table:style-name="ce9" office:value-type="string">
            <text:p>A</text:p>
          </table:table-cell>
          <table:table-cell table:style-name="ce6" table:number-columns-repeated="1008"/>
        </table:table-row>
        <table:table-row table:style-name="ro2">
          <table:table-cell office:value-type="string">
            <text:p>The king is watching</text:p>
          </table:table-cell>
          <table:table-cell office:value-type="string">
            <text:p>Army like</text:p>
            <text:p>Boss très gros</text:p>
          </table:table-cell>
          <table:table-cell office:value-type="string">
            <text:p>Peu de profondeur hormis DPS / HP</text:p>
          </table:table-cell>
          <table:table-cell office:value-type="string">
            <text:p>x</text:p>
          </table:table-cell>
          <table:table-cell table:number-columns-repeated="5"/>
          <table:table-cell office:value-type="string">
            <text:p>x</text:p>
          </table:table-cell>
          <table:table-cell/>
          <table:table-cell table:number-columns-repeated="2" office:value-type="string">
            <text:p>x</text:p>
          </table:table-cell>
          <table:table-cell table:number-columns-repeated="2"/>
          <table:table-cell office:value-type="string">
            <text:p>D</text:p>
          </table:table-cell>
          <table:table-cell table:number-columns-repeated="1008"/>
        </table:table-row>
        <table:table-row table:style-name="ro2">
          <table:table-cell office:value-type="string">
            <text:p>9 Kings</text:p>
          </table:table-cell>
          <table:table-cell office:value-type="string">
            <text:p>Army like</text:p>
          </table:table-cell>
          <table:table-cell office:value-type="string">
            <text:p>Peu de profondeur hormis DPS / HP</text:p>
            <text:p>AOE &gt; all</text:p>
          </table:table-cell>
          <table:table-cell office:value-type="string">
            <text:p>x</text:p>
          </table:table-cell>
          <table:table-cell table:number-columns-repeated="4"/>
          <table:table-cell table:number-columns-repeated="2" office:value-type="string">
            <text:p>x</text:p>
          </table:table-cell>
          <table:table-cell/>
          <table:table-cell office:value-type="string">
            <text:p>x</text:p>
          </table:table-cell>
          <table:table-cell table:number-columns-repeated="3"/>
          <table:table-cell office:value-type="string">
            <text:p>D</text:p>
          </table:table-cell>
          <table:table-cell table:number-columns-repeated="1008"/>
        </table:table-row>
        <table:table-row table:style-name="ro6">
          <table:table-cell office:value-type="string">
            <text:p>Deep rock survivor</text:p>
          </table:table-cell>
          <table:table-cell office:value-type="string">
            <text:p>Bcp d'enemy</text:p>
            <text:p>Gros boss</text:p>
            <text:p>Arène changeante</text:p>
          </table:table-cell>
          <table:table-cell/>
          <table:table-cell office:value-type="string">
            <text:p>x</text:p>
          </table:table-cell>
          <table:table-cell table:number-columns-repeated="5"/>
          <table:table-cell office:value-type="string">
            <text:p>x</text:p>
          </table:table-cell>
          <table:table-cell/>
          <table:table-cell office:value-type="string">
            <text:p>x</text:p>
          </table:table-cell>
          <table:table-cell/>
          <table:table-cell office:value-type="string">
            <text:p>x</text:p>
          </table:table-cell>
          <table:table-cell/>
          <table:table-cell office:value-type="string">
            <text:p>E</text:p>
          </table:table-cell>
          <table:table-cell table:number-columns-repeated="1008"/>
        </table:table-row>
        <table:table-row table:style-name="ro3">
          <table:table-cell table:style-name="ce7" office:value-type="string">
            <text:p>TOME 4</text:p>
          </table:table-cell>
          <table:table-cell table:style-name="ce7" office:value-type="string">
            <text:p>Grande Map</text:p>
            <text:p>Bcp d'enemy</text:p>
            <text:p>Grind vibe</text:p>
            <text:p>Variation de playstyle</text:p>
          </table:table-cell>
          <table:table-cell table:style-name="ce7" office:value-type="string">
            <text:p>Boss en grind bof</text:p>
          </table:table-cell>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1">
          <table:table-cell table:style-name="ce6" office:value-type="string">
            <text:p>Mini healer</text:p>
          </table:table-cell>
          <table:table-cell table:style-name="ce6" office:value-type="string">
            <text:p>Placement simplifié</text:p>
          </table:table-cell>
          <table:table-cell table:style-name="ce6" office:value-type="string">
            <text:p>Pur DPS + placement</text:p>
          </table:table-cell>
          <table:table-cell table:style-name="ce9" office:value-type="string">
            <text:p>x</text:p>
          </table:table-cell>
          <table:table-cell table:style-name="ce9" table:number-columns-repeated="5"/>
          <table:table-cell table:number-columns-repeated="3" table:style-name="ce9" office:value-type="string">
            <text:p>x</text:p>
          </table:table-cell>
          <table:table-cell table:style-name="ce9" table:number-columns-repeated="2"/>
          <table:table-cell table:style-name="ce9" office:value-type="string">
            <text:p>x</text:p>
          </table:table-cell>
          <table:table-cell table:style-name="ce9" office:value-type="string">
            <text:p>F</text:p>
          </table:table-cell>
          <table:table-cell table:style-name="ce6" table:number-columns-repeated="1008"/>
        </table:table-row>
        <table:table-row table:style-name="ro3">
          <table:table-cell table:style-name="ce7" office:value-type="string">
            <text:p>The Last spell</text:p>
          </table:table-cell>
          <table:table-cell table:style-name="ce7" office:value-type="string">
            <text:p>Bcp d'enemy</text:p>
            <text:p>Elite</text:p>
            <text:p>Playstyle</text:p>
            <text:p>Switch d'arme</text:p>
          </table:table-cell>
          <table:table-cell table:style-name="ce7" office:value-type="string">
            <text:p>Boss complexe en autobattler</text:p>
            <text:p>Sans défense de ville, a voir</text:p>
          </table:table-cell>
          <table:table-cell table:style-name="ce10"/>
          <table:table-cell table:number-columns-repeated="3" table:style-name="ce10" office:value-type="string">
            <text:p>x</text:p>
          </table:table-cell>
          <table:table-cell table:style-name="ce10" table:number-columns-repeated="2"/>
          <table:table-cell table:style-name="ce10" office:value-type="string">
            <text:p>x</text:p>
          </table:table-cell>
          <table:table-cell table:style-name="ce10"/>
          <table:table-cell table:number-columns-repeated="3"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1">
          <table:table-cell table:style-name="ce7" office:value-type="string">
            <text:p>Donjon de naheulbeuk</text:p>
          </table:table-cell>
          <table:table-cell table:style-name="ce7" office:value-type="string">
            <text:p>Tir de supression</text:p>
          </table:table-cell>
          <table:table-cell table:style-name="ce7"/>
          <table:table-cell table:style-name="ce10"/>
          <table:table-cell table:number-columns-repeated="2" table:style-name="ce10" office:value-type="string">
            <text:p>x</text:p>
          </table:table-cell>
          <table:table-cell table:style-name="ce10" table:number-columns-repeated="3"/>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6">
          <table:table-cell office:value-type="string">
            <text:p>Wow</text:p>
          </table:table-cell>
          <table:table-cell office:value-type="string">
            <text:p>Monde ouvert</text:p>
            <text:p>Choisit tes interractions</text:p>
            <text:p>Playstyle</text:p>
          </table:table-cell>
          <table:table-cell office:value-type="string">
            <text:p>Peu d'enemy en solo</text:p>
          </table:table-cell>
          <table:table-cell office:value-type="string">
            <text:p>x</text:p>
          </table:table-cell>
          <table:table-cell table:number-columns-repeated="2"/>
          <table:table-cell table:number-columns-repeated="4" office:value-type="string">
            <text:p>x</text:p>
          </table:table-cell>
          <table:table-cell/>
          <table:table-cell office:value-type="string">
            <text:p>x</text:p>
          </table:table-cell>
          <table:table-cell/>
          <table:table-cell table:number-columns-repeated="2" office:value-type="string">
            <text:p>x</text:p>
          </table:table-cell>
          <table:table-cell office:value-type="string">
            <text:p>G</text:p>
          </table:table-cell>
          <table:table-cell table:number-columns-repeated="1008"/>
        </table:table-row>
        <table:table-row table:style-name="ro5" table:number-rows-repeated="2">
          <table:table-cell table:number-columns-repeated="1024"/>
        </table:table-row>
        <table:table-row table:style-name="ro1">
          <table:table-cell office:value-type="string">
            <text:p>Room</text:p>
          </table:table-cell>
          <table:table-cell office:value-type="string">
            <text:p>Grand arene</text:p>
          </table:table-cell>
          <table:table-cell office:value-type="string">
            <text:p>Map</text:p>
          </table:table-cell>
          <table:table-cell table:number-columns-repeated="1021"/>
        </table:table-row>
        <table:table-row table:style-name="ro5">
          <table:table-cell office:value-type="string">
            <text:p>x</text:p>
          </table:table-cell>
          <table:table-cell table:number-columns-repeated="1023"/>
        </table:table-row>
        <table:table-row table:style-name="ro1">
          <table:table-cell office:value-type="string">
            <text:p>1-3 enemy</text:p>
          </table:table-cell>
          <table:table-cell table:style-name="ce8" office:value-type="string">
            <text:p>10 – 20 E</text:p>
          </table:table-cell>
          <table:table-cell office:value-type="string">
            <text:p>Popcorn + elite</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1">
          <table:table-cell office:value-type="string">
            <text:p>Pas de renfort direct</text:p>
          </table:table-cell>
          <table:table-cell office:value-type="string">
            <text:p>Wave</text:p>
          </table:table-cell>
          <table:table-cell table:number-columns-repeated="1022"/>
        </table:table-row>
        <table:table-row table:style-name="ro5">
          <table:table-cell office:value-type="string">
            <text:p>x</text:p>
          </table:table-cell>
          <table:table-cell table:number-columns-repeated="1023"/>
        </table:table-row>
        <table:table-row table:style-name="ro1">
          <table:table-cell office:value-type="string">
            <text:p>Spawn room de combat</text:p>
          </table:table-cell>
          <table:table-cell office:value-type="string">
            <text:p>Combat dans le world</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1">
          <table:table-cell office:value-type="string">
            <text:p>Point d'intérets</text:p>
          </table:table-cell>
          <table:table-cell office:value-type="string">
            <text:p>Room d'intéret</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1">
          <table:table-cell office:value-type="string">
            <text:p>Bar de survie</text:p>
          </table:table-cell>
          <table:table-cell office:value-type="string">
            <text:p>Aucune</text:p>
          </table:table-cell>
          <table:table-cell table:number-columns-repeated="1022"/>
        </table:table-row>
        <table:table-row table:style-name="ro5">
          <table:table-cell office:value-type="string">
            <text:p>x</text:p>
          </table:table-cell>
          <table:table-cell table:number-columns-repeated="1023"/>
        </table:table-row>
        <table:table-row table:style-name="ro1">
          <table:table-cell office:value-type="string">
            <text:p>Full stats en combat</text:p>
          </table:table-cell>
          <table:table-cell office:value-type="string">
            <text:p>Regen partiel</text:p>
          </table:table-cell>
          <table:table-cell office:value-type="string">
            <text:p>Regen via actions</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office:value-type="string">
            <text:p>Durée max</text:p>
          </table:table-cell>
          <table:table-cell office:value-type="string">
            <text:p>récompense de rush</text:p>
          </table:table-cell>
          <table:table-cell office:value-type="string">
            <text:p>Rien</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table:number-columns-repeated="1024"/>
        </table:table-row>
        <table:table-row table:style-name="ro1">
          <table:table-cell office:value-type="string">
            <text:p>Result</text:p>
          </table:table-cell>
          <table:table-cell office:value-type="string">
            <text:p>Mélange entre un despot /Isaac / Slay the spire pour la map</text:p>
          </table:table-cell>
          <table:table-cell table:number-columns-repeated="1022"/>
        </table:table-row>
        <table:table-row table:style-name="ro1">
          <table:table-cell/>
          <table:table-cell office:value-type="string">
            <text:p>Room plutot version isaac avec différentes tailles</text:p>
          </table:table-cell>
          <table:table-cell table:number-columns-repeated="1022"/>
        </table:table-row>
        <table:table-row table:style-name="ro1">
          <table:table-cell/>
          <table:table-cell office:value-type="string">
            <text:p>Récolte en fin de room si on détecte des points d'intérets</text:p>
          </table:table-cell>
          <table:table-cell table:number-columns-repeated="1022"/>
        </table:table-row>
        <table:table-row table:style-name="ro1">
          <table:table-cell/>
          <table:table-cell office:value-type="string">
            <text:p>Survie genre endurance / faim + vie mana CD / buff</text:p>
          </table:table-cell>
          <table:table-cell table:number-columns-repeated="1022"/>
        </table:table-row>
        <table:table-row table:style-name="ro5">
          <table:table-cell table:number-columns-repeated="1024"/>
        </table:table-row>
        <table:table-row table:style-name="ro5">
          <table:table-cell office:value-type="string">
            <text:p>V1</text:p>
          </table:table-cell>
          <table:table-cell table:number-columns-repeated="1023"/>
        </table:table-row>
        <table:table-row table:style-name="ro1">
          <table:table-cell office:value-type="string">
            <text:p>Dungeon à la isaac</text:p>
          </table:table-cell>
          <table:table-cell office:value-type="string">
            <text:p>Plusieurs blocs avec mobs / loot / Boss … set à la génération</text:p>
          </table:table-cell>
          <table:table-cell table:number-columns-repeated="1022"/>
        </table:table-row>
        <table:table-row table:style-name="ro1">
          <table:table-cell office:value-type="string">
            <text:p>Equipe de 1 à 5</text:p>
          </table:table-cell>
          <table:table-cell office:value-type="string">
            <text:p>Pas de collision entré entités ou on essaye de faire petit</text:p>
          </table:table-cell>
          <table:table-cell table:number-columns-repeated="1022"/>
        </table:table-row>
        <table:table-row table:style-name="ro1">
          <table:table-cell office:value-type="string">
            <text:p>IA Bato</text:p>
          </table:table-cell>
          <table:table-cell office:value-type="string">
            <text:p>Voit monstre =&gt; attaque, plus de monstres avance</text:p>
          </table:table-cell>
          <table:table-cell table:number-columns-repeated="1022"/>
        </table:table-row>
        <table:table-row table:style-name="ro1">
          <table:table-cell office:value-type="string">
            <text:p>System d'agro</text:p>
          </table:table-cell>
          <table:table-cell office:value-type="string">
            <text:p>Proximité + taunt </text:p>
          </table:table-cell>
          <table:table-cell table:number-columns-repeated="1022"/>
        </table:table-row>
        <table:table-row table:style-name="ro1">
          <table:table-cell office:value-type="string">
            <text:p>Skill</text:p>
          </table:table-cell>
          <table:table-cell office:value-type="string">
            <text:p>Auto use on cd + auto use on need (HP low ou autre)</text:p>
          </table:table-cell>
          <table:table-cell table:number-columns-repeated="1022"/>
        </table:table-row>
        <table:table-row table:style-name="ro1">
          <table:table-cell office:value-type="string">
            <text:p>Action de surive</text:p>
          </table:table-cell>
          <table:table-cell office:value-type="string">
            <text:p>Quand la salle est clear + besoin</text:p>
          </table:table-cell>
          <table:table-cell table:number-columns-repeated="1022"/>
        </table:table-row>
        <table:table-row table:style-name="ro1">
          <table:table-cell office:value-type="string">
            <text:p>Portal</text:p>
          </table:table-cell>
          <table:table-cell office:value-type="string">
            <text:p>Skill pour fuir / rentrer</text:p>
          </table:table-cell>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BuildAnalyse" table:style-name="ta1" table:print="false">
        <office:forms form:automatic-focus="false" form:apply-design-mode="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3"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 table:default-cell-style-name="Default"/>
        <table:table-column table:style-name="co3" table:default-cell-style-name="Default"/>
        <table:table-row table:style-name="ro1">
          <table:table-cell/>
          <table:table-cell office:value-type="string">
            <text:p>Talent</text:p>
          </table:table-cell>
          <table:table-cell/>
          <table:table-cell office:value-type="string">
            <text:p>Equipment</text:p>
          </table:table-cell>
          <table:table-cell/>
          <table:table-cell office:value-type="string">
            <text:p>Classe</text:p>
          </table:table-cell>
          <table:table-cell/>
          <table:table-cell office:value-type="string">
            <text:p>MetaProgress</text:p>
          </table:table-cell>
          <table:table-cell/>
          <table:table-cell office:value-type="string">
            <text:p>Skills</text:p>
          </table:table-cell>
          <table:table-cell/>
          <table:table-cell office:value-type="string">
            <text:p>Stats</text:p>
          </table:table-cell>
          <table:table-cell/>
          <table:table-cell office:value-type="string">
            <text:p>Consomabl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4">
          <table:table-cell office:value-type="string">
            <text:p>Lootun</text:p>
          </table:table-cell>
          <table:table-cell office:value-type="string">
            <text:p>Spé = Renforce les atraits</text:p>
          </table:table-cell>
          <table:table-cell office:value-type="string">
            <text:p>Tronc commun = généric</text:p>
            <text:p>Skill = altération qui se recoupe</text:p>
            <text:p>Pas de besoin de mettre des points</text:p>
            <text:p>Dans les paliers inférieurs</text:p>
          </table:table-cell>
          <table:table-cell office:value-type="string">
            <text:p>Qualité</text:p>
            <text:p>Sockets</text:p>
            <text:p>Attribute lvl</text:p>
            <text:p>Nemesis</text:p>
            <text:p>Attribute pattern</text:p>
            <text:p/>
          </table:table-cell>
          <table:table-cell office:value-type="string">
            <text:p>Divin le seul </text:p>
            <text:p>Avec bonus spécial</text:p>
            <text:p>Gems</text:p>
          </table:table-cell>
          <table:table-cell office:value-type="string">
            <text:p>Respé simple</text:p>
            <text:p>Choix de l'icon</text:p>
            <text:p>Choix du nom</text:p>
          </table:table-cell>
          <table:table-cell office:value-type="string">
            <text:p>4 classes </text:p>
            <text:p>3 ascendance</text:p>
          </table:table-cell>
          <table:table-cell office:value-type="string">
            <text:p>Achivement</text:p>
          </table:table-cell>
          <table:table-cell/>
          <table:table-cell office:value-type="string">
            <text:p>Varié</text:p>
            <text:p>Tags</text:p>
          </table:table-cell>
          <table:table-cell office:value-type="string">
            <text:p>Tout se recoupe</text:p>
            <text:p>6 Attack</text:p>
            <text:p>4 off cd</text:p>
            <text:p>3 off cd</text:p>
          </table:table-cell>
          <table:table-cell office:value-type="string">
            <text:p>Flat + coef</text:p>
            <text:p>Off vs def</text:p>
            <text:p>Utility stats</text:p>
          </table:table-cell>
          <table:table-cell/>
          <table:table-cell office:value-type="string">
            <text:p>2 popo par gus</text:p>
          </table:table-cell>
          <table:table-cell/>
          <table:table-cell office:value-type="string">
            <text:p>Idols</text:p>
          </table:table-cell>
          <table:table-cell/>
        </table:table-row>
        <table:table-row table:style-name="ro11">
          <table:table-cell office:value-type="string">
            <text:p>Ball's loot</text:p>
          </table:table-cell>
          <table:table-cell/>
          <table:table-cell office:value-type="string">
            <text:p>Aucun</text:p>
          </table:table-cell>
          <table:table-cell/>
          <table:table-cell office:value-type="string">
            <text:p>Lvl skill vs stats de dmg</text:p>
            <text:p>Set souvent inutile</text:p>
            <text:p>Pas de ilvl mais 3 tier</text:p>
            <text:p>BCP de trash</text:p>
            <text:p>Aucun moyen de rework</text:p>
            <text:p>Socket peu présent</text:p>
            <text:p>Socket inutile ou trop fort</text:p>
            <text:p>Bcp de set anecdotique</text:p>
            <text:p>Qualité inutile</text:p>
          </table:table-cell>
          <table:table-cell office:value-type="string">
            <text:p>Variation de stats</text:p>
            <text:p>Variation de skills</text:p>
          </table:table-cell>
          <table:table-cell office:value-type="string">
            <text:p>6 classes</text:p>
          </table:table-cell>
          <table:table-cell/>
          <table:table-cell office:value-type="string">
            <text:p>Aucun</text:p>
          </table:table-cell>
          <table:table-cell office:value-type="string">
            <text:p>Bcp de skills</text:p>
            <text:p>Actif + passif</text:p>
          </table:table-cell>
          <table:table-cell office:value-type="string">
            <text:p>Lvl de skill</text:p>
          </table:table-cell>
          <table:table-cell/>
          <table:table-cell office:value-type="string">
            <text:p>Stats cryptique</text:p>
            <text:p>DMG cryptique</text:p>
            <text:p>Def cryptique</text:p>
            <text:p/>
          </table:table-cell>
          <table:table-cell/>
          <table:table-cell office:value-type="string">
            <text:p>Aucun</text:p>
          </table:table-cell>
          <table:table-cell table:number-columns-repeated="2"/>
        </table:table-row>
        <table:table-row table:style-name="ro10">
          <table:table-cell office:value-type="string">
            <text:p>Wow classic</text:p>
          </table:table-cell>
          <table:table-cell office:value-type="string">
            <text:p>3 arbre par classe</text:p>
            <text:p>Variation de gameplay</text:p>
          </table:table-cell>
          <table:table-cell office:value-type="string">
            <text:p>Très rigide sur les choix au final</text:p>
          </table:table-cell>
          <table:table-cell office:value-type="string">
            <text:p>Qualité</text:p>
            <text:p>Set indépendant de la qualité</text:p>
            <text:p>Enchante</text:p>
            <text:p>Gems</text:p>
            <text:p>Items avec vrai bonus exotique</text:p>
          </table:table-cell>
          <table:table-cell office:value-type="string">
            <text:p>Pas de rework</text:p>
          </table:table-cell>
          <table:table-cell office:value-type="string">
            <text:p>8 races</text:p>
            <text:p>2 faction</text:p>
            <text:p>8 classes</text:p>
            <text:p>Classes varié</text:p>
          </table:table-cell>
          <table:table-cell table:number-columns-repeated="2"/>
          <table:table-cell office:value-type="string">
            <text:p>Aucun</text:p>
          </table:table-cell>
          <table:table-cell office:value-type="string">
            <text:p>Rg de skill</text:p>
            <text:p>Book de skill</text:p>
            <text:p>Varié</text:p>
          </table:table-cell>
          <table:table-cell office:value-type="string">
            <text:p>Anecdotique sur</text:p>
            <text:p>L'utilisation final</text:p>
          </table:table-cell>
          <table:table-cell office:value-type="string">
            <text:p>Simple</text:p>
          </table:table-cell>
          <table:table-cell office:value-type="string">
            <text:p>Cryptique parfois</text:p>
          </table:table-cell>
          <table:table-cell office:value-type="string">
            <text:p>Popo</text:p>
            <text:p>Elixir</text:p>
            <text:p>Bouf</text:p>
            <text:p>Skill compo</text:p>
          </table:table-cell>
          <table:table-cell/>
          <table:table-cell office:value-type="string">
            <text:p>Switch d'equipement</text:p>
          </table:table-cell>
          <table:table-cell/>
        </table:table-row>
        <table:table-row table:style-name="ro4">
          <table:table-cell office:value-type="string">
            <text:p>POE 1</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able:table-cell>
          <table:table-cell office:value-type="string">
            <text:p>Bcp de trash</text:p>
            <text:p>Pas de set</text:p>
            <text:p>Socket de gems</text:p>
            <text:p>Le nombre de socket</text:p>
            <text:p>La couleur des sockets</text:p>
          </table:table-cell>
          <table:table-cell office:value-type="string">
            <text:p>7 classes</text:p>
            <text:p>3 spés</text:p>
            <text:p>Starting point</text:p>
            <text:p>Starting nodes</text:p>
          </table:table-cell>
          <table:table-cell table:number-columns-repeated="2"/>
          <table:table-cell office:value-type="string">
            <text:p>Aucun</text:p>
          </table:table-cell>
          <table:table-cell office:value-type="string">
            <text:p>Basé sur gems sur l'équipement</text:p>
            <text:p>Tags</text:p>
            <text:p>Skill + supports</text:p>
            <text:p>Vaal gems</text:p>
            <text:p>Qualité</text:p>
            <text:p>Lvl</text:p>
          </table:table-cell>
          <table:table-cell/>
          <table:table-cell office:value-type="string">
            <text:p>Bcp de stats</text:p>
            <text:p>Flexibilité</text:p>
            <text:p>Def varié et efficace</text:p>
          </table:table-cell>
          <table:table-cell office:value-type="string">
            <text:p>Cryptique parfois</text:p>
          </table:table-cell>
          <table:table-cell office:value-type="string">
            <text:p>5 Popo a custo</text:p>
            <text:p>Popo unique</text:p>
            <text:p>Popo a enchante</text:p>
          </table:table-cell>
          <table:table-cell table:number-columns-repeated="3"/>
        </table:table-row>
        <table:table-row table:style-name="ro12">
          <table:table-cell office:value-type="string">
            <text:p>POE 2</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ext:p>Sockets</text:p>
            <text:p>Corrupt</text:p>
          </table:table-cell>
          <table:table-cell office:value-type="string">
            <text:p>Bcp de trash</text:p>
            <text:p>Pas de set</text:p>
          </table:table-cell>
          <table:table-cell office:value-type="string">
            <text:p>12 classes</text:p>
            <text:p>3 Spés</text:p>
            <text:p>Starting point</text:p>
            <text:p>Starting nodes</text:p>
          </table:table-cell>
          <table:table-cell table:number-columns-repeated="2"/>
          <table:table-cell office:value-type="string">
            <text:p>Aucun</text:p>
          </table:table-cell>
          <table:table-cell office:value-type="string">
            <text:p>Skill gems a part</text:p>
            <text:p>Tags</text:p>
            <text:p>Skill + support + Meta skill</text:p>
            <text:p>Qualité</text:p>
            <text:p>Lvl</text:p>
            <text:p>Spécial support</text:p>
            <text:p>Corrupt</text:p>
            <text:p>Spirit</text:p>
          </table:table-cell>
          <table:table-cell/>
          <table:table-cell office:value-type="string">
            <text:p>Bcp de stats</text:p>
            <text:p>Flexibilité</text:p>
            <text:p>Def varié et efficace</text:p>
          </table:table-cell>
          <table:table-cell/>
          <table:table-cell office:value-type="string">
            <text:p>2 Popo simple</text:p>
            <text:p>Popo unique</text:p>
            <text:p>1 a 3 charm</text:p>
            <text:p>Charm unique</text:p>
          </table:table-cell>
          <table:table-cell table:number-columns-repeated="3"/>
        </table:table-row>
        <table:table-row table:style-name="ro4">
          <table:table-cell office:value-type="string">
            <text:p>Rift Wizard</text:p>
          </table:table-cell>
          <table:table-cell/>
          <table:table-cell office:value-type="string">
            <text:p>Aucun</text:p>
          </table:table-cell>
          <table:table-cell office:value-type="string">
            <text:p>Variation d'équipement</text:p>
            <text:p>Tags</text:p>
          </table:table-cell>
          <table:table-cell table:number-columns-repeated="2"/>
          <table:table-cell office:value-type="string">
            <text:p>Aucun</text:p>
          </table:table-cell>
          <table:table-cell/>
          <table:table-cell office:value-type="string">
            <text:p>Aucun</text:p>
          </table:table-cell>
          <table:table-cell office:value-type="string">
            <text:p>Skill / sup cost</text:p>
            <text:p>Tout débloque dès le début</text:p>
            <text:p>Tags</text:p>
            <text:p>Grand variation</text:p>
            <text:p>Spécialisation par skill</text:p>
            <text:p>Invocation</text:p>
          </table:table-cell>
          <table:table-cell table:number-columns-repeated="2"/>
          <table:table-cell office:value-type="string">
            <text:p>Peu de stats </text:p>
            <text:p>Cryptique</text:p>
          </table:table-cell>
          <table:table-cell office:value-type="string">
            <text:p>Popo vie / mana</text:p>
            <text:p>Skill one shot</text:p>
            <text:p>Rng use</text:p>
          </table:table-cell>
          <table:table-cell table:number-columns-repeated="3"/>
        </table:table-row>
        <table:table-row table:style-name="ro6">
          <table:table-cell office:value-type="string">
            <text:p>Skyrim</text:p>
          </table:table-cell>
          <table:table-cell office:value-type="string">
            <text:p>Bcp de branches</text:p>
            <text:p>Bcp de points impactant</text:p>
            <text:p>Des branches de craft</text:p>
          </table:table-cell>
          <table:table-cell office:value-type="string">
            <text:p>Des points pas tj utiles</text:p>
            <text:p>Peu de choix à l'intérieur de la branche</text:p>
          </table:table-cell>
          <table:table-cell office:value-type="string">
            <text:p>Bcp d'unique</text:p>
          </table:table-cell>
          <table:table-cell office:value-type="string">
            <text:p>Peu de variation hormis unique</text:p>
          </table:table-cell>
          <table:table-cell/>
          <table:table-cell office:value-type="string">
            <text:p>Aucun</text:p>
          </table:table-cell>
          <table:table-cell/>
          <table:table-cell office:value-type="string">
            <text:p>Aucun</text:p>
          </table:table-cell>
          <table:table-cell office:value-type="string">
            <text:p>Cries</text:p>
            <text:p>Bcp de Skill de spell</text:p>
          </table:table-cell>
          <table:table-cell office:value-type="string">
            <text:p>Pas de skill hormis magie</text:p>
          </table:table-cell>
          <table:table-cell/>
          <table:table-cell office:value-type="string">
            <text:p>Peu de stats</text:p>
            <text:p>Stats caché</text:p>
          </table:table-cell>
          <table:table-cell office:value-type="string">
            <text:p>Toutes les popo</text:p>
            <text:p>Parchemin de skills</text:p>
          </table:table-cell>
          <table:table-cell/>
          <table:table-cell office:value-type="string">
            <text:p>Pierre de dieu</text:p>
          </table:table-cell>
          <table:table-cell/>
        </table:table-row>
        <table:table-row table:style-name="ro4">
          <table:table-cell office:value-type="string">
            <text:p>BG3</text:p>
          </table:table-cell>
          <table:table-cell office:value-type="string">
            <text:p>Spécifique à la classe / sub classe</text:p>
            <text:p>Point de feature global</text:p>
            <text:p>Très varié</text:p>
          </table:table-cell>
          <table:table-cell office:value-type="string">
            <text:p>12 LVL</text:p>
          </table:table-cell>
          <table:table-cell office:value-type="string">
            <text:p>Bcp de variation unique</text:p>
            <text:p>Qualité très représentative</text:p>
            <text:p>Cac / dist weapons</text:p>
          </table:table-cell>
          <table:table-cell office:value-type="string">
            <text:p>Equipement très spécifique</text:p>
          </table:table-cell>
          <table:table-cell office:value-type="string">
            <text:p>Plusieurs race</text:p>
            <text:p>Sub race</text:p>
            <text:p>12 Classes</text:p>
            <text:p>Sub classes</text:p>
            <text:p>Multiclasse possible</text:p>
          </table:table-cell>
          <table:table-cell office:value-type="string">
            <text:p>12 LVL</text:p>
          </table:table-cell>
          <table:table-cell/>
          <table:table-cell office:value-type="string">
            <text:p>Aucun</text:p>
          </table:table-cell>
          <table:table-cell office:value-type="string">
            <text:p>Bcp de skills de spell</text:p>
            <text:p>Skill de cac</text:p>
            <text:p>Varié et unique</text:p>
            <text:p>De dmg à effet à LD à invoc …</text:p>
            <text:p>Bcp d'actions par défaut</text:p>
          </table:table-cell>
          <table:table-cell office:value-type="string">
            <text:p>Skill cac seulement par classe</text:p>
            <text:p>Ou équipement</text:p>
          </table:table-cell>
          <table:table-cell office:value-type="string">
            <text:p>Bcp de stats</text:p>
            <text:p>Stats de dialogue</text:p>
            <text:p>DMG basé sur stats primaire</text:p>
            <text:p>Dialogue basé de même</text:p>
          </table:table-cell>
          <table:table-cell office:value-type="string">
            <text:p>Logique de dé</text:p>
            <text:p>Complexe à tout maitrise</text:p>
          </table:table-cell>
          <table:table-cell office:value-type="string">
            <text:p>Potion</text:p>
            <text:p>Huile</text:p>
            <text:p>Flêche</text:p>
            <text:p>Elixir</text:p>
            <text:p>Bombe</text:p>
            <text:p>Obj random</text:p>
          </table:table-cell>
          <table:table-cell/>
          <table:table-cell office:value-type="string">
            <text:p>Utilisation du terrain</text:p>
            <text:p>Monde systémique</text:p>
            <text:p>=&gt; on peut build dessus</text:p>
            <text:p>Ressource de skills</text:p>
            <text:p>Pas de mana</text:p>
          </table:table-cell>
          <table:table-cell/>
        </table:table-row>
        <table:table-row table:style-name="ro6">
          <table:table-cell office:value-type="string">
            <text:p>Adventurer guild</text:p>
          </table:table-cell>
          <table:table-cell office:value-type="string">
            <text:p>Basé sur classe / type de classe</text:p>
          </table:table-cell>
          <table:table-cell office:value-type="string">
            <text:p>Rudimentaire</text:p>
            <text:p>Peu de personalisation</text:p>
          </table:table-cell>
          <table:table-cell/>
          <table:table-cell office:value-type="string">
            <text:p>Weapon torse + 2 relic</text:p>
            <text:p>Peu de variation</text:p>
          </table:table-cell>
          <table:table-cell office:value-type="string">
            <text:p>6 + 10 + 7</text:p>
            <text:p/>
          </table:table-cell>
          <table:table-cell office:value-type="string">
            <text:p>Peu de réel variation</text:p>
          </table:table-cell>
          <table:table-cell office:value-type="string">
            <text:p>Debloquage de classe</text:p>
            <text:p>Traits</text:p>
            <text:p>Achivement par perso</text:p>
          </table:table-cell>
          <table:table-cell/>
          <table:table-cell office:value-type="string">
            <text:p>Obtenu via equipement / classes</text:p>
          </table:table-cell>
          <table:table-cell office:value-type="string">
            <text:p>Bcp de répétition</text:p>
            <text:p>Pas vraiment unique</text:p>
          </table:table-cell>
          <table:table-cell/>
          <table:table-cell office:value-type="string">
            <text:p>Très peu de stats</text:p>
          </table:table-cell>
          <table:table-cell office:value-type="string">
            <text:p>Popo</text:p>
            <text:p>Popo de stats</text:p>
            <text:p>Explosifs</text:p>
          </table:table-cell>
          <table:table-cell/>
          <table:table-cell office:value-type="string">
            <text:p>Traits de base</text:p>
            <text:p>Bonus lié à la guilde</text:p>
          </table:table-cell>
          <table:table-cell/>
        </table:table-row>
        <table:table-row table:style-name="ro10">
          <table:table-cell office:value-type="string">
            <text:p>Personna 5</text:p>
          </table:table-cell>
          <table:table-cell office:value-type="string">
            <text:p>Basé sur les relations</text:p>
          </table:table-cell>
          <table:table-cell office:value-type="string">
            <text:p>Peu de perso</text:p>
            <text:p>Peu de talents</text:p>
          </table:table-cell>
          <table:table-cell/>
          <table:table-cell office:value-type="string">
            <text:p>Peu d'équipement</text:p>
            <text:p>Peu de variation</text:p>
          </table:table-cell>
          <table:table-cell office:value-type="string">
            <text:p>Choix des persona</text:p>
            <text:p>Variation de stats,</text:p>
            <text:p>Defs et skills</text:p>
            <text:p>Bcp de persona</text:p>
          </table:table-cell>
          <table:table-cell office:value-type="string">
            <text:p>Persona pas unique</text:p>
            <text:p>Hormis les defs et les</text:p>
            <text:p>Endgame</text:p>
          </table:table-cell>
          <table:table-cell office:value-type="string">
            <text:p>Les relations</text:p>
          </table:table-cell>
          <table:table-cell/>
          <table:table-cell office:value-type="string">
            <text:p>Skill basé sur les personna</text:p>
            <text:p>Variation du playstyle facile</text:p>
          </table:table-cell>
          <table:table-cell office:value-type="string">
            <text:p>Playstyle pas hyper profond</text:p>
          </table:table-cell>
          <table:table-cell/>
          <table:table-cell office:value-type="string">
            <text:p>Peu de stats</text:p>
          </table:table-cell>
          <table:table-cell office:value-type="string">
            <text:p>Popo</text:p>
            <text:p>Popo hors combat</text:p>
            <text:p>Buff</text:p>
            <text:p>Explo</text:p>
            <text:p>Item à explorations</text:p>
          </table:table-cell>
          <table:table-cell/>
          <table:table-cell office:value-type="string">
            <text:p>Boss très scénarisé</text:p>
            <text:p>Et éprouve strats</text:p>
          </table:table-cell>
          <table:table-cell/>
        </table:table-row>
        <table:table-row table:style-name="ro3">
          <table:table-cell office:value-type="string">
            <text:p>The last spell</text:p>
          </table:table-cell>
          <table:table-cell office:value-type="string">
            <text:p>Arbre de talent générique + rng + race</text:p>
            <text:p>Talent secondaires rng</text:p>
            <text:p>Traits</text:p>
            <text:p>Visible au strat, permet la strat</text:p>
          </table:table-cell>
          <table:table-cell/>
          <table:table-cell office:value-type="string">
            <text:p>Bcp d'équipement avec variation</text:p>
            <text:p>Weapon playstyle</text:p>
            <text:p>Bcp de weapons</text:p>
            <text:p>2 weapons sets</text:p>
          </table:table-cell>
          <table:table-cell table:number-columns-repeated="2"/>
          <table:table-cell office:value-type="string">
            <text:p>Aucun</text:p>
          </table:table-cell>
          <table:table-cell office:value-type="string">
            <text:p>Bonus de stats</text:p>
            <text:p>Equipement</text:p>
          </table:table-cell>
          <table:table-cell/>
          <table:table-cell office:value-type="string">
            <text:p>Weapon skills</text:p>
            <text:p>Talent skills</text:p>
            <text:p>Unique dans leur utilisation</text:p>
          </table:table-cell>
          <table:table-cell office:value-type="string">
            <text:p>Peu de skills</text:p>
          </table:table-cell>
          <table:table-cell office:value-type="string">
            <text:p>Bcp de stats</text:p>
            <text:p>Des stats à damage à</text:p>
            <text:p>Exploité facilement</text:p>
          </table:table-cell>
          <table:table-cell office:value-type="string">
            <text:p>Besoin de synergie</text:p>
            <text:p>Sinon loose</text:p>
          </table:table-cell>
          <table:table-cell office:value-type="string">
            <text:p>Popo / Parchemin</text:p>
            <text:p>Reset chaque nuit</text:p>
          </table:table-cell>
          <table:table-cell/>
          <table:table-cell office:value-type="string">
            <text:p>Aucun regen de Mana HP</text:p>
            <text:p>Bcp d'aoe</text:p>
          </table:table-cell>
          <table:table-cell/>
        </table:table-row>
        <table:table-row table:style-name="ro6">
          <table:table-cell office:value-type="string">
            <text:p>Darkest dungeon 2</text:p>
          </table:table-cell>
          <table:table-cell/>
          <table:table-cell office:value-type="string">
            <text:p>Aucun</text:p>
          </table:table-cell>
          <table:table-cell office:value-type="string">
            <text:p>Trinket varié</text:p>
          </table:table-cell>
          <table:table-cell office:value-type="string">
            <text:p>2 Trinket</text:p>
          </table:table-cell>
          <table:table-cell office:value-type="string">
            <text:p>10 Classes</text:p>
            <text:p>Unique en gameplay</text:p>
          </table:table-cell>
          <table:table-cell/>
          <table:table-cell office:value-type="string">
            <text:p>Relique</text:p>
            <text:p>Items</text:p>
            <text:p>Skill de perso …</text:p>
          </table:table-cell>
          <table:table-cell/>
          <table:table-cell office:value-type="string">
            <text:p>Skill unique au perso</text:p>
            <text:p>Playstyle dépendant de la classe</text:p>
          </table:table-cell>
          <table:table-cell/>
          <table:table-cell office:value-type="string">
            <text:p>Stats assez compact</text:p>
          </table:table-cell>
          <table:table-cell office:value-type="string">
            <text:p>Peu de liberté</text:p>
            <text:p>Hormis les resistance</text:p>
          </table:table-cell>
          <table:table-cell office:value-type="string">
            <text:p>Item de combat</text:p>
            <text:p>Items hors combat</text:p>
          </table:table-cell>
          <table:table-cell table:number-columns-repeated="3"/>
        </table:table-row>
        <table:table-row table:style-name="ro10">
          <table:table-cell office:value-type="string">
            <text:p>Disgaea</text:p>
          </table:table-cell>
          <table:table-cell office:value-type="string">
            <text:p>Achat Evilities</text:p>
            <text:p>Interchangeable facilement</text:p>
          </table:table-cell>
          <table:table-cell office:value-type="string">
            <text:p>Bcp d'E inutile</text:p>
            <text:p>Peu de réel intérêt hormis les </text:p>
            <text:p>Chiant a tout setup</text:p>
          </table:table-cell>
          <table:table-cell office:value-type="string">
            <text:p>Equipment pur stats</text:p>
            <text:p>Skill weapon base</text:p>
            <text:p>Weapon proéficient</text:p>
            <text:p>Qualité renvoit potentiel UP</text:p>
          </table:table-cell>
          <table:table-cell office:value-type="string">
            <text:p>Pas de set</text:p>
            <text:p>Pas d'unique</text:p>
            <text:p>Pur stats, peu de planning</text:p>
          </table:table-cell>
          <table:table-cell office:value-type="string">
            <text:p>Bcp de classes</text:p>
            <text:p>Niveau de classes</text:p>
            <text:p>=&gt; Skill + stats progress</text:p>
            <text:p>Reincarnation</text:p>
          </table:table-cell>
          <table:table-cell/>
          <table:table-cell office:value-type="string">
            <text:p>Classes</text:p>
            <text:p>Evilities</text:p>
            <text:p>Tribunal</text:p>
            <text:p>HUB</text:p>
          </table:table-cell>
          <table:table-cell/>
          <table:table-cell office:value-type="string">
            <text:p>Skill proéficient</text:p>
            <text:p>Lvl voir zone =&gt; cost MP</text:p>
            <text:p/>
          </table:table-cell>
          <table:table-cell office:value-type="string">
            <text:p>A terme bcp sont obsolète</text:p>
            <text:p>AOE &gt; ALL</text:p>
            <text:p>Puis pur dps mono cible</text:p>
            <text:p>Les effets sont souvent inutile</text:p>
          </table:table-cell>
          <table:table-cell office:value-type="string">
            <text:p>Simple stats</text:p>
            <text:p>Stats croissance</text:p>
            <text:p>Exponentiel</text:p>
          </table:table-cell>
          <table:table-cell office:value-type="string">
            <text:p>Pur stats check</text:p>
          </table:table-cell>
          <table:table-cell/>
          <table:table-cell office:value-type="string">
            <text:p>peu d'items variations</text:p>
            <text:p>Peu de réel intérêt</text:p>
          </table:table-cell>
          <table:table-cell office:value-type="string">
            <text:p>Mana</text:p>
            <text:p>=&gt; réincarnation</text:p>
            <text:p>=&gt; Tribunal</text:p>
            <text:p>MetaProgression</text:p>
            <text:p>Zéro to OP</text:p>
          </table:table-cell>
          <table:table-cell/>
        </table:table-row>
        <table:table-row table:style-name="ro10">
          <table:table-cell office:value-type="string">
            <text:p>ff tactics</text:p>
          </table:table-cell>
          <table:table-cell/>
          <table:table-cell office:value-type="string">
            <text:p>Aucun</text:p>
          </table:table-cell>
          <table:table-cell/>
          <table:table-cell office:value-type="string">
            <text:p>Simple équipement</text:p>
            <text:p>Classe force équipment</text:p>
          </table:table-cell>
          <table:table-cell office:value-type="string">
            <text:p>Classes caché</text:p>
            <text:p>=&gt; obtenu en débloquant</text:p>
            <text:p>=&gt; des skills d'autres</text:p>
            <text:p>Guarde les skills des classes</text:p>
            <text:p>Des races qui bloque classes</text:p>
          </table:table-cell>
          <table:table-cell/>
          <table:table-cell office:value-type="string">
            <text:p>Classe caché</text:p>
          </table:table-cell>
          <table:table-cell/>
          <table:table-cell office:value-type="string">
            <text:p>Skill basé sur classes </text:p>
            <text:p>Gain de skill basé sur le lvl de classes</text:p>
          </table:table-cell>
          <table:table-cell office:value-type="string">
            <text:p>Pas tant de skills</text:p>
          </table:table-cell>
          <table:table-cell office:value-type="string">
            <text:p>Classique</text:p>
          </table:table-cell>
          <table:table-cell/>
          <table:table-cell office:value-type="string">
            <text:p>Classique</text:p>
          </table:table-cell>
          <table:table-cell/>
          <table:table-cell office:value-type="string">
            <text:p>Juge system</text:p>
            <text:p>Permadeath zone</text:p>
          </table:table-cell>
          <table:table-cell/>
        </table:table-row>
        <table:table-row table:style-name="ro4">
          <table:table-cell office:value-type="string">
            <text:p>Crystal project</text:p>
          </table:table-cell>
          <table:table-cell office:value-type="string">
            <text:p>Talent par classes</text:p>
            <text:p>Point par lvl de classes</text:p>
          </table:table-cell>
          <table:table-cell/>
          <table:table-cell office:value-type="string">
            <text:p>Classique</text:p>
          </table:table-cell>
          <table:table-cell/>
          <table:table-cell office:value-type="string">
            <text:p>1 Main classe + 1 sub</text:p>
            <text:p>Growth stats sur main classe</text:p>
            <text:p>Classe caché</text:p>
            <text:p>Unlock avec exploration</text:p>
            <text:p>Classes assez diverse</text:p>
            <text:p>Réel build main + sub</text:p>
          </table:table-cell>
          <table:table-cell office:value-type="string">
            <text:p>Classes trop spécialisé</text:p>
          </table:table-cell>
          <table:table-cell office:value-type="string">
            <text:p>Classe caché</text:p>
          </table:table-cell>
          <table:table-cell/>
          <table:table-cell office:value-type="string">
            <text:p>Skill avec arbre de talent classe</text:p>
          </table:table-cell>
          <table:table-cell/>
          <table:table-cell office:value-type="string">
            <text:p>Classique</text:p>
            <text:p>Growth stats</text:p>
          </table:table-cell>
          <table:table-cell/>
          <table:table-cell office:value-type="string">
            <text:p>Classique</text:p>
          </table:table-cell>
          <table:table-cell/>
          <table:table-cell office:value-type="string">
            <text:p>Aggro system</text:p>
          </table:table-cell>
          <table:table-cell/>
        </table:table-row>
        <table:table-row table:style-name="ro13">
          <table:table-cell office:value-type="string">
            <text:p>Monster hunter</text:p>
          </table:table-cell>
          <table:table-cell/>
          <table:table-cell office:value-type="string">
            <text:p>Aucun</text:p>
          </table:table-cell>
          <table:table-cell office:value-type="string">
            <text:p>Bcp de matos</text:p>
            <text:p>Resistance basé sur le mat</text:p>
            <text:p>Bonus basé sur le mat</text:p>
            <text:p>Socket pour renforcer</text:p>
            <text:p>Weapon playstyle</text:p>
            <text:p>Weapon upgrade + variation</text:p>
            <text:p>Aiguisé lvl</text:p>
          </table:table-cell>
          <table:table-cell table:number-columns-repeated="2"/>
          <table:table-cell office:value-type="string">
            <text:p>Aucune</text:p>
          </table:table-cell>
          <table:table-cell office:value-type="string">
            <text:p>Mission lvl</text:p>
            <text:p>Marchand</text:p>
          </table:table-cell>
          <table:table-cell/>
          <table:table-cell office:value-type="string">
            <text:p>Skill basé sur weapon</text:p>
            <text:p>2-3 skill to switch(counter ou autre)</text:p>
          </table:table-cell>
          <table:table-cell/>
          <table:table-cell office:value-type="string">
            <text:p>Peu de stats hormis les def</text:p>
            <text:p>Simple à comprendre</text:p>
          </table:table-cell>
          <table:table-cell/>
          <table:table-cell office:value-type="string">
            <text:p>Popo</text:p>
            <text:p>Piège</text:p>
            <text:p>Explosif</text:p>
            <text:p>Ration</text:p>
            <text:p>…</text:p>
          </table:table-cell>
          <table:table-cell/>
          <table:table-cell office:value-type="string">
            <text:p>Bouf avant la mission</text:p>
          </table:table-cell>
          <table:table-cell/>
        </table:table-row>
        <table:table-row table:style-name="ro3">
          <table:table-cell office:value-type="string">
            <text:p>TOME 4</text:p>
          </table:table-cell>
          <table:table-cell office:value-type="string">
            <text:p>Talent racial</text:p>
            <text:p>Talent de la classe</text:p>
            <text:p>Tronc commun</text:p>
            <text:p>Branche via quest (RNG de ce qui existe)</text:p>
          </table:table-cell>
          <table:table-cell/>
          <table:table-cell office:value-type="string">
            <text:p>Classique</text:p>
          </table:table-cell>
          <table:table-cell/>
          <table:table-cell office:value-type="string">
            <text:p>37 classes</text:p>
            <text:p>16 races</text:p>
            <text:p>Variation importante</text:p>
            <text:p>Ressource parfois custom</text:p>
          </table:table-cell>
          <table:table-cell/>
          <table:table-cell office:value-type="string">
            <text:p>Classe </text:p>
            <text:p>Race</text:p>
          </table:table-cell>
          <table:table-cell/>
          <table:table-cell office:value-type="string">
            <text:p>Skill obtenu via talent</text:p>
            <text:p>Variation importante</text:p>
          </table:table-cell>
          <table:table-cell/>
          <table:table-cell office:value-type="string">
            <text:p>BCP BCP de stats</text:p>
          </table:table-cell>
          <table:table-cell office:value-type="string">
            <text:p>ça part dans tt les sens</text:p>
            <text:p>Surtout avec les ressources custom</text:p>
          </table:table-cell>
          <table:table-cell office:value-type="string">
            <text:p>je sais plus</text:p>
          </table:table-cell>
          <table:table-cell/>
          <table:table-cell office:value-type="string">
            <text:p>Profond et réel synergie</text:p>
          </table:table-cell>
          <table:table-cell office:value-type="string">
            <text:p>Cryptique</text:p>
            <text:p>Complexe</text:p>
          </table:table-cell>
        </table:table-row>
        <table:table-row table:style-name="ro13">
          <table:table-cell office:value-type="string">
            <text:p>Battle brother</text:p>
          </table:table-cell>
          <table:table-cell office:value-type="string">
            <text:p>Palier de talent</text:p>
            <text:p>Point très varié</text:p>
          </table:table-cell>
          <table:table-cell office:value-type="string">
            <text:p>Peu de points</text:p>
          </table:table-cell>
          <table:table-cell office:value-type="string">
            <text:p>Ultra prioritaire</text:p>
            <text:p>Protège des insta kill / blessure grave</text:p>
            <text:p>Possède une durabilité qui part vite</text:p>
            <text:p>0 Def juste durabilité (HP d'armor)</text:p>
            <text:p>Weapon playstyle</text:p>
            <text:p>Changer en combat</text:p>
            <text:p>PS unique</text:p>
          </table:table-cell>
          <table:table-cell office:value-type="string">
            <text:p>PS unique mais obligatoire</text:p>
          </table:table-cell>
          <table:table-cell office:value-type="string">
            <text:p>Classe = background</text:p>
            <text:p>Bcp avec variation d'histoire,</text:p>
            <text:p>Attribute, event potentiels, traits</text:p>
            <text:p>Classe avec prix différents</text:p>
          </table:table-cell>
          <table:table-cell table:number-columns-repeated="2"/>
          <table:table-cell office:value-type="string">
            <text:p>Aucun</text:p>
          </table:table-cell>
          <table:table-cell office:value-type="string">
            <text:p>Skill avec armes &amp; talents</text:p>
          </table:table-cell>
          <table:table-cell office:value-type="string">
            <text:p>Peu de variations hormis les AT</text:p>
          </table:table-cell>
          <table:table-cell office:value-type="string">
            <text:p>Grow stats bonus</text:p>
            <text:p>System de moral et résolve</text:p>
            <text:p>System de fatigue</text:p>
            <text:p>Complexe mais bien huilé</text:p>
          </table:table-cell>
          <table:table-cell office:value-type="string">
            <text:p>Cryptique et complexe</text:p>
          </table:table-cell>
          <table:table-cell office:value-type="string">
            <text:p>Popo</text:p>
            <text:p>Poison</text:p>
            <text:p>Net</text:p>
            <text:p>Bombe</text:p>
          </table:table-cell>
          <table:table-cell/>
          <table:table-cell office:value-type="string">
            <text:p>Permadeath</text:p>
            <text:p>L'équipe tourne bcp</text:p>
            <text:p>System de blessure</text:p>
          </table:table-cell>
          <table:table-cell/>
        </table:table-row>
        <table:table-row table:style-name="ro1">
          <table:table-cell office:value-type="string">
            <text:p>Fell seal</text:p>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System de blessure</text:p>
          </table:table-cell>
          <table:table-cell/>
        </table:table-row>
        <table:table-row table:style-name="ro6">
          <table:table-cell office:value-type="string">
            <text:p>Labyrinth of refrain</text:p>
          </table:table-cell>
          <table:table-cell office:value-type="string">
            <text:p>Talent basé sur la classe</text:p>
            <text:p>Avec réincarnation, on peut mix</text:p>
          </table:table-cell>
          <table:table-cell office:value-type="string">
            <text:p>Peu de profondeur avant le late game</text:p>
            <text:p>Et même là c'est pas ouf</text:p>
          </table:table-cell>
          <table:table-cell office:value-type="string">
            <text:p>Bcp d'équipement</text:p>
            <text:p>Full stats </text:p>
            <text:p>System de boost alchimie</text:p>
          </table:table-cell>
          <table:table-cell office:value-type="string">
            <text:p>Peu d'équipement unique</text:p>
          </table:table-cell>
          <table:table-cell office:value-type="string">
            <text:p>10 * 2 Base + variation</text:p>
            <text:p>Variation de grow stats</text:p>
            <text:p>Proificient de weapon</text:p>
          </table:table-cell>
          <table:table-cell/>
          <table:table-cell office:value-type="string">
            <text:p>Classes</text:p>
          </table:table-cell>
          <table:table-cell/>
          <table:table-cell office:value-type="string">
            <text:p>Passif via classe</text:p>
            <text:p>Skill via coven (team)</text:p>
            <text:p>Skill utilisable par coven</text:p>
          </table:table-cell>
          <table:table-cell office:value-type="string">
            <text:p>Variation de skill 0</text:p>
          </table:table-cell>
          <table:table-cell office:value-type="string">
            <text:p>Classique</text:p>
          </table:table-cell>
          <table:table-cell office:value-type="string">
            <text:p>Stats check pur</text:p>
            <text:p>DMG DMG DMG</text:p>
          </table:table-cell>
          <table:table-cell office:value-type="string">
            <text:p>Popo</text:p>
          </table:table-cell>
          <table:table-cell/>
          <table:table-cell office:value-type="string">
            <text:p>Coven</text:p>
            <text:p>Gore system (joueur et mob / boss)</text:p>
            <text:p>Reincarnation</text:p>
          </table:table-cell>
          <table:table-cell/>
        </table:table-row>
        <table:table-row table:style-name="ro2">
          <table:table-cell office:value-type="string">
            <text:p>Rogue legacy</text:p>
          </table:table-cell>
          <table:table-cell office:value-type="string">
            <text:p>Traits au spawn (bon ou mauvais)</text:p>
            <text:p>Talents à buy inter run</text:p>
          </table:table-cell>
          <table:table-cell office:value-type="string">
            <text:p>0 Building</text:p>
          </table:table-cell>
          <table:table-cell/>
          <table:table-cell office:value-type="string">
            <text:p>aucun</text:p>
          </table:table-cell>
          <table:table-cell office:value-type="string">
            <text:p>Variation de classe ok</text:p>
            <text:p/>
          </table:table-cell>
          <table:table-cell office:value-type="string">
            <text:p>Peu de classes</text:p>
          </table:table-cell>
          <table:table-cell office:value-type="string">
            <text:p>Talent / classes</text:p>
          </table:table-cell>
          <table:table-cell/>
          <table:table-cell office:value-type="string">
            <text:p>Skill rng</text:p>
          </table:table-cell>
          <table:table-cell office:value-type="string">
            <text:p>Peu de skills </text:p>
          </table:table-cell>
          <table:table-cell/>
          <table:table-cell office:value-type="string">
            <text:p>HP MANA DMG</text:p>
          </table:table-cell>
          <table:table-cell/>
          <table:table-cell office:value-type="string">
            <text:p>Aucun</text:p>
          </table:table-cell>
          <table:table-cell table:number-columns-repeated="2"/>
        </table:table-row>
        <table:table-row table:style-name="ro6">
          <table:table-cell office:value-type="string">
            <text:p>Divinity</text:p>
          </table:table-cell>
          <table:table-cell office:value-type="string">
            <text:p>Poitns par lvl = unlock skill possible</text:p>
            <text:p>Branche combat / def</text:p>
            <text:p>Branche utile / craft (pas les même points)</text:p>
          </table:table-cell>
          <table:table-cell/>
          <table:table-cell office:value-type="string">
            <text:p>Comme BG3</text:p>
          </table:table-cell>
          <table:table-cell/>
          <table:table-cell office:value-type="string">
            <text:p>Base item / skill / traits / talent</text:p>
            <text:p>14 classes</text:p>
          </table:table-cell>
          <table:table-cell office:value-type="string">
            <text:p>Peu d'impact hormis le start</text:p>
          </table:table-cell>
          <table:table-cell/>
          <table:table-cell office:value-type="string">
            <text:p>Aucun</text:p>
          </table:table-cell>
          <table:table-cell office:value-type="string">
            <text:p>Basé sur les points de talent</text:p>
            <text:p>Pas mal de variations</text:p>
          </table:table-cell>
          <table:table-cell office:value-type="string">
            <text:p>Achat de book + talent</text:p>
          </table:table-cell>
          <table:table-cell office:value-type="string">
            <text:p>comme BG3</text:p>
          </table:table-cell>
          <table:table-cell/>
          <table:table-cell office:value-type="string">
            <text:p>comme bg3</text:p>
          </table:table-cell>
          <table:table-cell/>
          <table:table-cell office:value-type="string">
            <text:p>Environnement</text:p>
            <text:p>Monde systémique</text:p>
          </table:table-cell>
          <table:table-cell/>
        </table:table-row>
        <table:table-row table:style-name="ro13">
          <table:table-cell office:value-type="string">
            <text:p>Elden ring</text:p>
          </table:table-cell>
          <table:table-cell/>
          <table:table-cell office:value-type="string">
            <text:p>Aucun</text:p>
          </table:table-cell>
          <table:table-cell office:value-type="string">
            <text:p>Playstyle weapon</text:p>
            <text:p>Lourdeur équipement</text:p>
            <text:p>Bcp de variation dans les armes</text:p>
            <text:p>Playstyle, stats, growth stats</text:p>
            <text:p>Talisman passif</text:p>
            <text:p>Pas mal de matos avec passif</text:p>
            <text:p>Switch d'arme</text:p>
          </table:table-cell>
          <table:table-cell office:value-type="string">
            <text:p>Trouver le matos</text:p>
          </table:table-cell>
          <table:table-cell office:value-type="string">
            <text:p>Base item / skill / stats</text:p>
          </table:table-cell>
          <table:table-cell office:value-type="string">
            <text:p>Peu d'impact hormis le start</text:p>
          </table:table-cell>
          <table:table-cell/>
          <table:table-cell office:value-type="string">
            <text:p>Aucun</text:p>
          </table:table-cell>
          <table:table-cell office:value-type="string">
            <text:p>Skill basé sur l'arme et les spells caster</text:p>
            <text:p>Override arme special</text:p>
            <text:p>Arme unique avec custom skill</text:p>
          </table:table-cell>
          <table:table-cell/>
          <table:table-cell office:value-type="string">
            <text:p>Peu de stats mais bien huilé</text:p>
            <text:p>Notion de poids</text:p>
            <text:p/>
          </table:table-cell>
          <table:table-cell/>
          <table:table-cell office:value-type="string">
            <text:p>Fiole de Vie / mana</text:p>
            <text:p>Popo</text:p>
            <text:p>Huile</text:p>
            <text:p>Bombe</text:p>
            <text:p>Encens</text:p>
          </table:table-cell>
          <table:table-cell/>
          <table:table-cell office:value-type="string">
            <text:p>Invocation</text:p>
            <text:p>Symbole elden tree</text:p>
          </table:table-cell>
          <table:table-cell/>
        </table:table-row>
        <table:table-row table:style-name="ro6">
          <table:table-cell office:value-type="string">
            <text:p>BOF3</text:p>
          </table:table-cell>
          <table:table-cell/>
          <table:table-cell office:value-type="string">
            <text:p>Aucu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Basé sur le perso</text:p>
            <text:p>Master</text:p>
            <text:p>Watch enemy</text:p>
          </table:table-cell>
          <table:table-cell/>
          <table:table-cell office:value-type="string">
            <text:p>Classique</text:p>
          </table:table-cell>
          <table:table-cell/>
          <table:table-cell office:value-type="string">
            <text:p>Classique</text:p>
          </table:table-cell>
          <table:table-cell/>
          <table:table-cell office:value-type="string">
            <text:p>Alchimie de Dragon</text:p>
          </table:table-cell>
          <table:table-cell/>
        </table:table-row>
        <table:table-row table:style-name="ro2">
          <table:table-cell office:value-type="string">
            <text:p>Dragon quest XI</text:p>
          </table:table-cell>
          <table:table-cell office:value-type="string">
            <text:p>Talent custom par héro</text:p>
          </table:table-cell>
          <table:table-cell office:value-type="string">
            <text:p>Pas folicho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Skill basé sur héro</text:p>
            <text:p>Skill basé sur l'arme</text:p>
          </table:table-cell>
          <table:table-cell/>
          <table:table-cell office:value-type="string">
            <text:p>Classique</text:p>
          </table:table-cell>
          <table:table-cell/>
          <table:table-cell office:value-type="string">
            <text:p>Classique</text:p>
          </table:table-cell>
          <table:table-cell/>
          <table:table-cell office:value-type="string">
            <text:p>Concentration méchanique</text:p>
          </table:table-cell>
          <table:table-cell/>
        </table:table-row>
        <table:table-row table:style-name="ro2">
          <table:table-cell office:value-type="string">
            <text:p>SMT5</text:p>
          </table:table-cell>
          <table:table-cell office:value-type="string">
            <text:p>Comme persona 5</text:p>
          </table:table-cell>
          <table:table-cell/>
          <table:table-cell office:value-type="string">
            <text:p>Comme persona 5</text:p>
          </table:table-cell>
          <table:table-cell/>
          <table:table-cell office:value-type="string">
            <text:p>Monster capture pour toute la team</text:p>
            <text:p/>
          </table:table-cell>
          <table:table-cell table:number-columns-repeated="2"/>
          <table:table-cell office:value-type="string">
            <text:p>Aucun</text:p>
          </table:table-cell>
          <table:table-cell office:value-type="string">
            <text:p>Comme persona 5 sans les relations</text:p>
          </table:table-cell>
          <table:table-cell/>
          <table:table-cell office:value-type="string">
            <text:p>Comme persona 5</text:p>
          </table:table-cell>
          <table:table-cell/>
          <table:table-cell office:value-type="string">
            <text:p>Comme persona 5</text:p>
          </table:table-cell>
          <table:table-cell/>
          <table:table-cell office:value-type="string">
            <text:p>Reserve system</text:p>
          </table:table-cell>
          <table:table-cell/>
        </table:table-row>
        <table:table-row table:style-name="ro2">
          <table:table-cell office:value-type="string">
            <text:p>Pokemon</text:p>
          </table:table-cell>
          <table:table-cell/>
          <table:table-cell office:value-type="string">
            <text:p>Aucun</text:p>
          </table:table-cell>
          <table:table-cell office:value-type="string">
            <text:p>Variation ok …</text:p>
          </table:table-cell>
          <table:table-cell office:value-type="string">
            <text:p>Un item a portée</text:p>
          </table:table-cell>
          <table:table-cell office:value-type="string">
            <text:p>X pokemon différent + évolution</text:p>
          </table:table-cell>
          <table:table-cell table:number-columns-repeated="2"/>
          <table:table-cell office:value-type="string">
            <text:p>Aucun</text:p>
          </table:table-cell>
          <table:table-cell office:value-type="string">
            <text:p>Dépendant du type + pokemon de base</text:p>
          </table:table-cell>
          <table:table-cell/>
          <table:table-cell office:value-type="string">
            <text:p>Grows stats + chiny</text:p>
            <text:p>Basic</text:p>
          </table:table-cell>
          <table:table-cell/>
          <table:table-cell office:value-type="string">
            <text:p>Classique</text:p>
            <text:p>Pokeball</text:p>
          </table:table-cell>
          <table:table-cell/>
          <table:table-cell office:value-type="string">
            <text:p>Multi ex</text:p>
          </table:table-cell>
          <table:table-cell/>
        </table:table-row>
        <table:table-row table:style-name="ro6">
          <table:table-cell office:value-type="string">
            <text:p>Fire emblem</text:p>
          </table:table-cell>
          <table:table-cell/>
          <table:table-cell office:value-type="string">
            <text:p>Aucun</text:p>
          </table:table-cell>
          <table:table-cell office:value-type="string">
            <text:p>Durability</text:p>
            <text:p>Classe basé weapon</text:p>
            <text:p>Qq variation anti archetype</text:p>
          </table:table-cell>
          <table:table-cell office:value-type="string">
            <text:p>Peu de profondeur</text:p>
          </table:table-cell>
          <table:table-cell office:value-type="string">
            <text:p>Bcp de classes</text:p>
            <text:p>Bcp d'évolution</text:p>
            <text:p>Bcp de perso</text:p>
          </table:table-cell>
          <table:table-cell office:value-type="string">
            <text:p>Classe force weapon</text:p>
          </table:table-cell>
          <table:table-cell office:value-type="string">
            <text:p>Débloquage de héro</text:p>
          </table:table-cell>
          <table:table-cell/>
          <table:table-cell office:value-type="string">
            <text:p>Skill basé sur la classe et perso</text:p>
            <text:p>Que des passifs quasiment</text:p>
          </table:table-cell>
          <table:table-cell/>
          <table:table-cell office:value-type="string">
            <text:p>Stats growth classe / héro</text:p>
            <text:p>% de chance par 100</text:p>
          </table:table-cell>
          <table:table-cell/>
          <table:table-cell office:value-type="string">
            <text:p>Arme</text:p>
            <text:p>Potion</text:p>
          </table:table-cell>
          <table:table-cell/>
          <table:table-cell office:value-type="string">
            <text:p>Enfant héritage</text:p>
          </table:table-cell>
          <table:table-cell/>
        </table:table-row>
        <table:table-row table:style-name="ro6">
          <table:table-cell office:value-type="string">
            <text:p>Etrian odissey</text:p>
          </table:table-cell>
          <table:table-cell office:value-type="string">
            <text:p>Classe talent</text:p>
            <text:p>Sub classe</text:p>
            <text:p>Variation correct</text:p>
          </table:table-cell>
          <table:table-cell office:value-type="string">
            <text:p>Peu de talent</text:p>
          </table:table-cell>
          <table:table-cell office:value-type="string">
            <text:p>Skill forcé avec weapon</text:p>
            <text:p>Equipement classique</text:p>
          </table:table-cell>
          <table:table-cell/>
          <table:table-cell office:value-type="string">
            <text:p>Variation de classe ok</text:p>
            <text:p>Une dizaine</text:p>
          </table:table-cell>
          <table:table-cell office:value-type="string">
            <text:p>Farmer ultra bof</text:p>
          </table:table-cell>
          <table:table-cell office:value-type="string">
            <text:p>Classe</text:p>
          </table:table-cell>
          <table:table-cell/>
          <table:table-cell office:value-type="string">
            <text:p>Skill avec classes</text:p>
            <text:p>Break par classe</text:p>
          </table:table-cell>
          <table:table-cell/>
          <table:table-cell office:value-type="string">
            <text:p>Classique</text:p>
          </table:table-cell>
          <table:table-cell/>
          <table:table-cell office:value-type="string">
            <text:p>Classique</text:p>
          </table:table-cell>
          <table:table-cell/>
          <table:table-cell office:value-type="string">
            <text:p>Status effect dangereux et prio</text:p>
          </table:table-cell>
          <table:table-cell/>
        </table:table-row>
        <table:table-row table:style-name="ro6">
          <table:table-cell office:value-type="string">
            <text:p>LoL</text:p>
          </table:table-cell>
          <table:table-cell office:value-type="string">
            <text:p>Maitrise</text:p>
            <text:p>Variation pas op mais unique</text:p>
          </table:table-cell>
          <table:table-cell/>
          <table:table-cell office:value-type="string">
            <text:p>Varié et balance</text:p>
          </table:table-cell>
          <table:table-cell office:value-type="string">
            <text:p>Peu d'hybrid</text:p>
          </table:table-cell>
          <table:table-cell office:value-type="string">
            <text:p>150+ héros</text:p>
          </table:table-cell>
          <table:table-cell/>
          <table:table-cell office:value-type="string">
            <text:p>Héros</text:p>
          </table:table-cell>
          <table:table-cell/>
          <table:table-cell office:value-type="string">
            <text:p>4 par héro</text:p>
            <text:p>Choix de l'ordre du lvl up</text:p>
            <text:p>Bcp de variation mais unique</text:p>
          </table:table-cell>
          <table:table-cell/>
          <table:table-cell office:value-type="string">
            <text:p>Bcp de stats</text:p>
            <text:p>Simple d'accès</text:p>
            <text:p/>
          </table:table-cell>
          <table:table-cell/>
          <table:table-cell office:value-type="string">
            <text:p>Popo</text:p>
            <text:p>Elixir</text:p>
          </table:table-cell>
          <table:table-cell office:value-type="string">
            <text:p>On a vu mieux</text:p>
          </table:table-cell>
          <table:table-cell office:value-type="string">
            <text:p>Objectifs</text:p>
            <text:p/>
          </table:table-cell>
          <table:table-cell/>
        </table:table-row>
        <table:table-row table:style-name="ro10">
          <table:table-cell office:value-type="string">
            <text:p>Diablo 4</text:p>
          </table:table-cell>
          <table:table-cell office:value-type="string">
            <text:p>Basé sur classe</text:p>
            <text:p>Pantheon</text:p>
            <text:p>Skill puis choix d'amélio</text:p>
            <text:p>Simple</text:p>
            <text:p>Super point à la fin de l'arbre</text:p>
          </table:table-cell>
          <table:table-cell office:value-type="string">
            <text:p>Profondeur pas ouf tt seul</text:p>
          </table:table-cell>
          <table:table-cell office:value-type="string">
            <text:p>Bcp de matos</text:p>
            <text:p>Plein d'effet unique</text:p>
            <text:p>Item de set</text:p>
          </table:table-cell>
          <table:table-cell/>
          <table:table-cell office:value-type="string">
            <text:p>10 mais unique</text:p>
          </table:table-cell>
          <table:table-cell/>
          <table:table-cell office:value-type="string">
            <text:p>Aucun</text:p>
          </table:table-cell>
          <table:table-cell/>
          <table:table-cell office:value-type="string">
            <text:p>Basé sur les talents</text:p>
            <text:p>Equipement avec effet unique</text:p>
          </table:table-cell>
          <table:table-cell/>
          <table:table-cell office:value-type="string">
            <text:p>Bcp de stats</text:p>
          </table:table-cell>
          <table:table-cell/>
          <table:table-cell office:value-type="string">
            <text:p>Popo</text:p>
          </table:table-cell>
          <table:table-cell/>
          <table:table-cell office:value-type="string">
            <text:p>Paragon farm</text:p>
          </table:table-cell>
          <table:table-cell/>
        </table:table-row>
        <table:table-row table:style-name="ro6">
          <table:table-cell office:value-type="string">
            <text:p>Infinitode 2</text:p>
          </table:table-cell>
          <table:table-cell office:value-type="string">
            <text:p>Enorme arbre</text:p>
            <text:p>Des parti pour les armes</text:p>
            <text:p>Des parti pour les puces / recolte …</text:p>
          </table:table-cell>
          <table:table-cell office:value-type="string">
            <text:p>On s'y perd et bcp de node pas unique</text:p>
            <text:p>Arbre a grind, pas forcément des choix</text:p>
          </table:table-cell>
          <table:table-cell/>
          <table:table-cell office:value-type="string">
            <text:p>aucun</text:p>
          </table:table-cell>
          <table:table-cell office:value-type="string">
            <text:p>Des tours uniques</text:p>
          </table:table-cell>
          <table:table-cell office:value-type="string">
            <text:p>Peu de tours quand même</text:p>
          </table:table-cell>
          <table:table-cell office:value-type="string">
            <text:p>Les talents</text:p>
            <text:p>Les tours</text:p>
            <text:p>Les Maps</text:p>
          </table:table-cell>
          <table:table-cell/>
          <table:table-cell office:value-type="string">
            <text:p>Quelques pouvoirs</text:p>
          </table:table-cell>
          <table:table-cell office:value-type="string">
            <text:p>C'est pas ouf non plus</text:p>
          </table:table-cell>
          <table:table-cell office:value-type="string">
            <text:p>Des stats simple</text:p>
            <text:p>Vitesse de rotation</text:p>
            <text:p>Enemy Hard resist</text:p>
          </table:table-cell>
          <table:table-cell/>
          <table:table-cell office:value-type="string">
            <text:p>Aucun</text:p>
          </table:table-cell>
          <table:table-cell/>
          <table:table-cell office:value-type="string">
            <text:p>Les puces</text:p>
            <text:p>Les mineurs</text:p>
          </table:table-cell>
          <table:table-cell/>
        </table:table-row>
        <table:table-row table:style-name="ro3">
          <table:table-cell office:value-type="string">
            <text:p>Oxygen not included</text:p>
          </table:table-cell>
          <table:table-cell office:value-type="string">
            <text:p>Trait au recrutement</text:p>
            <text:p>Trait par machine</text:p>
            <text:p>Arbre simple</text:p>
            <text:p>=&gt; gain de stats / gain de skill</text:p>
          </table:table-cell>
          <table:table-cell office:value-type="string">
            <text:p>Pas de réel choix hormis des besoins</text:p>
          </table:table-cell>
          <table:table-cell office:value-type="string">
            <text:p>Le costume a portée</text:p>
          </table:table-cell>
          <table:table-cell office:value-type="string">
            <text:p>On a vu mieux</text:p>
          </table:table-cell>
          <table:table-cell office:value-type="string">
            <text:p>Humain vs bionic</text:p>
          </table:table-cell>
          <table:table-cell office:value-type="string">
            <text:p>Pas vraiment</text:p>
          </table:table-cell>
          <table:table-cell office:value-type="string">
            <text:p>Aucun</text:p>
          </table:table-cell>
          <table:table-cell/>
          <table:table-cell office:value-type="string">
            <text:p>Obtenu via talent</text:p>
            <text:p>Représente la possibilité d'une action</text:p>
          </table:table-cell>
          <table:table-cell/>
          <table:table-cell office:value-type="string">
            <text:p>Stats de métiers / actions</text:p>
            <text:p>Force</text:p>
            <text:p>Stress</text:p>
            <text:p>Le reste est classique</text:p>
          </table:table-cell>
          <table:table-cell/>
          <table:table-cell office:value-type="string">
            <text:p>Médoc</text:p>
            <text:p>Traits rng</text:p>
            <text:p>Bouf</text:p>
          </table:table-cell>
          <table:table-cell table:number-columns-repeated="3"/>
        </table:table-row>
        <table:table-row table:style-name="ro5" table:number-rows-repeated="2">
          <table:table-cell table:number-columns-repeated="17"/>
        </table:table-row>
        <table:table-row table:style-name="ro5">
          <table:table-cell office:value-type="string">
            <text:p>Race</text:p>
          </table:table-cell>
          <table:table-cell table:style-name="ce13" office:value-type="string">
            <text:p>Oui</text:p>
          </table:table-cell>
          <table:table-cell office:value-type="string">
            <text:p>Non</text:p>
          </table:table-cell>
          <table:table-cell table:number-columns-repeated="14"/>
        </table:table-row>
        <table:table-row table:style-name="ro5">
          <table:table-cell table:number-columns-repeated="17"/>
        </table:table-row>
        <table:table-row table:style-name="ro1">
          <table:table-cell office:value-type="string">
            <text:p>Class</text:p>
          </table:table-cell>
          <table:table-cell table:style-name="ce13" office:value-type="string">
            <text:p>Basé sur talent / skill</text:p>
          </table:table-cell>
          <table:table-cell table:style-name="ce13" office:value-type="string">
            <text:p>Freelance pur</text:p>
          </table:table-cell>
          <table:table-cell office:value-type="string">
            <text:p>Start + advancement</text:p>
          </table:table-cell>
          <table:table-cell office:value-type="string">
            <text:p>Classe + sub</text:p>
          </table:table-cell>
          <table:table-cell office:value-type="string">
            <text:p>Classe trié en rang</text:p>
          </table:table-cell>
          <table:table-cell table:number-columns-repeated="11"/>
        </table:table-row>
        <table:table-row table:style-name="ro5">
          <table:table-cell table:number-columns-repeated="17"/>
        </table:table-row>
        <table:table-row table:style-name="ro1">
          <table:table-cell office:value-type="string">
            <text:p>Trait</text:p>
          </table:table-cell>
          <table:table-cell office:value-type="string">
            <text:p>Aucun</text:p>
          </table:table-cell>
          <table:table-cell table:style-name="ce13" office:value-type="string">
            <text:p>Race</text:p>
          </table:table-cell>
          <table:table-cell table:style-name="ce13" office:value-type="string">
            <text:p>Achivement</text:p>
          </table:table-cell>
          <table:table-cell table:style-name="ce13" office:value-type="string">
            <text:p>Recrutement</text:p>
          </table:table-cell>
          <table:table-cell table:number-columns-repeated="12"/>
        </table:table-row>
        <table:table-row table:style-name="ro5">
          <table:table-cell table:number-columns-repeated="17"/>
        </table:table-row>
        <table:table-row table:style-name="ro1">
          <table:table-cell office:value-type="string">
            <text:p>Stats</text:p>
          </table:table-cell>
          <table:table-cell table:style-name="ce13" office:value-type="string">
            <text:p>Aucun</text:p>
          </table:table-cell>
          <table:table-cell table:style-name="ce13" office:value-type="string">
            <text:p>Custom ressource de skill</text:p>
          </table:table-cell>
          <table:table-cell office:value-type="string">
            <text:p>Poids</text:p>
          </table:table-cell>
          <table:table-cell office:value-type="string">
            <text:p>Stress</text:p>
          </table:table-cell>
          <table:table-cell table:number-columns-repeated="12"/>
        </table:table-row>
        <table:table-row table:style-name="ro5">
          <table:table-cell table:number-columns-repeated="17"/>
        </table:table-row>
        <table:table-row table:style-name="ro1">
          <table:table-cell office:value-type="string">
            <text:p>Grow stats</text:p>
          </table:table-cell>
          <table:table-cell office:value-type="string">
            <text:p>A la main</text:p>
          </table:table-cell>
          <table:table-cell office:value-type="string">
            <text:p>Classe based</text:p>
          </table:table-cell>
          <table:table-cell table:style-name="ce13" office:value-type="string">
            <text:p>Race based</text:p>
          </table:table-cell>
          <table:table-cell table:style-name="ce13" office:value-type="string">
            <text:p>Perso based</text:p>
          </table:table-cell>
          <table:table-cell office:value-type="string">
            <text:p>per tranche de 100</text:p>
          </table:table-cell>
          <table:table-cell table:style-name="ce13" office:value-type="string">
            <text:p>Automatique</text:p>
          </table:table-cell>
          <table:table-cell table:number-columns-repeated="10"/>
        </table:table-row>
        <table:table-row table:style-name="ro5">
          <table:table-cell table:number-columns-repeated="17"/>
        </table:table-row>
        <table:table-row table:style-name="ro1">
          <table:table-cell office:value-type="string">
            <text:p>Arbre de talent</text:p>
          </table:table-cell>
          <table:table-cell office:value-type="string">
            <text:p>Aucun</text:p>
          </table:table-cell>
          <table:table-cell office:value-type="string">
            <text:p>Enorme version POE</text:p>
          </table:table-cell>
          <table:table-cell table:style-name="ce13" office:value-type="string">
            <text:p>Version D4</text:p>
          </table:table-cell>
          <table:table-cell office:value-type="string">
            <text:p>Class / Race <text:s/>based</text:p>
          </table:table-cell>
          <table:table-cell table:style-name="ce13" office:value-type="string">
            <text:p>Pur alchimie (Divinity)</text:p>
          </table:table-cell>
          <table:table-cell table:style-name="ce13" office:value-type="string">
            <text:p>Freelance à la skyrim</text:p>
          </table:table-cell>
          <table:table-cell table:style-name="ce14" office:value-type="string">
            <text:p>Branche RNG à la TLS</text:p>
          </table:table-cell>
          <table:table-cell table:number-columns-repeated="9"/>
        </table:table-row>
        <table:table-row table:style-name="ro5">
          <table:table-cell table:number-columns-repeated="17"/>
        </table:table-row>
        <table:table-row table:style-name="ro1">
          <table:table-cell office:value-type="string">
            <text:p>Skills</text:p>
          </table:table-cell>
          <table:table-cell office:value-type="string">
            <text:p>Weapon playstyle</text:p>
          </table:table-cell>
          <table:table-cell table:style-name="ce13" office:value-type="string">
            <text:p>Talent unlock</text:p>
          </table:table-cell>
          <table:table-cell table:style-name="ce13" office:value-type="string">
            <text:p>Achat / loot</text:p>
          </table:table-cell>
          <table:table-cell office:value-type="string">
            <text:p>Equipment</text:p>
          </table:table-cell>
          <table:table-cell office:value-type="string">
            <text:p>Crafting </text:p>
          </table:table-cell>
          <table:table-cell table:number-columns-repeated="11"/>
        </table:table-row>
        <table:table-row table:style-name="ro5">
          <table:table-cell table:number-columns-repeated="17"/>
        </table:table-row>
        <table:table-row table:style-name="ro1">
          <table:table-cell office:value-type="string">
            <text:p>Consomable</text:p>
          </table:table-cell>
          <table:table-cell table:style-name="ce13" office:value-type="string">
            <text:p>Aucun</text:p>
          </table:table-cell>
          <table:table-cell table:number-columns-repeated="15"/>
        </table:table-row>
        <table:table-row table:style-name="ro5">
          <table:table-cell table:number-columns-repeated="17"/>
        </table:table-row>
        <table:table-row table:style-name="ro1">
          <table:table-cell office:value-type="string">
            <text:p>Equipment</text:p>
          </table:table-cell>
          <table:table-cell table:style-name="ce13" office:value-type="string">
            <text:p>Pur stats</text:p>
          </table:table-cell>
          <table:table-cell table:style-name="ce13" office:value-type="string">
            <text:p>Skill passif</text:p>
          </table:table-cell>
          <table:table-cell table:number-columns-repeated="14"/>
        </table:table-row>
        <table:table-row table:style-name="ro5" table:number-rows-repeated="2">
          <table:table-cell table:number-columns-repeated="17"/>
        </table:table-row>
        <table:table-row table:style-name="ro1">
          <table:table-cell office:value-type="string">
            <text:p>V1</text:p>
          </table:table-cell>
          <table:table-cell office:value-type="string">
            <text:p>Banque de traits </text:p>
          </table:table-cell>
          <table:table-cell office:value-type="string">
            <text:p>Recrutement / Race / Achivement</text:p>
          </table:table-cell>
          <table:table-cell table:number-columns-repeated="14"/>
        </table:table-row>
        <table:table-row table:style-name="ro1">
          <table:table-cell/>
          <table:table-cell office:value-type="string">
            <text:p>Arbre alchimie avec branches Visi / invisi</text:p>
          </table:table-cell>
          <table:table-cell table:number-columns-repeated="15"/>
        </table:table-row>
        <table:table-row table:style-name="ro1">
          <table:table-cell/>
          <table:table-cell office:value-type="string">
            <text:p>Level up =&gt; grow stats</text:p>
          </table:table-cell>
          <table:table-cell table:number-columns-repeated="15"/>
        </table:table-row>
        <table:table-row table:style-name="ro1">
          <table:table-cell/>
          <table:table-cell office:value-type="string">
            <text:p>Proificient dans une branche = point</text:p>
          </table:table-cell>
          <table:table-cell table:number-columns-repeated="15"/>
        </table:table-row>
        <table:table-row table:style-name="ro1">
          <table:table-cell/>
          <table:table-cell office:value-type="string">
            <text:p>Proificient en utilisant la branche</text:p>
          </table:table-cell>
          <table:table-cell table:number-columns-repeated="15"/>
        </table:table-row>
        <table:table-row table:style-name="ro1">
          <table:table-cell/>
          <table:table-cell office:value-type="string">
            <text:p>Equipment pur stats + passif skill</text:p>
          </table:table-cell>
          <table:table-cell table:number-columns-repeated="15"/>
        </table:table-row>
        <table:table-row table:style-name="ro1">
          <table:table-cell/>
          <table:table-cell office:value-type="string">
            <text:p>Recrutement varia trait / grow stats / talents proi</text:p>
          </table:table-cell>
          <table:table-cell table:number-columns-repeated="15"/>
        </table:table-row>
        <table:table-row table:style-name="ro1">
          <table:table-cell/>
          <table:table-cell office:value-type="string">
            <text:p>Skill via talent</text:p>
          </table:table-cell>
          <table:table-cell table:number-columns-repeated="15"/>
        </table:table-row>
        <table:table-row table:style-name="ro1">
          <table:table-cell/>
          <table:table-cell office:value-type="string">
            <text:p>Skill dans talent avec branche d'opti</text:p>
          </table:table-cell>
          <table:table-cell table:number-columns-repeated="15"/>
        </table:table-row>
        <table:table-row table:style-name="ro1">
          <table:table-cell/>
          <table:table-cell office:value-type="string">
            <text:p>Découverte de branche via proifi dans d'autres branche</text:p>
          </table:table-cell>
          <table:table-cell table:number-columns-repeated="15"/>
        </table:table-row>
      </table:table>
      <table:table table:name="HUB_Analyse" table:style-name="ta1" table:print="false">
        <office:forms form:automatic-focus="false" form:apply-design-mode="false"/>
        <table:table-column table:style-name="co12"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5" table:default-cell-style-name="Default"/>
        <table:table-column table:style-name="co51" table:default-cell-style-name="Default"/>
        <table:table-column table:style-name="co52" table:default-cell-style-name="Default"/>
        <table:table-column table:style-name="co3" table:default-cell-style-name="Default"/>
        <table:table-column table:style-name="co53" table:default-cell-style-name="Default"/>
        <table:table-column table:style-name="co3" table:default-cell-style-name="Default"/>
        <table:table-column table:style-name="co54" table:default-cell-style-name="Default"/>
        <table:table-column table:style-name="co3" table:default-cell-style-name="Default"/>
        <table:table-column table:style-name="co55" table:default-cell-style-name="Default"/>
        <table:table-column table:style-name="co3" table:default-cell-style-name="Default"/>
        <table:table-column table:style-name="co56" table:default-cell-style-name="Default"/>
        <table:table-column table:style-name="co3" table:default-cell-style-name="Default"/>
        <table:table-column table:style-name="co50" table:default-cell-style-name="Default"/>
        <table:table-column table:style-name="co3" table:default-cell-style-name="Default"/>
        <table:table-column table:style-name="co57" table:default-cell-style-name="Default"/>
        <table:table-column table:style-name="co3" table:default-cell-style-name="Default"/>
        <table:table-column table:style-name="co58" table:default-cell-style-name="Default"/>
        <table:table-column table:style-name="co3" table:default-cell-style-name="Default"/>
        <table:table-column table:style-name="co59" table:default-cell-style-name="Default"/>
        <table:table-column table:style-name="co3" table:default-cell-style-name="Default"/>
        <table:table-row table:style-name="ro1">
          <table:table-cell/>
          <table:table-cell office:value-type="string">
            <text:p>Recrutements</text:p>
          </table:table-cell>
          <table:table-cell/>
          <table:table-cell office:value-type="string">
            <text:p>Craft</text:p>
          </table:table-cell>
          <table:table-cell/>
          <table:table-cell office:value-type="string">
            <text:p>Marchand</text:p>
          </table:table-cell>
          <table:table-cell/>
          <table:table-cell office:value-type="string">
            <text:p>Healer</text:p>
          </table:table-cell>
          <table:table-cell/>
          <table:table-cell office:value-type="string">
            <text:p>Upgrades</text:p>
          </table:table-cell>
          <table:table-cell/>
          <table:table-cell office:value-type="string">
            <text:p>Idle Collect</text:p>
          </table:table-cell>
          <table:table-cell/>
          <table:table-cell office:value-type="string">
            <text:p>Missions</text:p>
          </table:table-cell>
          <table:table-cell/>
          <table:table-cell office:value-type="string">
            <text:p>Adv gestion</text:p>
          </table:table-cell>
          <table:table-cell/>
          <table:table-cell office:value-type="string">
            <text:p>Team building</text:p>
          </table:table-cell>
          <table:table-cell/>
          <table:table-cell office:value-type="string">
            <text:p>Talent / skill</text:p>
          </table:table-cell>
          <table:table-cell/>
          <table:table-cell office:value-type="string">
            <text:p>Croissanc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3">
          <table:table-cell office:value-type="string">
            <text:p>Azure dream</text:p>
          </table:table-cell>
          <table:table-cell/>
          <table:table-cell office:value-type="string">
            <text:p>Aucun</text:p>
          </table:table-cell>
          <table:table-cell/>
          <table:table-cell office:value-type="string">
            <text:p>Aucun</text:p>
          </table:table-cell>
          <table:table-cell/>
          <table:table-cell office:value-type="string">
            <text:p>Rien de spécial</text:p>
          </table:table-cell>
          <table:table-cell/>
          <table:table-cell office:value-type="string">
            <text:p>Aucun</text:p>
          </table:table-cell>
          <table:table-cell office:value-type="string">
            <text:p>Safe</text:p>
            <text:p>Monster's hut</text:p>
            <text:p>Mini game</text:p>
            <text:p>Casino</text:p>
          </table:table-cell>
          <table:table-cell table:number-columns-repeated="2"/>
          <table:table-cell office:value-type="string">
            <text:p>Aucun</text:p>
          </table:table-cell>
          <table:table-cell/>
          <table:table-cell office:value-type="string">
            <text:p>Aucun</text:p>
          </table:table-cell>
          <table:table-cell office:value-type="string">
            <text:p>Capacité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Permadeath</text:p>
          </table:table-cell>
          <table:table-cell office:value-type="string">
            <text:p>Aucun</text:p>
          </table:table-cell>
        </table:table-row>
        <table:table-row table:style-name="ro10">
          <table:table-cell office:value-type="string">
            <text:p>Loot of Baal</text:p>
          </table:table-cell>
          <table:table-cell office:value-type="string">
            <text:p>Auto hire quality</text:p>
            <text:p>Scroll hire</text:p>
            <text:p>RNG skill</text:p>
            <text:p>RNG Class</text:p>
            <text:p>RNG Growth</text:p>
          </table:table-cell>
          <table:table-cell office:value-type="string">
            <text:p>Chiant</text:p>
          </table:table-cell>
          <table:table-cell office:value-type="string">
            <text:p>Plein de recette</text:p>
            <text:p>Socket</text:p>
          </table:table-cell>
          <table:table-cell office:value-type="string">
            <text:p>Chiant</text:p>
          </table:table-cell>
          <table:table-cell office:value-type="string">
            <text:p>RNG Loot</text:p>
            <text:p>Recette</text:p>
            <text:p>RNG Unique / Set</text:p>
            <text:p>Réput</text:p>
          </table:table-cell>
          <table:table-cell office:value-type="string">
            <text:p>99% inutile</text:p>
            <text:p/>
          </table:table-cell>
          <table:table-cell/>
          <table:table-cell office:value-type="string">
            <text:p>Aucun</text:p>
          </table:table-cell>
          <table:table-cell office:value-type="string">
            <text:p>Marchand</text:p>
          </table:table-cell>
          <table:table-cell table:number-columns-repeated="2"/>
          <table:table-cell office:value-type="string">
            <text:p>Aucun</text:p>
          </table:table-cell>
          <table:table-cell office:value-type="string">
            <text:p>Quête </text:p>
            <text:p>=&gt; réput / gold</text:p>
          </table:table-cell>
          <table:table-cell/>
          <table:table-cell office:value-type="string">
            <text:p>Gold cost</text:p>
            <text:p>=&gt; moins temps en ville</text:p>
            <text:p>3 équipe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13">
          <table:table-cell office:value-type="string">
            <text:p>Adv guild</text:p>
          </table:table-cell>
          <table:table-cell office:value-type="string">
            <text:p>RNG trait</text:p>
            <text:p>RNG class</text:p>
            <text:p>RNG BG</text:p>
            <text:p>RNG Stats</text:p>
          </table:table-cell>
          <table:table-cell office:value-type="string">
            <text:p>Variation pas ouf</text:p>
          </table:table-cell>
          <table:table-cell office:value-type="string">
            <text:p>Equipment </text:p>
            <text:p>Débloquer avec up</text:p>
          </table:table-cell>
          <table:table-cell office:value-type="string">
            <text:p>Chiant</text:p>
          </table:table-cell>
          <table:table-cell office:value-type="string">
            <text:p>RNG Loot</text:p>
            <text:p/>
          </table:table-cell>
          <table:table-cell office:value-type="string">
            <text:p>99% inutile </text:p>
          </table:table-cell>
          <table:table-cell office:value-type="string">
            <text:p>Heal blessure</text:p>
            <text:p>=&gt; Gold + satisfaction</text:p>
          </table:table-cell>
          <table:table-cell/>
          <table:table-cell office:value-type="string">
            <text:p>Marchand</text:p>
            <text:p>Craft</text:p>
            <text:p>Boost</text:p>
            <text:p>Training</text:p>
            <text:p>Alchemy</text:p>
            <text:p>Inventory</text:p>
            <text:p>Mood</text:p>
          </table:table-cell>
          <table:table-cell table:number-columns-repeated="2"/>
          <table:table-cell office:value-type="string">
            <text:p>Aucun</text:p>
          </table:table-cell>
          <table:table-cell office:value-type="string">
            <text:p>Idle mission</text:p>
            <text:p>T/T mission</text:p>
            <text:p>Choix items</text:p>
            <text:p>Boost</text:p>
            <text:p>Achat rations</text:p>
          </table:table-cell>
          <table:table-cell/>
          <table:table-cell office:value-type="string">
            <text:p>Gold cost par week</text:p>
            <text:p>Nombre Max</text:p>
            <text:p>Relations</text:p>
            <text:p>Mood</text:p>
          </table:table-cell>
          <table:table-cell/>
          <table:table-cell office:value-type="string">
            <text:p>Buff si compo</text:p>
            <text:p>Nom + icon</text:p>
            <text:p>Leader</text:p>
          </table:table-cell>
          <table:table-cell/>
          <table:table-cell office:value-type="string">
            <text:p>Training lvl</text:p>
            <text:p>Choix des skills</text:p>
            <text:p>Change class</text:p>
            <text:p>Buff team </text:p>
          </table:table-cell>
          <table:table-cell table:number-columns-repeated="2"/>
          <table:table-cell office:value-type="string">
            <text:p>Aucun</text:p>
          </table:table-cell>
          <table:table-cell office:value-type="string">
            <text:p>Mood</text:p>
            <text:p>Relations</text:p>
            <text:p>Event random relation / mood</text:p>
            <text:p>Permadeath</text:p>
          </table:table-cell>
          <table:table-cell/>
        </table:table-row>
        <table:table-row table:style-name="ro3">
          <table:table-cell office:value-type="string">
            <text:p>Hades II</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Arme</text:p>
            <text:p>Talent</text:p>
            <text:p>Feature HUB</text:p>
            <text:p>Recolte tool</text:p>
          </table:table-cell>
          <table:table-cell/>
          <table:table-cell office:value-type="string">
            <text:p>Champs</text:p>
            <text:p>Ship ?</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Obj / quest</text:p>
          </table:table-cell>
          <table:table-cell/>
        </table:table-row>
        <table:table-row table:style-name="ro6">
          <table:table-cell office:value-type="string">
            <text:p>Rogue ge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Talent</text:p>
          </table:table-cell>
          <table:table-cell table:number-columns-repeated="2"/>
          <table:table-cell office:value-type="string">
            <text:p>Aucun</text:p>
          </table:table-cell>
          <table:table-cell office:value-type="string">
            <text:p>Difficulté</text:p>
            <text:p>Mode</text:p>
            <text:p>Perso</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4">
          <table:table-cell office:value-type="string">
            <text:p>Lootun</text:p>
          </table:table-cell>
          <table:table-cell office:value-type="string">
            <text:p>Nom</text:p>
            <text:p>Icon</text:p>
            <text:p>Class</text:p>
          </table:table-cell>
          <table:table-cell office:value-type="string">
            <text:p>Aucune variation</text:p>
            <text:p>Limite gold cap</text:p>
          </table:table-cell>
          <table:table-cell office:value-type="string">
            <text:p>Simple</text:p>
            <text:p>Resource via dez</text:p>
            <text:p>Plan par mission / up</text:p>
            <text:p>Choix du lvl / qualité</text:p>
          </table:table-cell>
          <table:table-cell table:number-columns-repeated="2"/>
          <table:table-cell office:value-type="string">
            <text:p>Aucun</text:p>
          </table:table-cell>
          <table:table-cell/>
          <table:table-cell office:value-type="string">
            <text:p>Aucun</text:p>
          </table:table-cell>
          <table:table-cell office:value-type="string">
            <text:p>Unlock feature</text:p>
            <text:p>Collect</text:p>
            <text:p>Craft</text:p>
            <text:p>System</text:p>
            <text:p>Potion</text:p>
            <text:p>Mission type</text:p>
            <text:p>Scrap</text:p>
            <text:p>IA feature</text:p>
            <text:p>Storage</text:p>
            <text:p>Donation</text:p>
            <text:p>Gem</text:p>
            <text:p>Bounty</text:p>
          </table:table-cell>
          <table:table-cell/>
          <table:table-cell office:value-type="string">
            <text:p>Upgrade ressource</text:p>
            <text:p>Collecte jeu fermé</text:p>
            <text:p>Collect tool</text:p>
          </table:table-cell>
          <table:table-cell/>
          <table:table-cell office:value-type="string">
            <text:p>Donjon</text:p>
            <text:p>Raid</text:p>
            <text:p>Bounty</text:p>
            <text:p>Agony</text:p>
            <text:p>Faction</text:p>
            <text:p>Endless</text:p>
            <text:p>Chacun custo</text:p>
          </table:table-cell>
          <table:table-cell/>
          <table:table-cell office:value-type="string">
            <text:p>Team rapid launch</text:p>
          </table:table-cell>
          <table:table-cell table:number-columns-repeated="2"/>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Achiv system</text:p>
            <text:p>Scrap tool</text:p>
            <text:p>Bag tool</text:p>
            <text:p>Tout tool</text:p>
          </table:table-cell>
          <table:table-cell/>
        </table:table-row>
        <table:table-row table:style-name="ro10">
          <table:table-cell office:value-type="string">
            <text:p>Dragon cliff</text:p>
          </table:table-cell>
          <table:table-cell office:value-type="string">
            <text:p>RNG class</text:p>
            <text:p>RNG nom</text:p>
            <text:p>RNG qualité</text:p>
            <text:p>Filtre hire</text:p>
            <text:p>Gus de récolte</text:p>
          </table:table-cell>
          <table:table-cell/>
          <table:table-cell office:value-type="string">
            <text:p>Armor / weapon factory</text:p>
            <text:p>Scrol generator</text:p>
          </table:table-cell>
          <table:table-cell table:number-columns-repeated="2"/>
          <table:table-cell office:value-type="string">
            <text:p>Aucun</text:p>
          </table:table-cell>
          <table:table-cell/>
          <table:table-cell office:value-type="string">
            <text:p>Aucun</text:p>
          </table:table-cell>
          <table:table-cell office:value-type="string">
            <text:p>Unlock feature</text:p>
          </table:table-cell>
          <table:table-cell/>
          <table:table-cell office:value-type="string">
            <text:p>Craft generator</text:p>
            <text:p>Por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4">
          <table:table-cell office:value-type="string">
            <text:p>Disgaea</text:p>
          </table:table-cell>
          <table:table-cell office:value-type="string">
            <text:p>Class</text:p>
            <text:p>Nom</text:p>
            <text:p>Achat avec la mana d'un mec</text:p>
          </table:table-cell>
          <table:table-cell/>
          <table:table-cell office:value-type="string">
            <text:p>Item world</text:p>
          </table:table-cell>
          <table:table-cell/>
          <table:table-cell office:value-type="string">
            <text:p>Simple</text:p>
          </table:table-cell>
          <table:table-cell/>
          <table:table-cell office:value-type="string">
            <text:p>HP MP</text:p>
            <text:p>=&gt; rng draw</text:p>
          </table:table-cell>
          <table:table-cell/>
          <table:table-cell office:value-type="string">
            <text:p>Marchand lvl</text:p>
            <text:p>Unlock feature</text:p>
            <text:p>Tribunal</text:p>
            <text:p>Up custom perso</text:p>
            <text:p>Reincarnate</text:p>
            <text:p>…</text:p>
          </table:table-cell>
          <table:table-cell table:number-columns-repeated="2"/>
          <table:table-cell office:value-type="string">
            <text:p>Aucun</text:p>
          </table:table-cell>
          <table:table-cell/>
          <table:table-cell office:value-type="string">
            <text:p>Histoire</text:p>
            <text:p>Item world</text:p>
            <text:p>Custom</text:p>
          </table:table-cell>
          <table:table-cell office:value-type="string">
            <text:p>Reincarnation</text:p>
            <text:p>Tribunal</text:p>
            <text:p>Pas de max</text:p>
          </table:table-cell>
          <table:table-cell/>
          <table:table-cell office:value-type="string">
            <text:p>Team buff / skill</text:p>
          </table:table-cell>
          <table:table-cell/>
          <table:table-cell office:value-type="string">
            <text:p>Evility marchand</text:p>
            <text:p>Skill upgrade</text:p>
            <text:p>Reincarnation</text:p>
            <text:p>Tribunal</text:p>
          </table:table-cell>
          <table:table-cell/>
          <table:table-cell office:value-type="string">
            <text:p>Feature unlock</text:p>
          </table:table-cell>
          <table:table-cell/>
          <table:table-cell office:value-type="string">
            <text:p>Cheat pnj (custom value)</text:p>
          </table:table-cell>
          <table:table-cell/>
        </table:table-row>
        <table:table-row table:style-name="ro2">
          <table:table-cell office:value-type="string">
            <text:p>Tangledeep</text:p>
          </table:table-cell>
          <table:table-cell/>
          <table:table-cell office:value-type="string">
            <text:p>Aucun</text:p>
          </table:table-cell>
          <table:table-cell office:value-type="string">
            <text:p>Item world</text:p>
          </table:table-cell>
          <table:table-cell/>
          <table:table-cell office:value-type="string">
            <text:p>Simpl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Histoire</text:p>
            <text:p>Item world</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0">
          <table:table-cell office:value-type="string">
            <text:p>The last spell</text:p>
          </table:table-cell>
          <table:table-cell office:value-type="string">
            <text:p>RNG trait</text:p>
            <text:p>RNG starting stuff</text:p>
            <text:p>RNG branche talent</text:p>
            <text:p>RNG race</text:p>
            <text:p>RNG Name</text:p>
          </table:table-cell>
          <table:table-cell/>
          <table:table-cell office:value-type="string">
            <text:p>Item factory</text:p>
          </table:table-cell>
          <table:table-cell/>
          <table:table-cell office:value-type="string">
            <text:p>Simple</text:p>
          </table:table-cell>
          <table:table-cell/>
          <table:table-cell office:value-type="string">
            <text:p>Fontaine</text:p>
            <text:p>Hopital</text:p>
          </table:table-cell>
          <table:table-cell/>
          <table:table-cell office:value-type="string">
            <text:p>Healer</text:p>
            <text:p>Batiments à placer</text:p>
            <text:p>Scavenge</text:p>
            <text:p>Factory</text:p>
            <text:p>Generation curr</text:p>
          </table:table-cell>
          <table:table-cell/>
          <table:table-cell office:value-type="string">
            <text:p>Gold</text:p>
            <text:p>Materiaux</text:p>
          </table:table-cell>
          <table:table-cell table:number-columns-repeated="2"/>
          <table:table-cell office:value-type="string">
            <text:p>Aucun</text:p>
          </table:table-cell>
          <table:table-cell office:value-type="string">
            <text:p>Placement</text:p>
          </table:table-cell>
          <table:table-cell table:number-columns-repeated="2"/>
          <table:table-cell office:value-type="string">
            <text:p>Aucun</text:p>
          </table:table-cell>
          <table:table-cell/>
          <table:table-cell office:value-type="string">
            <text:p>Aucun</text:p>
          </table:table-cell>
          <table:table-cell office:value-type="string">
            <text:p>Setup de la ville</text:p>
          </table:table-cell>
          <table:table-cell table:number-columns-repeated="3"/>
        </table:table-row>
        <table:table-row table:style-name="ro6">
          <table:table-cell office:value-type="string">
            <text:p>Digimon</text:p>
          </table:table-cell>
          <table:table-cell office:value-type="string">
            <text:p>Histoire =&gt; new perso</text:p>
          </table:table-cell>
          <table:table-cell table:number-columns-repeated="2"/>
          <table:table-cell office:value-type="string">
            <text:p>Aucun</text:p>
          </table:table-cell>
          <table:table-cell/>
          <table:table-cell office:value-type="string">
            <text:p>Aucun</text:p>
          </table:table-cell>
          <table:table-cell office:value-type="string">
            <text:p>Soigne maladie …</text:p>
            <text:p>Resto </text:p>
          </table:table-cell>
          <table:table-cell/>
          <table:table-cell office:value-type="string">
            <text:p>Via recrutement</text:p>
            <text:p>Marchand</text:p>
            <text:p>Unlock feature</text:p>
          </table:table-cell>
          <table:table-cell/>
          <table:table-cell office:value-type="string">
            <text:p>Ferm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Training par h</text:p>
            <text:p>=&gt; stats</text:p>
          </table:table-cell>
          <table:table-cell/>
          <table:table-cell office:value-type="string">
            <text:p>Defriche</text:p>
            <text:p>+ de vie</text:p>
          </table:table-cell>
          <table:table-cell/>
          <table:table-cell office:value-type="string">
            <text:p>System de j</text:p>
            <text:p>=&gt; Event lié à une data dans la ville</text:p>
          </table:table-cell>
          <table:table-cell/>
        </table:table-row>
        <table:table-row table:style-name="ro6">
          <table:table-cell office:value-type="string">
            <text:p>Animal cros</text:p>
          </table:table-cell>
          <table:table-cell office:value-type="string">
            <text:p>Histoire =&gt; new perso</text:p>
          </table:table-cell>
          <table:table-cell table:number-columns-repeated="2"/>
          <table:table-cell office:value-type="string">
            <text:p>Aucun</text:p>
          </table:table-cell>
          <table:table-cell office:value-type="string">
            <text:p>Oui</text:p>
          </table:table-cell>
          <table:table-cell table:number-columns-repeated="2"/>
          <table:table-cell office:value-type="string">
            <text:p>Aucun</text:p>
          </table:table-cell>
          <table:table-cell office:value-type="string">
            <text:p>Via recrutement</text:p>
            <text:p>Marchand</text:p>
            <text:p>Unlock feature</text:p>
          </table:table-cell>
          <table:table-cell/>
          <table:table-cell office:value-type="string">
            <text:p>Ferme</text:p>
          </table:table-cell>
          <table:table-cell/>
          <table:table-cell office:value-type="string">
            <text:p>Collectionnite</text:p>
            <text:p>Ques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Defriche</text:p>
            <text:p>+ de vie</text:p>
          </table:table-cell>
          <table:table-cell/>
          <table:table-cell office:value-type="string">
            <text:p>Simulation de vie pratiquement</text:p>
            <text:p>Event lié à la date</text:p>
          </table:table-cell>
          <table:table-cell/>
        </table:table-row>
        <table:table-row table:style-name="ro5">
          <table:table-cell table:number-columns-repeated="25"/>
        </table:table-row>
        <table:table-row table:style-name="ro1">
          <table:table-cell office:value-type="string">
            <text:p>Upgrade unlock</text:p>
          </table:table-cell>
          <table:table-cell table:style-name="ce13" office:value-type="string">
            <text:p>Ressources</text:p>
          </table:table-cell>
          <table:table-cell table:style-name="ce13" office:value-type="string">
            <text:p>Quest / Mission</text:p>
          </table:table-cell>
          <table:table-cell office:value-type="string">
            <text:p>Temps</text:p>
          </table:table-cell>
          <table:table-cell table:number-columns-repeated="21"/>
        </table:table-row>
        <table:table-row table:style-name="ro5">
          <table:table-cell table:number-columns-repeated="25"/>
        </table:table-row>
        <table:table-row table:style-name="ro1">
          <table:table-cell office:value-type="string">
            <text:p>Recrutements</text:p>
          </table:table-cell>
          <table:table-cell table:style-name="ce13" office:value-type="string">
            <text:p>RNG BG</text:p>
          </table:table-cell>
          <table:table-cell office:value-type="string">
            <text:p>Set BG</text:p>
          </table:table-cell>
          <table:table-cell table:style-name="ce13" office:value-type="string">
            <text:p>RNG Growth</text:p>
          </table:table-cell>
          <table:table-cell office:value-type="string">
            <text:p>Set Growth</text:p>
          </table:table-cell>
          <table:table-cell table:style-name="ce13" office:value-type="string">
            <text:p>Traits</text:p>
          </table:table-cell>
          <table:table-cell table:style-name="ce13" office:value-type="string">
            <text:p>Race</text:p>
          </table:table-cell>
          <table:table-cell table:number-columns-repeated="18"/>
        </table:table-row>
        <table:table-row table:style-name="ro5">
          <table:table-cell table:number-columns-repeated="25"/>
        </table:table-row>
        <table:table-row table:style-name="ro1">
          <table:table-cell/>
          <table:table-cell office:value-type="string">
            <text:p>Scroll to hire</text:p>
          </table:table-cell>
          <table:table-cell table:style-name="ce13" office:value-type="string">
            <text:p>Time to fill</text:p>
          </table:table-cell>
          <table:table-cell office:value-type="string">
            <text:p>Create on click</text:p>
          </table:table-cell>
          <table:table-cell table:style-name="ce13" office:value-type="string">
            <text:p>Tool filtre</text:p>
          </table:table-cell>
          <table:table-cell table:number-columns-repeated="20"/>
        </table:table-row>
        <table:table-row table:style-name="ro5">
          <table:table-cell table:number-columns-repeated="25"/>
        </table:table-row>
        <table:table-row table:style-name="ro1">
          <table:table-cell office:value-type="string">
            <text:p>Craft</text:p>
          </table:table-cell>
          <table:table-cell table:style-name="ce13" office:value-type="string">
            <text:p>Lootun</text:p>
          </table:table-cell>
          <table:table-cell table:style-name="ce13" office:value-type="string">
            <text:p>Craft generator</text:p>
          </table:table-cell>
          <table:table-cell table:style-name="ce13" office:value-type="string">
            <text:p>Tool filtre</text:p>
          </table:table-cell>
          <table:table-cell table:number-columns-repeated="21"/>
        </table:table-row>
        <table:table-row table:style-name="ro5">
          <table:table-cell table:number-columns-repeated="25"/>
        </table:table-row>
        <table:table-row table:style-name="ro5">
          <table:table-cell office:value-type="string">
            <text:p>Marchand</text:p>
          </table:table-cell>
          <table:table-cell table:style-name="ce13" office:value-type="string">
            <text:p>Aucun</text:p>
          </table:table-cell>
          <table:table-cell table:number-columns-repeated="23"/>
        </table:table-row>
        <table:table-row table:style-name="ro5">
          <table:table-cell table:number-columns-repeated="25"/>
        </table:table-row>
        <table:table-row table:style-name="ro1">
          <table:table-cell office:value-type="string">
            <text:p>Healer</text:p>
          </table:table-cell>
          <table:table-cell table:style-name="ce13" office:value-type="string">
            <text:p>Aucun</text:p>
          </table:table-cell>
          <table:table-cell table:number-columns-repeated="23"/>
        </table:table-row>
        <table:table-row table:style-name="ro5">
          <table:table-cell table:number-columns-repeated="25"/>
        </table:table-row>
        <table:table-row table:style-name="ro1">
          <table:table-cell office:value-type="string">
            <text:p>Idle collect</text:p>
          </table:table-cell>
          <table:table-cell office:value-type="string">
            <text:p>Aucun</text:p>
          </table:table-cell>
          <table:table-cell office:value-type="string">
            <text:p>Port</text:p>
          </table:table-cell>
          <table:table-cell table:style-name="ce13" office:value-type="string">
            <text:p>Produce jeu fermé</text:p>
          </table:table-cell>
          <table:table-cell office:value-type="string">
            <text:p>Farm manual</text:p>
          </table:table-cell>
          <table:table-cell table:style-name="ce13" office:value-type="string">
            <text:p>Farm auto</text:p>
          </table:table-cell>
          <table:table-cell table:number-columns-repeated="19"/>
        </table:table-row>
        <table:table-row table:style-name="ro5">
          <table:table-cell table:number-columns-repeated="25"/>
        </table:table-row>
        <table:table-row table:style-name="ro1">
          <table:table-cell office:value-type="string">
            <text:p>Adv Gestion</text:p>
          </table:table-cell>
          <table:table-cell office:value-type="string">
            <text:p>Aucun</text:p>
          </table:table-cell>
          <table:table-cell office:value-type="string">
            <text:p>Mood</text:p>
          </table:table-cell>
          <table:table-cell office:value-type="string">
            <text:p>Capacity max</text:p>
          </table:table-cell>
          <table:table-cell office:value-type="string">
            <text:p>Relation</text:p>
          </table:table-cell>
          <table:table-cell table:style-name="ce13" office:value-type="string">
            <text:p>Boulot dans le HUB</text:p>
          </table:table-cell>
          <table:table-cell table:number-columns-repeated="19"/>
        </table:table-row>
        <table:table-row table:style-name="ro5">
          <table:table-cell table:number-columns-repeated="25"/>
        </table:table-row>
        <table:table-row table:style-name="ro1">
          <table:table-cell office:value-type="string">
            <text:p>Mission</text:p>
          </table:table-cell>
          <table:table-cell table:style-name="ce14" office:value-type="string">
            <text:p>Aucun</text:p>
          </table:table-cell>
          <table:table-cell table:style-name="ce13" office:value-type="string">
            <text:p>Tool repeat / planing</text:p>
          </table:table-cell>
          <table:table-cell office:value-type="string">
            <text:p>Quest</text:p>
          </table:table-cell>
          <table:table-cell table:number-columns-repeated="21"/>
        </table:table-row>
        <table:table-row table:style-name="ro5">
          <table:table-cell table:number-columns-repeated="25"/>
        </table:table-row>
        <table:table-row table:style-name="ro1">
          <table:table-cell office:value-type="string">
            <text:p>Team building</text:p>
          </table:table-cell>
          <table:table-cell office:value-type="string">
            <text:p>Aucun</text:p>
          </table:table-cell>
          <table:table-cell table:style-name="ce13" office:value-type="string">
            <text:p>Custom BG</text:p>
          </table:table-cell>
          <table:table-cell table:style-name="ce13" office:value-type="string">
            <text:p>Buff</text:p>
          </table:table-cell>
          <table:table-cell table:style-name="ce13" office:value-type="string">
            <text:p>IA spéci</text:p>
          </table:table-cell>
          <table:table-cell table:style-name="ce13" office:value-type="string">
            <text:p>Requirement</text:p>
          </table:table-cell>
          <table:table-cell table:number-columns-repeated="19"/>
        </table:table-row>
        <table:table-row table:style-name="ro5">
          <table:table-cell table:number-columns-repeated="25"/>
        </table:table-row>
        <table:table-row table:style-name="ro1">
          <table:table-cell office:value-type="string">
            <text:p>Talent / skill</text:p>
          </table:table-cell>
          <table:table-cell office:value-type="string">
            <text:p>Aucun</text:p>
          </table:table-cell>
          <table:table-cell office:value-type="string">
            <text:p>Reincarnation </text:p>
          </table:table-cell>
          <table:table-cell table:style-name="ce13" office:value-type="string">
            <text:p>Devient prof</text:p>
          </table:table-cell>
          <table:table-cell table:style-name="ce13" office:value-type="string">
            <text:p>Proif training</text:p>
          </table:table-cell>
          <table:table-cell table:style-name="ce13" office:value-type="string">
            <text:p>Stats training</text:p>
          </table:table-cell>
          <table:table-cell table:number-columns-repeated="19"/>
        </table:table-row>
        <table:table-row table:style-name="ro5">
          <table:table-cell table:number-columns-repeated="25"/>
        </table:table-row>
        <table:table-row table:style-name="ro1">
          <table:table-cell office:value-type="string">
            <text:p>Croissance</text:p>
          </table:table-cell>
          <table:table-cell office:value-type="string">
            <text:p>Aucun</text:p>
          </table:table-cell>
          <table:table-cell table:style-name="ce13" office:value-type="string">
            <text:p>Placement batiment</text:p>
          </table:table-cell>
          <table:table-cell table:style-name="ce13" office:value-type="string">
            <text:p>Terrain expand</text:p>
          </table:table-cell>
          <table:table-cell table:style-name="ce13" office:value-type="string">
            <text:p>Gus qui bouge</text:p>
          </table:table-cell>
          <table:table-cell office:value-type="string">
            <text:p>Feature unlock</text:p>
          </table:table-cell>
          <table:table-cell table:number-columns-repeated="19"/>
        </table:table-row>
        <table:table-row table:style-name="ro5">
          <table:table-cell table:number-columns-repeated="25"/>
        </table:table-row>
        <table:table-row table:style-name="ro1">
          <table:table-cell office:value-type="string">
            <text:p>Scrap</text:p>
          </table:table-cell>
          <table:table-cell office:value-type="string">
            <text:p>Aucun</text:p>
          </table:table-cell>
          <table:table-cell table:style-name="ce13" office:value-type="string">
            <text:p>Dez</text:p>
          </table:table-cell>
          <table:table-cell table:style-name="ce13" office:value-type="string">
            <text:p>Sell</text:p>
          </table:table-cell>
          <table:table-cell table:style-name="ce13" office:value-type="string">
            <text:p>Tool</text:p>
          </table:table-cell>
          <table:table-cell table:number-columns-repeated="20"/>
        </table:table-row>
        <table:table-row table:style-name="ro5">
          <table:table-cell table:number-columns-repeated="25"/>
        </table:table-row>
        <table:table-row table:style-name="ro1">
          <table:table-cell office:value-type="string">
            <text:p>Blessure</text:p>
          </table:table-cell>
          <table:table-cell office:value-type="string">
            <text:p>Aucun</text:p>
          </table:table-cell>
          <table:table-cell office:value-type="string">
            <text:p>% HP</text:p>
          </table:table-cell>
          <table:table-cell table:style-name="ce13" office:value-type="string">
            <text:p>Permanent</text:p>
          </table:table-cell>
          <table:table-cell table:style-name="ce13" office:value-type="string">
            <text:p>Temp</text:p>
          </table:table-cell>
          <table:table-cell table:style-name="ce13" office:value-type="string">
            <text:p>Debuff</text:p>
          </table:table-cell>
          <table:table-cell table:number-columns-repeated="19"/>
        </table:table-row>
        <table:table-row table:style-name="ro5">
          <table:table-cell table:number-columns-repeated="25"/>
        </table:table-row>
        <table:table-row table:style-name="ro1">
          <table:table-cell office:value-type="string">
            <text:p>Permadeath</text:p>
          </table:table-cell>
          <table:table-cell office:value-type="string">
            <text:p>Non</text:p>
          </table:table-cell>
          <table:table-cell table:style-name="ce13" office:value-type="string">
            <text:p>% de chance</text:p>
          </table:table-cell>
          <table:table-cell table:style-name="ce13" office:value-type="string">
            <text:p>KO team = permadeath</text:p>
          </table:table-cell>
          <table:table-cell office:value-type="string">
            <text:p>KO = permadeath</text:p>
          </table:table-cell>
          <table:table-cell table:number-columns-repeated="20"/>
        </table:table-row>
        <table:table-row table:style-name="ro5" table:number-rows-repeated="3">
          <table:table-cell table:number-columns-repeated="25"/>
        </table:table-row>
        <table:table-row table:style-name="ro1">
          <table:table-cell office:value-type="string">
            <text:p>V1</text:p>
          </table:table-cell>
          <table:table-cell office:value-type="string">
            <text:p>Upgrade de tout</text:p>
          </table:table-cell>
          <table:table-cell office:value-type="string">
            <text:p>Ress / Quest selon les besoins GD</text:p>
          </table:table-cell>
          <table:table-cell table:number-columns-repeated="22"/>
        </table:table-row>
        <table:table-row table:style-name="ro2">
          <table:table-cell/>
          <table:table-cell office:value-type="string">
            <text:p>Recrutement bucket</text:p>
          </table:table-cell>
          <table:table-cell office:value-type="string">
            <text:p>Il arrive au fil du temps </text:p>
            <text:p>On peut filtrer</text:p>
          </table:table-cell>
          <table:table-cell table:number-columns-repeated="22"/>
        </table:table-row>
        <table:table-row table:style-name="ro1">
          <table:table-cell/>
          <table:table-cell office:value-type="string">
            <text:p>Heros </text:p>
          </table:table-cell>
          <table:table-cell office:value-type="string">
            <text:p>RNG (RACE / Traits / Growth / BG)</text:p>
          </table:table-cell>
          <table:table-cell table:number-columns-repeated="22"/>
        </table:table-row>
        <table:table-row table:style-name="ro1">
          <table:table-cell/>
          <table:table-cell office:value-type="string">
            <text:p>Craft</text:p>
          </table:table-cell>
          <table:table-cell office:value-type="string">
            <text:p>Simple à la Lootun</text:p>
          </table:table-cell>
          <table:table-cell table:number-columns-repeated="22"/>
        </table:table-row>
        <table:table-row table:style-name="ro2">
          <table:table-cell/>
          <table:table-cell office:value-type="string">
            <text:p>Craft generator</text:p>
          </table:table-cell>
          <table:table-cell office:value-type="string">
            <text:p>Generation de craft selon param</text:p>
            <text:p>Filtre pour auto scrap</text:p>
          </table:table-cell>
          <table:table-cell table:number-columns-repeated="22"/>
        </table:table-row>
        <table:table-row table:style-name="ro1">
          <table:table-cell/>
          <table:table-cell office:value-type="string">
            <text:p>Pas de marchand / healer</text:p>
          </table:table-cell>
          <table:table-cell table:number-columns-repeated="23"/>
        </table:table-row>
        <table:table-row table:style-name="ro1">
          <table:table-cell/>
          <table:table-cell office:value-type="string">
            <text:p>Idle collect</text:p>
          </table:table-cell>
          <table:table-cell office:value-type="string">
            <text:p>Lootun</text:p>
          </table:table-cell>
          <table:table-cell table:number-columns-repeated="22"/>
        </table:table-row>
        <table:table-row table:style-name="ro1">
          <table:table-cell/>
          <table:table-cell office:value-type="string">
            <text:p>Adv gestion</text:p>
          </table:table-cell>
          <table:table-cell office:value-type="string">
            <text:p>Placer l'aventurier dans un batiment</text:p>
          </table:table-cell>
          <table:table-cell table:number-columns-repeated="22"/>
        </table:table-row>
        <table:table-row table:style-name="ro1">
          <table:table-cell/>
          <table:table-cell office:value-type="string">
            <text:p>Mission</text:p>
          </table:table-cell>
          <table:table-cell office:value-type="string">
            <text:p>Tool de repeat / planning</text:p>
          </table:table-cell>
          <table:table-cell table:number-columns-repeated="22"/>
        </table:table-row>
        <table:table-row table:style-name="ro2">
          <table:table-cell/>
          <table:table-cell office:value-type="string">
            <text:p>Team building</text:p>
          </table:table-cell>
          <table:table-cell office:value-type="string">
            <text:p>Donne lieu a custom BG + buff + IA</text:p>
            <text:p>Besoin pour certaines quest / mission</text:p>
          </table:table-cell>
          <table:table-cell table:number-columns-repeated="22"/>
        </table:table-row>
        <table:table-row table:style-name="ro6">
          <table:table-cell/>
          <table:table-cell office:value-type="string">
            <text:p>Talent / skill</text:p>
          </table:table-cell>
          <table:table-cell office:value-type="string">
            <text:p>Transforme un héro en prof</text:p>
            <text:p>=&gt; enseigne ses proficient </text:p>
            <text:p>Trainning proifi / stats en safe space</text:p>
          </table:table-cell>
          <table:table-cell table:number-columns-repeated="22"/>
        </table:table-row>
        <table:table-row table:style-name="ro3">
          <table:table-cell/>
          <table:table-cell office:value-type="string">
            <text:p>Croissance</text:p>
          </table:table-cell>
          <table:table-cell office:value-type="string">
            <text:p>On construit la ville en plaçant les batiments</text:p>
            <text:p>On peut défriche</text:p>
            <text:p>On voit les gus vivre en ville</text:p>
            <text:p>Bonus de placement ?</text:p>
          </table:table-cell>
          <table:table-cell table:number-columns-repeated="22"/>
        </table:table-row>
        <table:table-row table:style-name="ro1">
          <table:table-cell/>
          <table:table-cell office:value-type="string">
            <text:p>Scrap</text:p>
          </table:table-cell>
          <table:table-cell office:value-type="string">
            <text:p>Tool auto sell / dez</text:p>
          </table:table-cell>
          <table:table-cell table:number-columns-repeated="22"/>
        </table:table-row>
        <table:table-row table:style-name="ro1">
          <table:table-cell/>
          <table:table-cell office:value-type="string">
            <text:p>Blessure</text:p>
          </table:table-cell>
          <table:table-cell office:value-type="string">
            <text:p>Debuff permanent / temp selon résultat missions</text:p>
          </table:table-cell>
          <table:table-cell table:number-columns-repeated="22"/>
        </table:table-row>
        <table:table-row table:style-name="ro2">
          <table:table-cell/>
          <table:table-cell office:value-type="string">
            <text:p>Permadeath</text:p>
          </table:table-cell>
          <table:table-cell office:value-type="string">
            <text:p>Si KO team =&gt; oui</text:p>
            <text:p>Si KO + fuite =&gt; % de chance</text:p>
          </table:table-cell>
          <table:table-cell table:number-columns-repeated="22"/>
        </table:table-row>
      </table:table>
      <table:table table:name="MissionAnalyze" table:style-name="ta1" table:print="false">
        <office:forms form:automatic-focus="false" form:apply-design-mode="false"/>
        <table:table-column table:style-name="co60" table:default-cell-style-name="Default"/>
        <table:table-column table:style-name="co3" table:number-columns-repeated="21" table:default-cell-style-name="Default"/>
        <table:table-row table:style-name="ro1">
          <table:table-cell/>
          <table:table-cell office:value-type="string">
            <text:p>Quest</text:p>
          </table:table-cell>
          <table:table-cell/>
          <table:table-cell office:value-type="string">
            <text:p>Simple</text:p>
          </table:table-cell>
          <table:table-cell/>
          <table:table-cell office:value-type="string">
            <text:p>Mid</text:p>
          </table:table-cell>
          <table:table-cell/>
          <table:table-cell office:value-type="string">
            <text:p>Endgame</text:p>
          </table:table-cell>
          <table:table-cell/>
          <table:table-cell office:value-type="string">
            <text:p>Permadeath</text:p>
          </table:table-cell>
          <table:table-cell/>
          <table:table-cell office:value-type="string">
            <text:p>Blessure</text:p>
          </table:table-cell>
          <table:table-cell/>
          <table:table-cell office:value-type="string">
            <text:p>Tool</text:p>
          </table:table-cell>
          <table:table-cell/>
          <table:table-cell office:value-type="string">
            <text:p>Loot</text:p>
          </table:table-cell>
          <table:table-cell/>
          <table:table-cell office:value-type="string">
            <text:p>HRHR</text:p>
          </table:table-cell>
          <table:table-cell/>
          <table:table-cell office:value-type="string">
            <text:p>Unique</text:p>
          </table:table-cell>
          <table:table-cell/>
          <table:table-cell office:value-type="string">
            <text:p>Filler</text:p>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table:table-row>
        <table:table-row table:style-name="ro9">
          <table:table-cell office:value-type="string">
            <text:p>Loot of Baal</text:p>
          </table:table-cell>
          <table:table-cell table:number-columns-repeated="21"/>
        </table:table-row>
        <table:table-row table:style-name="ro9">
          <table:table-cell office:value-type="string">
            <text:p>Hades</text:p>
          </table:table-cell>
          <table:table-cell table:number-columns-repeated="21"/>
        </table:table-row>
        <table:table-row table:style-name="ro9">
          <table:table-cell office:value-type="string">
            <text:p>Our aventurer guild</text:p>
          </table:table-cell>
          <table:table-cell table:number-columns-repeated="21"/>
        </table:table-row>
        <table:table-row table:style-name="ro9">
          <table:table-cell office:value-type="string">
            <text:p>Lootun</text:p>
          </table:table-cell>
          <table:table-cell table:number-columns-repeated="21"/>
        </table:table-row>
      </table:table>
      <table:table table:name="RNG Ideas" table:style-name="ta1" table:print="false">
        <office:forms form:automatic-focus="false" form:apply-design-mode="false"/>
        <table:table-column table:style-name="co61" table:default-cell-style-name="Default"/>
        <table:table-column table:style-name="co3" table:number-columns-repeated="3" table:default-cell-style-name="Default"/>
        <table:table-column table:style-name="co62" table:default-cell-style-name="Default"/>
        <table:table-column table:style-name="co3" table:default-cell-style-name="Default"/>
        <table:table-row table:style-name="ro1">
          <table:table-cell office:value-type="string">
            <text:p>Good</text:p>
          </table:table-cell>
          <table:table-cell office:value-type="string">
            <text:p>Details</text:p>
          </table:table-cell>
          <table:table-cell table:number-columns-repeated="2"/>
          <table:table-cell office:value-type="string">
            <text:p>Bad</text:p>
          </table:table-cell>
          <table:table-cell office:value-type="string">
            <text:p>Details</text:p>
          </table:table-cell>
        </table:table-row>
        <table:table-row table:style-name="ro1">
          <table:table-cell office:value-type="string">
            <text:p>Collecte de ressources offline</text:p>
          </table:table-cell>
          <table:table-cell table:number-columns-repeated="3"/>
          <table:table-cell office:value-type="string">
            <text:p>Tuto plein ecran de texte</text:p>
          </table:table-cell>
          <table:table-cell/>
        </table:table-row>
        <table:table-row table:style-name="ro1">
          <table:table-cell office:value-type="string">
            <text:p>Notif de Loot OP</text:p>
          </table:table-cell>
          <table:table-cell table:number-columns-repeated="3"/>
          <table:table-cell office:value-type="string">
            <text:p>Ui button / icon de text en hover même style</text:p>
          </table:table-cell>
          <table:table-cell/>
        </table:table-row>
        <table:table-row table:style-name="ro1">
          <table:table-cell office:value-type="string">
            <text:p>Perso custom nom icon</text:p>
          </table:table-cell>
          <table:table-cell table:number-columns-repeated="3"/>
          <table:table-cell office:value-type="string">
            <text:p>Temps d'attente entre les fights sans raison</text:p>
          </table:table-cell>
          <table:table-cell/>
        </table:table-row>
        <table:table-row table:style-name="ro1">
          <table:table-cell office:value-type="string">
            <text:p>Compare item qui donne % def % dmg</text:p>
          </table:table-cell>
          <table:table-cell table:number-columns-repeated="3"/>
          <table:table-cell office:value-type="string">
            <text:p>Aucune vie hormis les bars et dmg</text:p>
          </table:table-cell>
          <table:table-cell/>
        </table:table-row>
        <table:table-row table:style-name="ro1">
          <table:table-cell office:value-type="string">
            <text:p>Equip même quand le gus est en mission</text:p>
          </table:table-cell>
          <table:table-cell table:number-columns-repeated="3"/>
          <table:table-cell office:value-type="string">
            <text:p>Items avec taille</text:p>
          </table:table-cell>
          <table:table-cell/>
        </table:table-row>
        <table:table-row table:style-name="ro1">
          <table:table-cell office:value-type="string">
            <text:p>Glossaire in game</text:p>
          </table:table-cell>
          <table:table-cell table:number-columns-repeated="5"/>
        </table:table-row>
        <table:table-row table:style-name="ro1">
          <table:table-cell office:value-type="string">
            <text:p>Faire un donjon en boucle = + de loot / XP</text:p>
          </table:table-cell>
          <table:table-cell table:number-columns-repeated="5"/>
        </table:table-row>
        <table:table-row table:style-name="ro1">
          <table:table-cell office:value-type="string">
            <text:p>Auto upgrade lvl des donjons</text:p>
          </table:table-cell>
          <table:table-cell table:number-columns-repeated="5"/>
        </table:table-row>
        <table:table-row table:style-name="ro1">
          <table:table-cell office:value-type="string">
            <text:p>Achivement = bonus</text:p>
          </table:table-cell>
          <table:table-cell table:number-columns-repeated="5"/>
        </table:table-row>
        <table:table-row table:style-name="ro1">
          <table:table-cell office:value-type="string">
            <text:p>System de qualité sur les enemy = difficulté + loot</text:p>
          </table:table-cell>
          <table:table-cell table:number-columns-repeated="5"/>
        </table:table-row>
        <table:table-row table:style-name="ro1">
          <table:table-cell office:value-type="string">
            <text:p>Empower element sur enemy</text:p>
          </table:table-cell>
          <table:table-cell table:number-columns-repeated="5"/>
        </table:table-row>
        <table:table-row table:style-name="ro5">
          <table:table-cell office:value-type="string">
            <text:p>Custom talent sur donjon</text:p>
          </table:table-cell>
          <table:table-cell table:number-columns-repeated="5"/>
        </table:table-row>
        <table:table-row table:style-name="ro1">
          <table:table-cell office:value-type="string">
            <text:p>Task passif = loot</text:p>
          </table:table-cell>
          <table:table-cell table:number-columns-repeated="5"/>
        </table:table-row>
        <table:table-row table:style-name="ro1">
          <table:table-cell office:value-type="string">
            <text:p>DPS Metter</text:p>
          </table:table-cell>
          <table:table-cell table:number-columns-repeated="5"/>
        </table:table-row>
        <table:table-row table:style-name="ro5">
          <table:table-cell office:value-type="string">
            <text:p>Ressource qualité + rang</text:p>
          </table:table-cell>
          <table:table-cell table:number-columns-repeated="5"/>
        </table:table-row>
        <table:table-row table:style-name="ro1">
          <table:table-cell office:value-type="string">
            <text:p>Bag settings = Permet de choisir ce qu'on reçoit</text:p>
          </table:table-cell>
          <table:table-cell table:number-columns-repeated="5"/>
        </table:table-row>
        <table:table-row table:style-name="ro5">
          <table:table-cell office:value-type="string">
            <text:p>Sort fonctionnel</text:p>
          </table:table-cell>
          <table:table-cell table:number-columns-repeated="5"/>
        </table:table-row>
        <table:table-row table:style-name="ro1">
          <table:table-cell office:value-type="string">
            <text:p>Séparation de stats off / def par couleur et type</text:p>
          </table:table-cell>
          <table:table-cell table:number-columns-repeated="5"/>
        </table:table-row>
        <table:table-row table:style-name="ro1">
          <table:table-cell office:value-type="string">
            <text:p>Item comparator = speed up comparaison sur multiple perso</text:p>
          </table:table-cell>
          <table:table-cell table:number-columns-repeated="5"/>
        </table:table-row>
        <table:table-row table:style-name="ro1">
          <table:table-cell office:value-type="string">
            <text:p>Scrapper inventory</text:p>
          </table:table-cell>
          <table:table-cell table:number-columns-repeated="5"/>
        </table:table-row>
        <table:table-row table:style-name="ro1">
          <table:table-cell office:value-type="string">
            <text:p>System de tag pour les techniques</text:p>
          </table:table-cell>
          <table:table-cell table:number-columns-repeated="5"/>
        </table:table-row>
        <table:table-row table:style-name="ro1">
          <table:table-cell office:value-type="string">
            <text:p>Best equip</text:p>
          </table:table-cell>
          <table:table-cell table:number-columns-repeated="5"/>
        </table:table-row>
        <table:table-row table:style-name="ro5">
          <table:table-cell office:value-type="string">
            <text:p>Ville avec les héros qui anime</text:p>
          </table:table-cell>
          <table:table-cell table:number-columns-repeated="5"/>
        </table:table-row>
      </table:table>
      <table:table table:name="Art" table:style-name="ta1" table:print="false">
        <office:forms form:automatic-focus="false" form:apply-design-mode="false"/>
        <table:table-column table:style-name="co63" table:default-cell-style-name="Default"/>
        <table:table-column table:style-name="co3" table:number-columns-repeated="2" table:default-cell-style-name="Default"/>
        <table:table-column table:style-name="co64" table:default-cell-style-name="Default"/>
        <table:table-column table:style-name="co3" table:number-columns-repeated="3" table:default-cell-style-name="Default"/>
        <table:table-row table:style-name="ro15">
          <table:table-cell table:style-name="ce15" office:value-type="string">
            <text:p>Univers</text:p>
          </table:table-cell>
          <table:table-cell table:number-columns-repeated="2"/>
          <table:table-cell table:style-name="ce16" office:value-type="string">
            <text:p>Réfs</text:p>
          </table:table-cell>
          <table:table-cell office:value-type="string">
            <text:p>Colors</text:p>
          </table:table-cell>
          <table:table-cell office:value-type="string">
            <text:p>Univers</text:p>
          </table:table-cell>
          <table:table-cell office:value-type="string">
            <text:p>Style</text:p>
          </table:table-cell>
        </table:table-row>
        <table:table-row table:style-name="ro5">
          <table:table-cell office:value-type="string">
            <text:p>Fantastique</text:p>
          </table:table-cell>
          <table:table-cell table:number-columns-repeated="2"/>
          <table:table-cell office:value-type="string">
            <text:p>The Last spell</text:p>
          </table:table-cell>
          <table:table-cell/>
          <table:table-cell table:number-columns-repeated="2" office:value-type="string">
            <text:p>x</text:p>
          </table:table-cell>
        </table:table-row>
        <table:table-row table:style-name="ro5">
          <table:table-cell office:value-type="string">
            <text:p>Futuriste</text:p>
          </table:table-cell>
          <table:table-cell table:number-columns-repeated="2"/>
          <table:table-cell office:value-type="string">
            <text:p>WoW</text:p>
          </table:table-cell>
          <table:table-cell/>
          <table:table-cell office:value-type="string">
            <text:p>x</text:p>
          </table:table-cell>
          <table:table-cell/>
        </table:table-row>
        <table:table-row table:style-name="ro5">
          <table:table-cell office:value-type="string">
            <text:p>Love craft</text:p>
          </table:table-cell>
          <table:table-cell table:number-columns-repeated="2"/>
          <table:table-cell office:value-type="string">
            <text:p>Grimgar no ash</text:p>
          </table:table-cell>
          <table:table-cell/>
          <table:table-cell table:number-columns-repeated="2" office:value-type="string">
            <text:p>x</text:p>
          </table:table-cell>
        </table:table-row>
        <table:table-row table:style-name="ro5">
          <table:table-cell office:value-type="string">
            <text:p>Contemporain</text:p>
          </table:table-cell>
          <table:table-cell table:number-columns-repeated="2"/>
          <table:table-cell office:value-type="string">
            <text:p>Hades</text:p>
          </table:table-cell>
          <table:table-cell table:number-columns-repeated="3" office:value-type="string">
            <text:p>x</text:p>
          </table:table-cell>
        </table:table-row>
        <table:table-row table:style-name="ro5">
          <table:table-cell office:value-type="string">
            <text:p>Mythologique</text:p>
          </table:table-cell>
          <table:table-cell table:number-columns-repeated="2"/>
          <table:table-cell office:value-type="string">
            <text:p>Persona 5</text:p>
          </table:table-cell>
          <table:table-cell office:value-type="string">
            <text:p>x</text:p>
          </table:table-cell>
          <table:table-cell/>
          <table:table-cell office:value-type="string">
            <text:p>x</text:p>
          </table:table-cell>
        </table:table-row>
        <table:table-row table:style-name="ro5">
          <table:table-cell table:number-columns-repeated="3"/>
          <table:table-cell office:value-type="string">
            <text:p>Labyrinth of Galeria</text:p>
          </table:table-cell>
          <table:table-cell/>
          <table:table-cell table:number-columns-repeated="2" office:value-type="string">
            <text:p>x</text:p>
          </table:table-cell>
        </table:table-row>
        <table:table-row table:style-name="ro5">
          <table:table-cell table:number-columns-repeated="3"/>
          <table:table-cell office:value-type="string">
            <text:p>Etiran odissey</text:p>
          </table:table-cell>
          <table:table-cell table:number-columns-repeated="3"/>
        </table:table-row>
        <table:table-row table:style-name="ro5">
          <table:table-cell table:number-columns-repeated="3"/>
          <table:table-cell office:value-type="string">
            <text:p>Crystal Project</text:p>
          </table:table-cell>
          <table:table-cell table:number-columns-repeated="2"/>
          <table:table-cell office:value-type="string">
            <text:p>x</text:p>
          </table:table-cell>
        </table:table-row>
        <table:table-row table:style-name="ro5">
          <table:table-cell table:number-columns-repeated="3"/>
          <table:table-cell office:value-type="string">
            <text:p>SMT 4</text:p>
          </table:table-cell>
          <table:table-cell table:number-columns-repeated="3" office:value-type="string">
            <text:p>x</text:p>
          </table:table-cell>
        </table:table-row>
        <table:table-row table:style-name="ro5">
          <table:table-cell table:number-columns-repeated="3"/>
          <table:table-cell office:value-type="string">
            <text:p>Octopath traveler</text:p>
          </table:table-cell>
          <table:table-cell office:value-type="string">
            <text:p>x</text:p>
          </table:table-cell>
          <table:table-cell/>
          <table:table-cell office:value-type="string">
            <text:p>x</text:p>
          </table:table-cell>
        </table:table-row>
        <table:table-row table:style-name="ro5">
          <table:table-cell table:number-columns-repeated="3"/>
          <table:table-cell office:value-type="string">
            <text:p>Despot game</text:p>
          </table:table-cell>
          <table:table-cell table:number-columns-repeated="2"/>
          <table:table-cell office:value-type="string">
            <text:p>x</text:p>
          </table:table-cell>
        </table:table-row>
        <table:table-row table:style-name="ro5">
          <table:table-cell table:number-columns-repeated="3"/>
          <table:table-cell office:value-type="string">
            <text:p>Disgaea</text:p>
          </table:table-cell>
          <table:table-cell table:number-columns-repeated="3"/>
        </table:table-row>
        <table:table-row table:style-name="ro5">
          <table:table-cell table:number-columns-repeated="3"/>
          <table:table-cell office:value-type="string">
            <text:p>Curse of the dead gods</text:p>
          </table:table-cell>
          <table:table-cell office:value-type="string">
            <text:p>x</text:p>
          </table:table-cell>
          <table:table-cell/>
          <table:table-cell office:value-type="string">
            <text:p>x</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1-14">14/11/2025</text:date>, <text:time>17:04: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Petiot</meta:initial-creator>
    <meta:creation-date>2025-08-21T11:28:21.32</meta:creation-date>
    <dc:date>2025-11-14T17:04:16.44</dc:date>
    <meta:editing-duration>P2DT13H27M57S</meta:editing-duration>
    <meta:editing-cycles>59</meta:editing-cycles>
    <meta:generator>OpenOffice/4.1.15$Win32 OpenOffice.org_project/4115m2$Build-9813</meta:generator>
    <meta:document-statistic meta:table-count="13" meta:cell-count="1391" meta:object-count="0"/>
  </office:meta>
</office:document-meta>
</file>